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99in" fo:margin-top="0in" fo:margin-bottom="0in" table:align="left"/>
    </style:style>
    <style:style style:name="Table1.A" style:family="table-column">
      <style:table-column-properties style:column-width="1.466in"/>
    </style:style>
    <style:style style:name="Table1.B" style:family="table-column">
      <style:table-column-properties style:column-width="5.0333in"/>
    </style:style>
    <style:style style:name="Table1.1" style:family="table-row">
      <style:table-row-properties style:min-row-height="0.5556in" fo:keep-together="auto"/>
    </style:style>
    <style:style style:name="Table1.A1" style:family="table-cell">
      <style:table-cell-properties style:vertical-align="" fo:background-color="#ffffff" fo:padding="0.0694in" fo:border="0.75pt solid #00000a">
        <style:background-image/>
      </style:table-cell-properties>
    </style:style>
    <style:style style:name="Table1.2" style:family="table-row">
      <style:table-row-properties style:min-row-height="0.9444in" fo:keep-together="auto"/>
    </style:style>
    <style:style style:name="Table1.5" style:family="table-row">
      <style:table-row-properties style:min-row-height="4.1806in" fo:keep-together="auto"/>
    </style:style>
    <style:style style:name="Table1.7" style:family="table-row">
      <style:table-row-properties style:min-row-height="2.3472in" fo:keep-together="auto"/>
    </style:style>
    <style:style style:name="Table1.8" style:family="table-row">
      <style:table-row-properties style:min-row-height="1.8056in" fo:keep-together="auto"/>
    </style:style>
    <style:style style:name="Table2" style:family="table">
      <style:table-properties style:width="6.5in" fo:margin-left="-0.0799in" fo:margin-top="0in" fo:margin-bottom="0in" table:align="left"/>
    </style:style>
    <style:style style:name="Table2.A" style:family="table-column">
      <style:table-column-properties style:column-width="1.1507in"/>
    </style:style>
    <style:style style:name="Table2.B" style:family="table-column">
      <style:table-column-properties style:column-width="5.3486in"/>
    </style:style>
    <style:style style:name="Table2.1" style:family="table-row">
      <style:table-row-properties style:min-row-height="0.5556in" fo:keep-together="auto"/>
    </style:style>
    <style:style style:name="Table2.A1" style:family="table-cell">
      <style:table-cell-properties style:vertical-align="" fo:background-color="#ffffff" fo:padding="0.0694in" fo:border="0.75pt solid #00000a">
        <style:background-image/>
      </style:table-cell-properties>
    </style:style>
    <style:style style:name="Table2.2" style:family="table-row">
      <style:table-row-properties style:min-row-height="1.1944in" fo:keep-together="auto"/>
    </style:style>
    <style:style style:name="Table2.8" style:family="table-row">
      <style:table-row-properties style:min-row-height="0.9444in" fo:keep-together="auto"/>
    </style:style>
    <style:style style:name="Table2.9" style:family="table-row">
      <style:table-row-properties style:min-row-height="1.5556in" fo:keep-together="auto"/>
    </style:style>
    <style:style style:name="Table3" style:family="table">
      <style:table-properties style:width="6.5in" fo:margin-left="-0.0799in" fo:margin-top="0in" fo:margin-bottom="0in" table:align="left"/>
    </style:style>
    <style:style style:name="Table3.A" style:family="table-column">
      <style:table-column-properties style:column-width="1.2951in"/>
    </style:style>
    <style:style style:name="Table3.C" style:family="table-column">
      <style:table-column-properties style:column-width="1.3035in"/>
    </style:style>
    <style:style style:name="Table3.D" style:family="table-column">
      <style:table-column-properties style:column-width="1.3104in"/>
    </style:style>
    <style:style style:name="Table3.E" style:family="table-column">
      <style:table-column-properties style:column-width="1.2958in"/>
    </style:style>
    <style:style style:name="Table3.1" style:family="table-row">
      <style:table-row-properties style:min-row-height="0.5417in" fo:keep-together="auto"/>
    </style:style>
    <style:style style:name="Table3.A1" style:family="table-cell">
      <style:table-cell-properties style:vertical-align="" fo:padding="0.0694in" fo:border="0.75pt solid #00000a"/>
    </style:style>
    <style:style style:name="Table3.2" style:family="table-row">
      <style:table-row-properties style:min-row-height="0.7222in" fo:keep-together="auto"/>
    </style:style>
    <style:style style:name="Table3.6" style:family="table-row">
      <style:table-row-properties style:min-row-height="0.8889in" fo:keep-together="auto"/>
    </style:style>
    <style:style style:name="Table3.10" style:family="table-row">
      <style:table-row-properties style:min-row-height="0.5278in" fo:keep-together="auto"/>
    </style:style>
    <style:style style:name="Table3.13" style:family="table-row">
      <style:table-row-properties style:min-row-height="0.875in" fo:keep-together="auto"/>
    </style:style>
    <style:style style:name="Table4" style:family="table">
      <style:table-properties style:width="6.4993in" fo:margin-left="-0.0799in" fo:margin-top="0in" fo:margin-bottom="0in" table:align="left"/>
    </style:style>
    <style:style style:name="Table4.A" style:family="table-column">
      <style:table-column-properties style:column-width="1.4229in"/>
    </style:style>
    <style:style style:name="Table4.B" style:family="table-column">
      <style:table-column-properties style:column-width="2.5417in"/>
    </style:style>
    <style:style style:name="Table4.C" style:family="table-column">
      <style:table-column-properties style:column-width="2.5347in"/>
    </style:style>
    <style:style style:name="Table4.1" style:family="table-row">
      <style:table-row-properties style:min-row-height="2.7222in" fo:keep-together="auto"/>
    </style:style>
    <style:style style:name="Table4.A1" style:family="table-cell">
      <style:table-cell-properties style:vertical-align="" fo:padding="0.0694in" fo:border="0.75pt solid #00000a"/>
    </style:style>
    <style:style style:name="Table4.2" style:family="table-row">
      <style:table-row-properties style:min-row-height="4.5417in" fo:keep-together="auto"/>
    </style:style>
    <style:style style:name="Table4.3" style:family="table-row">
      <style:table-row-properties style:min-row-height="5.2639in" fo:keep-together="auto"/>
    </style:style>
    <style:style style:name="Table4.4" style:family="table-row">
      <style:table-row-properties style:min-row-height="3.4444in" fo:keep-together="auto"/>
    </style:style>
    <style:style style:name="Table5" style:family="table">
      <style:table-properties style:width="6.5in" fo:margin-left="-0.0799in" fo:margin-top="0in" fo:margin-bottom="0in" table:align="left"/>
    </style:style>
    <style:style style:name="Table5.A" style:family="table-column">
      <style:table-column-properties style:column-width="1.1493in"/>
    </style:style>
    <style:style style:name="Table5.B" style:family="table-column">
      <style:table-column-properties style:column-width="0.8382in"/>
    </style:style>
    <style:style style:name="Table5.C" style:family="table-column">
      <style:table-column-properties style:column-width="1.1in"/>
    </style:style>
    <style:style style:name="Table5.D" style:family="table-column">
      <style:table-column-properties style:column-width="1.1417in"/>
    </style:style>
    <style:style style:name="Table5.E" style:family="table-column">
      <style:table-column-properties style:column-width="1.1424in"/>
    </style:style>
    <style:style style:name="Table5.F" style:family="table-column">
      <style:table-column-properties style:column-width="1.1278in"/>
    </style:style>
    <style:style style:name="Table5.1" style:family="table-row">
      <style:table-row-properties style:min-row-height="0.875in" fo:keep-together="auto"/>
    </style:style>
    <style:style style:name="Table5.A1" style:family="table-cell">
      <style:table-cell-properties style:vertical-align="" fo:background-color="#ffffff" fo:padding="0.0694in" fo:border="0.75pt solid #999999">
        <style:background-image/>
      </style:table-cell-properties>
    </style:style>
    <style:style style:name="Table5.B1" style:family="table-cell">
      <style:table-cell-properties style:vertical-align="" fo:background-color="#e6e6e6" fo:padding="0.0694in" fo:border="0.75pt solid #999999">
        <style:background-image/>
      </style:table-cell-properties>
    </style:style>
    <style:style style:name="Table5.2" style:family="table-row">
      <style:table-row-properties style:min-row-height="0.7083in" fo:keep-together="auto"/>
    </style:style>
    <style:style style:name="Table5.A2" style:family="table-cell">
      <style:table-cell-properties style:vertical-align="" fo:padding="0.0694in" fo:border="0.75pt solid #999999"/>
    </style:style>
    <style:style style:name="Table5.B2" style:family="table-cell">
      <style:table-cell-properties style:vertical-align="" fo:padding="0.0694in" fo:border="0.75pt solid #999999"/>
    </style:style>
    <style:style style:name="Table5.C2" style:family="table-cell">
      <style:table-cell-properties style:vertical-align="" fo:padding="0.0694in" fo:border="0.75pt solid #999999"/>
    </style:style>
    <style:style style:name="Table5.D2" style:family="table-cell">
      <style:table-cell-properties style:vertical-align="" fo:padding="0.0694in" fo:border="0.75pt solid #999999"/>
    </style:style>
    <style:style style:name="Table5.E2" style:family="table-cell">
      <style:table-cell-properties style:vertical-align="" fo:padding="0.0694in" fo:border="0.75pt solid #999999"/>
    </style:style>
    <style:style style:name="Table5.F2" style:family="table-cell">
      <style:table-cell-properties style:vertical-align="" fo:padding="0.0694in" fo:border="0.75pt solid #999999"/>
    </style:style>
    <style:style style:name="Table5.A3" style:family="table-cell">
      <style:table-cell-properties style:vertical-align="" fo:padding="0.0694in" fo:border="0.75pt solid #999999"/>
    </style:style>
    <style:style style:name="Table5.B3" style:family="table-cell">
      <style:table-cell-properties style:vertical-align="" fo:padding="0.0694in" fo:border="0.75pt solid #999999"/>
    </style:style>
    <style:style style:name="Table5.C3" style:family="table-cell">
      <style:table-cell-properties style:vertical-align="" fo:padding="0.0694in" fo:border="0.75pt solid #999999"/>
    </style:style>
    <style:style style:name="Table5.D3" style:family="table-cell">
      <style:table-cell-properties style:vertical-align="" fo:padding="0.0694in" fo:border="0.75pt solid #999999"/>
    </style:style>
    <style:style style:name="Table5.E3" style:family="table-cell">
      <style:table-cell-properties style:vertical-align="" fo:padding="0.0694in" fo:border="0.75pt solid #999999"/>
    </style:style>
    <style:style style:name="Table5.F3" style:family="table-cell">
      <style:table-cell-properties style:vertical-align="" fo:padding="0.0694in" fo:border="0.75pt solid #999999"/>
    </style:style>
    <style:style style:name="Table5.A4" style:family="table-cell">
      <style:table-cell-properties style:vertical-align="" fo:padding="0.0694in" fo:border="0.75pt solid #999999"/>
    </style:style>
    <style:style style:name="Table5.B4" style:family="table-cell">
      <style:table-cell-properties style:vertical-align="" fo:padding="0.0694in" fo:border="0.75pt solid #999999"/>
    </style:style>
    <style:style style:name="Table5.C4" style:family="table-cell">
      <style:table-cell-properties style:vertical-align="" fo:padding="0.0694in" fo:border="0.75pt solid #999999"/>
    </style:style>
    <style:style style:name="Table5.D4" style:family="table-cell">
      <style:table-cell-properties style:vertical-align="" fo:padding="0.0694in" fo:border="0.75pt solid #999999"/>
    </style:style>
    <style:style style:name="Table5.E4" style:family="table-cell">
      <style:table-cell-properties style:vertical-align="" fo:padding="0.0694in" fo:border="0.75pt solid #999999"/>
    </style:style>
    <style:style style:name="Table5.F4" style:family="table-cell">
      <style:table-cell-properties style:vertical-align="" fo:padding="0.0694in" fo:border="0.75pt solid #999999"/>
    </style:style>
    <style:style style:name="Table5.A5" style:family="table-cell">
      <style:table-cell-properties style:vertical-align="" fo:padding="0.0694in" fo:border="0.75pt solid #999999"/>
    </style:style>
    <style:style style:name="Table5.B5" style:family="table-cell">
      <style:table-cell-properties style:vertical-align="" fo:padding="0.0694in" fo:border="0.75pt solid #999999"/>
    </style:style>
    <style:style style:name="Table5.C5" style:family="table-cell">
      <style:table-cell-properties style:vertical-align="" fo:padding="0.0694in" fo:border="0.75pt solid #999999"/>
    </style:style>
    <style:style style:name="Table5.D5" style:family="table-cell">
      <style:table-cell-properties style:vertical-align="" fo:padding="0.0694in" fo:border="0.75pt solid #999999"/>
    </style:style>
    <style:style style:name="Table5.E5" style:family="table-cell">
      <style:table-cell-properties style:vertical-align="" fo:padding="0.0694in" fo:border="0.75pt solid #999999"/>
    </style:style>
    <style:style style:name="Table5.F5" style:family="table-cell">
      <style:table-cell-properties style:vertical-align="" fo:padding="0.0694in" fo:border="0.75pt solid #999999"/>
    </style:style>
    <style:style style:name="Table5.A6" style:family="table-cell">
      <style:table-cell-properties style:vertical-align="" fo:padding="0.0694in" fo:border="0.75pt solid #999999"/>
    </style:style>
    <style:style style:name="Table5.B6" style:family="table-cell">
      <style:table-cell-properties style:vertical-align="" fo:padding="0.0694in" fo:border="0.75pt solid #999999"/>
    </style:style>
    <style:style style:name="Table5.C6" style:family="table-cell">
      <style:table-cell-properties style:vertical-align="" fo:padding="0.0694in" fo:border="0.75pt solid #999999"/>
    </style:style>
    <style:style style:name="Table5.D6" style:family="table-cell">
      <style:table-cell-properties style:vertical-align="" fo:padding="0.0694in" fo:border="0.75pt solid #999999"/>
    </style:style>
    <style:style style:name="Table5.E6" style:family="table-cell">
      <style:table-cell-properties style:vertical-align="" fo:padding="0.0694in" fo:border="0.75pt solid #999999"/>
    </style:style>
    <style:style style:name="Table5.F6" style:family="table-cell">
      <style:table-cell-properties style:vertical-align="" fo:padding="0.0694in" fo:border="0.75pt solid #999999"/>
    </style:style>
    <style:style style:name="Table5.A7" style:family="table-cell">
      <style:table-cell-properties style:vertical-align="" fo:padding="0.0694in" fo:border="0.75pt solid #999999"/>
    </style:style>
    <style:style style:name="Table5.B7" style:family="table-cell">
      <style:table-cell-properties style:vertical-align="" fo:padding="0.0694in" fo:border="0.75pt solid #999999"/>
    </style:style>
    <style:style style:name="Table5.C7" style:family="table-cell">
      <style:table-cell-properties style:vertical-align="" fo:padding="0.0694in" fo:border="0.75pt solid #999999"/>
    </style:style>
    <style:style style:name="Table5.D7" style:family="table-cell">
      <style:table-cell-properties style:vertical-align="" fo:padding="0.0694in" fo:border="0.75pt solid #999999"/>
    </style:style>
    <style:style style:name="Table5.E7" style:family="table-cell">
      <style:table-cell-properties style:vertical-align="" fo:padding="0.0694in" fo:border="0.75pt solid #999999"/>
    </style:style>
    <style:style style:name="Table5.F7" style:family="table-cell">
      <style:table-cell-properties style:vertical-align="" fo:padding="0.0694in" fo:border="0.75pt solid #999999"/>
    </style:style>
    <style:style style:name="Table5.A8" style:family="table-cell">
      <style:table-cell-properties style:vertical-align="" fo:padding="0.0694in" fo:border="0.75pt solid #999999"/>
    </style:style>
    <style:style style:name="Table5.B8" style:family="table-cell">
      <style:table-cell-properties style:vertical-align="" fo:padding="0.0694in" fo:border="0.75pt solid #999999"/>
    </style:style>
    <style:style style:name="Table5.C8" style:family="table-cell">
      <style:table-cell-properties style:vertical-align="" fo:padding="0.0694in" fo:border="0.75pt solid #999999"/>
    </style:style>
    <style:style style:name="Table5.D8" style:family="table-cell">
      <style:table-cell-properties style:vertical-align="" fo:padding="0.0694in" fo:border="0.75pt solid #999999"/>
    </style:style>
    <style:style style:name="Table5.E8" style:family="table-cell">
      <style:table-cell-properties style:vertical-align="" fo:padding="0.0694in" fo:border="0.75pt solid #999999"/>
    </style:style>
    <style:style style:name="Table5.F8" style:family="table-cell">
      <style:table-cell-properties style:vertical-align="" fo:padding="0.0694in" fo:border="0.75pt solid #999999"/>
    </style:style>
    <style:style style:name="Table5.A9" style:family="table-cell">
      <style:table-cell-properties style:vertical-align="" fo:padding="0.0694in" fo:border="0.75pt solid #999999"/>
    </style:style>
    <style:style style:name="Table5.B9" style:family="table-cell">
      <style:table-cell-properties style:vertical-align="" fo:padding="0.0694in" fo:border="0.75pt solid #999999"/>
    </style:style>
    <style:style style:name="Table5.C9" style:family="table-cell">
      <style:table-cell-properties style:vertical-align="" fo:padding="0.0694in" fo:border="0.75pt solid #999999"/>
    </style:style>
    <style:style style:name="Table5.D9" style:family="table-cell">
      <style:table-cell-properties style:vertical-align="" fo:padding="0.0694in" fo:border="0.75pt solid #999999"/>
    </style:style>
    <style:style style:name="Table5.E9" style:family="table-cell">
      <style:table-cell-properties style:vertical-align="" fo:padding="0.0694in" fo:border="0.75pt solid #999999"/>
    </style:style>
    <style:style style:name="Table5.F9" style:family="table-cell">
      <style:table-cell-properties style:vertical-align="" fo:padding="0.0694in" fo:border="0.75pt solid #999999"/>
    </style:style>
    <style:style style:name="Table5.10" style:family="table-row">
      <style:table-row-properties style:min-row-height="0.7639in" fo:keep-together="auto"/>
    </style:style>
    <style:style style:name="Table5.A10" style:family="table-cell">
      <style:table-cell-properties style:vertical-align="" fo:padding="0.0694in" fo:border="0.75pt solid #999999"/>
    </style:style>
    <style:style style:name="Table5.B10" style:family="table-cell">
      <style:table-cell-properties style:vertical-align="" fo:padding="0.0694in" fo:border="0.75pt solid #999999"/>
    </style:style>
    <style:style style:name="Table5.C10" style:family="table-cell">
      <style:table-cell-properties style:vertical-align="" fo:padding="0.0694in" fo:border="0.75pt solid #999999"/>
    </style:style>
    <style:style style:name="Table5.D10" style:family="table-cell">
      <style:table-cell-properties style:vertical-align="" fo:padding="0.0694in" fo:border="0.75pt solid #999999"/>
    </style:style>
    <style:style style:name="Table5.E10" style:family="table-cell">
      <style:table-cell-properties style:vertical-align="" fo:padding="0.0694in" fo:border="0.75pt solid #999999"/>
    </style:style>
    <style:style style:name="Table5.F10" style:family="table-cell">
      <style:table-cell-properties style:vertical-align="" fo:padding="0.0694in" fo:border="0.75pt solid #999999"/>
    </style:style>
    <style:style style:name="Table5.A11" style:family="table-cell">
      <style:table-cell-properties style:vertical-align="" fo:padding="0.0694in" fo:border="0.75pt solid #999999"/>
    </style:style>
    <style:style style:name="Table5.B11" style:family="table-cell">
      <style:table-cell-properties style:vertical-align="" fo:padding="0.0694in" fo:border="0.75pt solid #999999"/>
    </style:style>
    <style:style style:name="Table5.C11" style:family="table-cell">
      <style:table-cell-properties style:vertical-align="" fo:padding="0.0694in" fo:border="0.75pt solid #999999"/>
    </style:style>
    <style:style style:name="Table5.D11" style:family="table-cell">
      <style:table-cell-properties style:vertical-align="" fo:padding="0.0694in" fo:border="0.75pt solid #999999"/>
    </style:style>
    <style:style style:name="Table5.E11" style:family="table-cell">
      <style:table-cell-properties style:vertical-align="" fo:padding="0.0694in" fo:border="0.75pt solid #999999"/>
    </style:style>
    <style:style style:name="Table5.F11" style:family="table-cell">
      <style:table-cell-properties style:vertical-align="" fo:padding="0.0694in" fo:border="0.75pt solid #999999"/>
    </style:style>
    <style:style style:name="Table5.A12" style:family="table-cell">
      <style:table-cell-properties style:vertical-align="" fo:padding="0.0694in" fo:border="0.75pt solid #999999"/>
    </style:style>
    <style:style style:name="Table5.B12" style:family="table-cell">
      <style:table-cell-properties style:vertical-align="" fo:padding="0.0694in" fo:border="0.75pt solid #999999"/>
    </style:style>
    <style:style style:name="Table5.C12" style:family="table-cell">
      <style:table-cell-properties style:vertical-align="" fo:padding="0.0694in" fo:border="0.75pt solid #999999"/>
    </style:style>
    <style:style style:name="Table5.D12" style:family="table-cell">
      <style:table-cell-properties style:vertical-align="" fo:padding="0.0694in" fo:border="0.75pt solid #999999"/>
    </style:style>
    <style:style style:name="Table5.E12" style:family="table-cell">
      <style:table-cell-properties style:vertical-align="" fo:padding="0.0694in" fo:border="0.75pt solid #999999"/>
    </style:style>
    <style:style style:name="Table5.F12" style:family="table-cell">
      <style:table-cell-properties style:vertical-align="" fo:padding="0.0694in" fo:border="0.75pt solid #999999"/>
    </style:style>
    <style:style style:name="Table5.A13" style:family="table-cell">
      <style:table-cell-properties style:vertical-align="" fo:padding="0.0694in" fo:border="0.75pt solid #999999"/>
    </style:style>
    <style:style style:name="Table5.B13" style:family="table-cell">
      <style:table-cell-properties style:vertical-align="" fo:padding="0.0694in" fo:border="0.75pt solid #999999"/>
    </style:style>
    <style:style style:name="Table5.C13" style:family="table-cell">
      <style:table-cell-properties style:vertical-align="" fo:padding="0.0694in" fo:border="0.75pt solid #999999"/>
    </style:style>
    <style:style style:name="Table5.D13" style:family="table-cell">
      <style:table-cell-properties style:vertical-align="" fo:padding="0.0694in" fo:border="0.75pt solid #999999"/>
    </style:style>
    <style:style style:name="Table5.E13" style:family="table-cell">
      <style:table-cell-properties style:vertical-align="" fo:padding="0.0694in" fo:border="0.75pt solid #999999"/>
    </style:style>
    <style:style style:name="Table5.F13" style:family="table-cell">
      <style:table-cell-properties style:vertical-align="" fo:padding="0.0694in" fo:border="0.75pt solid #999999"/>
    </style:style>
    <style:style style:name="Table5.A14" style:family="table-cell">
      <style:table-cell-properties style:vertical-align="" fo:padding="0.0694in" fo:border="0.75pt solid #999999"/>
    </style:style>
    <style:style style:name="Table5.B14" style:family="table-cell">
      <style:table-cell-properties style:vertical-align="" fo:padding="0.0694in" fo:border="0.75pt solid #999999"/>
    </style:style>
    <style:style style:name="Table5.C14" style:family="table-cell">
      <style:table-cell-properties style:vertical-align="" fo:padding="0.0694in" fo:border="0.75pt solid #999999"/>
    </style:style>
    <style:style style:name="Table5.D14" style:family="table-cell">
      <style:table-cell-properties style:vertical-align="" fo:padding="0.0694in" fo:border="0.75pt solid #999999"/>
    </style:style>
    <style:style style:name="Table5.E14" style:family="table-cell">
      <style:table-cell-properties style:vertical-align="" fo:padding="0.0694in" fo:border="0.75pt solid #999999"/>
    </style:style>
    <style:style style:name="Table5.F14" style:family="table-cell">
      <style:table-cell-properties style:vertical-align="" fo:padding="0.0694in" fo:border="0.75pt solid #999999"/>
    </style:style>
    <style:style style:name="Table5.A15" style:family="table-cell">
      <style:table-cell-properties style:vertical-align="" fo:padding="0.0694in" fo:border="0.75pt solid #999999"/>
    </style:style>
    <style:style style:name="Table5.B15" style:family="table-cell">
      <style:table-cell-properties style:vertical-align="" fo:padding="0.0694in" fo:border="0.75pt solid #999999"/>
    </style:style>
    <style:style style:name="Table5.C15" style:family="table-cell">
      <style:table-cell-properties style:vertical-align="" fo:padding="0.0694in" fo:border="0.75pt solid #999999"/>
    </style:style>
    <style:style style:name="Table5.D15" style:family="table-cell">
      <style:table-cell-properties style:vertical-align="" fo:padding="0.0694in" fo:border="0.75pt solid #999999"/>
    </style:style>
    <style:style style:name="Table5.E15" style:family="table-cell">
      <style:table-cell-properties style:vertical-align="" fo:padding="0.0694in" fo:border="0.75pt solid #999999"/>
    </style:style>
    <style:style style:name="Table5.F15" style:family="table-cell">
      <style:table-cell-properties style:vertical-align="" fo:padding="0.0694in" fo:border="0.75pt solid #999999"/>
    </style:style>
    <style:style style:name="Table5.A16" style:family="table-cell">
      <style:table-cell-properties style:vertical-align="" fo:padding="0.0694in" fo:border="0.75pt solid #999999"/>
    </style:style>
    <style:style style:name="Table5.B16" style:family="table-cell">
      <style:table-cell-properties style:vertical-align="" fo:padding="0.0694in" fo:border="0.75pt solid #999999"/>
    </style:style>
    <style:style style:name="Table5.C16" style:family="table-cell">
      <style:table-cell-properties style:vertical-align="" fo:padding="0.0694in" fo:border="0.75pt solid #999999"/>
    </style:style>
    <style:style style:name="Table5.D16" style:family="table-cell">
      <style:table-cell-properties style:vertical-align="" fo:padding="0.0694in" fo:border="0.75pt solid #999999"/>
    </style:style>
    <style:style style:name="Table5.E16" style:family="table-cell">
      <style:table-cell-properties style:vertical-align="" fo:padding="0.0694in" fo:border="0.75pt solid #999999"/>
    </style:style>
    <style:style style:name="Table5.F16" style:family="table-cell">
      <style:table-cell-properties style:vertical-align="" fo:padding="0.0694in" fo:border="0.75pt solid #999999"/>
    </style:style>
    <style:style style:name="Table6" style:family="table">
      <style:table-properties style:width="6.5in" fo:margin-left="-0.0799in" fo:margin-top="0in" fo:margin-bottom="0in" table:align="left"/>
    </style:style>
    <style:style style:name="Table6.A" style:family="table-column">
      <style:table-column-properties style:column-width="1.4014in"/>
    </style:style>
    <style:style style:name="Table6.B" style:family="table-column">
      <style:table-column-properties style:column-width="1.634in"/>
    </style:style>
    <style:style style:name="Table6.C" style:family="table-column">
      <style:table-column-properties style:column-width="1.641in"/>
    </style:style>
    <style:style style:name="Table6.D" style:family="table-column">
      <style:table-column-properties style:column-width="1.8229in"/>
    </style:style>
    <style:style style:name="Table6.1" style:family="table-row">
      <style:table-row-properties style:min-row-height="0.7083in" fo:keep-together="auto"/>
    </style:style>
    <style:style style:name="Table6.A1" style:family="table-cell">
      <style:table-cell-properties style:vertical-align="" fo:background-color="#ffffff" fo:padding="0.0694in" fo:border="0.75pt solid #00000a">
        <style:background-image/>
      </style:table-cell-properties>
    </style:style>
    <style:style style:name="Table6.2" style:family="table-row">
      <style:table-row-properties style:min-row-height="2.1389in" fo:keep-together="auto"/>
    </style:style>
    <style:style style:name="Table6.4" style:family="table-row">
      <style:table-row-properties style:min-row-height="2.125in" fo:keep-together="auto"/>
    </style:style>
    <style:style style:name="Table7" style:family="table">
      <style:table-properties style:width="6.5in" fo:margin-left="-0.0799in" fo:margin-top="0in" fo:margin-bottom="0in" table:align="left"/>
    </style:style>
    <style:style style:name="Table7.A" style:family="table-column">
      <style:table-column-properties style:column-width="1.0271in"/>
    </style:style>
    <style:style style:name="Table7.B" style:family="table-column">
      <style:table-column-properties style:column-width="2.8056in"/>
    </style:style>
    <style:style style:name="Table7.C" style:family="table-column">
      <style:table-column-properties style:column-width="1.1188in"/>
    </style:style>
    <style:style style:name="Table7.D" style:family="table-column">
      <style:table-column-properties style:column-width="1.5486in"/>
    </style:style>
    <style:style style:name="Table7.1" style:family="table-row">
      <style:table-row-properties style:min-row-height="1.0556in" fo:keep-together="auto"/>
    </style:style>
    <style:style style:name="Table7.A1" style:family="table-cell">
      <style:table-cell-properties style:vertical-align="" fo:background-color="#ffffff" fo:padding="0.0694in" fo:border="0.75pt solid #00000a">
        <style:background-image/>
      </style:table-cell-properties>
    </style:style>
    <style:style style:name="Table7.2" style:family="table-row">
      <style:table-row-properties style:min-row-height="0.6111in" fo:keep-together="auto"/>
    </style:style>
    <style:style style:name="Table7.3" style:family="table-row">
      <style:table-row-properties style:min-row-height="2.0556in" fo:keep-together="auto"/>
    </style:style>
    <style:style style:name="Table7.4" style:family="table-row">
      <style:table-row-properties style:min-row-height="6.5972in" fo:keep-together="auto"/>
    </style:style>
    <style:style style:name="Table8" style:family="table">
      <style:table-properties style:width="6.5in" fo:margin-left="-0.0799in" fo:margin-top="0in" fo:margin-bottom="0in" table:align="left"/>
    </style:style>
    <style:style style:name="Table8.A" style:family="table-column">
      <style:table-column-properties style:column-width="1.2542in"/>
    </style:style>
    <style:style style:name="Table8.B" style:family="table-column">
      <style:table-column-properties style:column-width="1.7431in"/>
    </style:style>
    <style:style style:name="Table8.C" style:family="table-column">
      <style:table-column-properties style:column-width="1.7514in"/>
    </style:style>
    <style:style style:name="Table8.D" style:family="table-column">
      <style:table-column-properties style:column-width="1.7507in"/>
    </style:style>
    <style:style style:name="Table8.1" style:family="table-row">
      <style:table-row-properties style:min-row-height="1.0972in" fo:keep-together="auto"/>
    </style:style>
    <style:style style:name="Table8.A1" style:family="table-cell">
      <style:table-cell-properties style:vertical-align="" fo:padding="0.0694in" fo:border="0.75pt solid #00000a"/>
    </style:style>
    <style:style style:name="Table8.2" style:family="table-row">
      <style:table-row-properties style:min-row-height="1.1389in" fo:keep-together="auto"/>
    </style:style>
    <style:style style:name="Table8.8" style:family="table-row">
      <style:table-row-properties style:min-row-height="1.125in" fo:keep-together="auto"/>
    </style:style>
    <style:style style:name="Table9" style:family="table">
      <style:table-properties style:width="6.5in" fo:margin-left="-0.0799in" fo:margin-top="0in" fo:margin-bottom="0in" table:align="left"/>
    </style:style>
    <style:style style:name="Table9.A" style:family="table-column">
      <style:table-column-properties style:column-width="1.3444in"/>
    </style:style>
    <style:style style:name="Table9.B" style:family="table-column">
      <style:table-column-properties style:column-width="5.1549in"/>
    </style:style>
    <style:style style:name="Table9.1" style:family="table-row">
      <style:table-row-properties style:min-row-height="4.3056in" fo:keep-together="auto"/>
    </style:style>
    <style:style style:name="Table9.A1" style:family="table-cell">
      <style:table-cell-properties style:vertical-align="" fo:padding="0.0694in" fo:border="0.75pt solid #00000a"/>
    </style:style>
    <style:style style:name="Table9.2" style:family="table-row">
      <style:table-row-properties style:min-row-height="5.6528in" fo:keep-together="auto"/>
    </style:style>
    <style:style style:name="Table9.3" style:family="table-row">
      <style:table-row-properties style:min-row-height="5.625in" fo:keep-together="auto"/>
    </style:style>
    <style:style style:name="P1" style:family="paragraph" style:parent-style-name="Standard" style:list-style-name="WWNum40"/>
    <style:style style:name="P2" style:family="paragraph" style:parent-style-name="Standard" style:list-style-name="WWNum78"/>
    <style:style style:name="P3" style:family="paragraph" style:parent-style-name="Standard" style:list-style-name="WWNum85"/>
    <style:style style:name="P4" style:family="paragraph" style:parent-style-name="Standard" style:list-style-name="WWNum36"/>
    <style:style style:name="P5" style:family="paragraph" style:parent-style-name="Standard" style:list-style-name="WWNum19"/>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font-size="22pt" fo:font-weight="bold" style:font-size-asian="22pt" style:font-weight-asian="bold" style:font-size-complex="22pt"/>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top="0in" fo:margin-bottom="0in" loext:contextual-spacing="false"/>
      <style:text-properties fo:font-size="23pt" fo:font-weight="bold" style:font-size-asian="23pt" style:font-weight-asian="bold" style:font-size-complex="23pt"/>
    </style:style>
    <style:style style:name="P10" style:family="paragraph" style:parent-style-name="Standard">
      <style:paragraph-properties fo:margin-top="0in" fo:margin-bottom="0in" loext:contextual-spacing="false" fo:line-height="150%"/>
    </style:style>
    <style:style style:name="P11"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12" style:family="paragraph" style:parent-style-name="Standard">
      <style:paragraph-properties fo:margin-top="0in" fo:margin-bottom="0in" loext:contextual-spacing="false"/>
      <style:text-properties style:font-name="Times New Roman" style:font-name-asian="Times New Roman1" style:font-name-complex="Times New Roman1" fo:background-color="#ffffff"/>
    </style:style>
    <style:style style:name="P13" style:family="paragraph" style:parent-style-name="Standard">
      <style:paragraph-properties fo:margin-top="0in" fo:margin-bottom="0in" loext:contextual-spacing="false"/>
      <style:text-properties style:font-name="Times New Roman" fo:font-weight="bold" style:font-name-asian="Times New Roman1" style:font-weight-asian="bold" style:font-name-complex="Times New Roman1"/>
    </style:style>
    <style:style style:name="P14" style:family="paragraph" style:parent-style-name="Standard">
      <style:paragraph-properties fo:margin-top="0in" fo:margin-bottom="0in" loext:contextual-spacing="false"/>
      <style:text-properties fo:font-weight="bold" style:font-weight-asian="bold"/>
    </style:style>
    <style:style style:name="P15" style:family="paragraph" style:parent-style-name="Standard">
      <style:paragraph-properties fo:margin-top="0in" fo:margin-bottom="0in" loext:contextual-spacing="false"/>
      <style:text-properties fo:font-style="italic" style:font-style-asian="italic"/>
    </style:style>
    <style:style style:name="P16" style:family="paragraph" style:parent-style-name="Standard">
      <style:paragraph-properties fo:margin-top="0in" fo:margin-bottom="0in" loext:contextual-spacing="false"/>
      <style:text-properties fo:font-size="17pt" fo:font-weight="bold" style:font-size-asian="17pt" style:font-weight-asian="bold" style:font-size-complex="17pt"/>
    </style:style>
    <style:style style:name="P17" style:family="paragraph" style:parent-style-name="Standard">
      <style:paragraph-properties fo:margin-top="0in" fo:margin-bottom="0in" loext:contextual-spacing="false" fo:line-height="115%"/>
    </style:style>
    <style:style style:name="P18" style:family="paragraph" style:parent-style-name="Standard">
      <style:paragraph-properties fo:margin-top="0in" fo:margin-bottom="0in" loext:contextual-spacing="false" fo:line-height="115%" fo:text-align="center" style:justify-single-word="false"/>
    </style:style>
    <style:style style:name="P19" style:family="paragraph" style:parent-style-name="Standard">
      <style:paragraph-properties fo:margin-top="0in" fo:margin-bottom="0in" loext:contextual-spacing="false"/>
      <style:text-properties fo:font-size="13pt" fo:font-weight="bold" style:font-size-asian="13pt" style:font-weight-asian="bold" style:font-size-complex="13pt"/>
    </style:style>
    <style:style style:name="P20" style:family="paragraph" style:parent-style-name="Standard">
      <style:paragraph-properties fo:margin-top="0in" fo:margin-bottom="0in" loext:contextual-spacing="false" fo:line-height="115%" fo:padding="0in" fo:border-left="none" fo:border-right="none" fo:border-top="none" fo:border-bottom="0.99pt solid #5b9bd5"/>
    </style:style>
    <style:style style:name="P21" style:family="paragraph" style:parent-style-name="Standard">
      <style:paragraph-properties fo:margin-top="0in" fo:margin-bottom="0in" loext:contextual-spacing="false" fo:line-height="115%" fo:text-align="center" style:justify-single-word="false" fo:padding="0in" fo:border-left="none" fo:border-right="none" fo:border-top="none" fo:border-bottom="0.99pt solid #5b9bd5"/>
    </style:style>
    <style:style style:name="P22" style:family="paragraph" style:parent-style-name="Standard">
      <style:paragraph-properties fo:margin-top="0in" fo:margin-bottom="0.0555in" loext:contextual-spacing="false" fo:line-height="100%"/>
      <style:text-properties fo:color="#1b202f" fo:font-size="12pt" style:font-size-asian="12pt" style:font-size-complex="12pt"/>
    </style:style>
    <style:style style:name="P23" style:family="paragraph" style:parent-style-name="Standard" style:list-style-name="WWNum65">
      <style:paragraph-properties fo:margin-left="0.5in" fo:margin-right="0in" fo:margin-top="0in" fo:margin-bottom="0in" loext:contextual-spacing="true" fo:text-indent="-0.25in" style:auto-text-indent="false"/>
    </style:style>
    <style:style style:name="P24" style:family="paragraph" style:parent-style-name="Standard" style:list-style-name="WWNum57">
      <style:paragraph-properties fo:margin-left="0.5in" fo:margin-right="0in" fo:margin-top="0in" fo:margin-bottom="0in" loext:contextual-spacing="true" fo:text-indent="-0.25in" style:auto-text-indent="false"/>
    </style:style>
    <style:style style:name="P25" style:family="paragraph" style:parent-style-name="Standard" style:list-style-name="WWNum76">
      <style:paragraph-properties fo:margin-left="0.5in" fo:margin-right="0in" fo:margin-top="0in" fo:margin-bottom="0in" loext:contextual-spacing="true" fo:text-indent="-0.25in" style:auto-text-indent="false"/>
    </style:style>
    <style:style style:name="P26" style:family="paragraph" style:parent-style-name="Standard" style:list-style-name="WWNum30">
      <style:paragraph-properties fo:margin-left="0.5in" fo:margin-right="0in" fo:margin-top="0in" fo:margin-bottom="0in" loext:contextual-spacing="true" fo:text-indent="-0.25in" style:auto-text-indent="false"/>
    </style:style>
    <style:style style:name="P27" style:family="paragraph" style:parent-style-name="Standard" style:list-style-name="WWNum74">
      <style:paragraph-properties fo:margin-left="0.5in" fo:margin-right="0in" fo:margin-top="0in" fo:margin-bottom="0in" loext:contextual-spacing="true" fo:text-indent="-0.25in" style:auto-text-indent="false"/>
    </style:style>
    <style:style style:name="P28" style:family="paragraph" style:parent-style-name="Standard" style:list-style-name="WWNum24">
      <style:paragraph-properties fo:margin-left="0.5in" fo:margin-right="0in" fo:margin-top="0in" fo:margin-bottom="0in" loext:contextual-spacing="true" fo:text-indent="-0.25in" style:auto-text-indent="false"/>
    </style:style>
    <style:style style:name="P29" style:family="paragraph" style:parent-style-name="Standard" style:list-style-name="WWNum33">
      <style:paragraph-properties fo:margin-left="0.5in" fo:margin-right="0in" fo:margin-top="0in" fo:margin-bottom="0in" loext:contextual-spacing="true" fo:text-indent="-0.25in" style:auto-text-indent="false"/>
    </style:style>
    <style:style style:name="P30" style:family="paragraph" style:parent-style-name="Standard" style:list-style-name="WWNum44">
      <style:paragraph-properties fo:margin-left="0.5in" fo:margin-right="0in" fo:margin-top="0in" fo:margin-bottom="0in" loext:contextual-spacing="true" fo:text-indent="-0.25in" style:auto-text-indent="false"/>
    </style:style>
    <style:style style:name="P31" style:family="paragraph" style:parent-style-name="Standard" style:list-style-name="WWNum54">
      <style:paragraph-properties fo:margin-left="0.5in" fo:margin-right="0in" fo:margin-top="0in" fo:margin-bottom="0in" loext:contextual-spacing="true" fo:text-indent="-0.25in" style:auto-text-indent="false"/>
    </style:style>
    <style:style style:name="P32" style:family="paragraph" style:parent-style-name="Standard" style:list-style-name="WWNum27">
      <style:paragraph-properties fo:margin-left="0.5in" fo:margin-right="0in" fo:margin-top="0in" fo:margin-bottom="0in" loext:contextual-spacing="true" fo:text-indent="-0.25in" style:auto-text-indent="false"/>
    </style:style>
    <style:style style:name="P33" style:family="paragraph" style:parent-style-name="Standard" style:list-style-name="WWNum34">
      <style:paragraph-properties fo:margin-left="0.5in" fo:margin-right="0in" fo:margin-top="0in" fo:margin-bottom="0in" loext:contextual-spacing="true" fo:text-indent="-0.25in" style:auto-text-indent="false"/>
    </style:style>
    <style:style style:name="P34" style:family="paragraph" style:parent-style-name="Standard" style:list-style-name="WWNum20">
      <style:paragraph-properties fo:margin-left="0.5in" fo:margin-right="0in" fo:margin-top="0in" fo:margin-bottom="0in" loext:contextual-spacing="true" fo:text-indent="-0.25in" style:auto-text-indent="false"/>
    </style:style>
    <style:style style:name="P35" style:family="paragraph" style:parent-style-name="Standard" style:list-style-name="WWNum63">
      <style:paragraph-properties fo:margin-left="0.5in" fo:margin-right="0in" fo:margin-top="0in" fo:margin-bottom="0in" loext:contextual-spacing="true" fo:text-indent="-0.25in" style:auto-text-indent="false"/>
    </style:style>
    <style:style style:name="P36" style:family="paragraph" style:parent-style-name="Standard" style:list-style-name="WWNum16">
      <style:paragraph-properties fo:margin-left="0.5in" fo:margin-right="0in" fo:margin-top="0in" fo:margin-bottom="0in" loext:contextual-spacing="true" fo:text-indent="-0.25in" style:auto-text-indent="false"/>
    </style:style>
    <style:style style:name="P37" style:family="paragraph" style:parent-style-name="Standard" style:list-style-name="WWNum42">
      <style:paragraph-properties fo:margin-left="0.5in" fo:margin-right="0in" fo:margin-top="0in" fo:margin-bottom="0in" loext:contextual-spacing="true" fo:text-indent="-0.25in" style:auto-text-indent="false"/>
    </style:style>
    <style:style style:name="P38" style:family="paragraph" style:parent-style-name="Standard" style:list-style-name="WWNum12">
      <style:paragraph-properties fo:margin-left="0.5in" fo:margin-right="0in" fo:margin-top="0in" fo:margin-bottom="0in" loext:contextual-spacing="true" fo:text-indent="-0.25in" style:auto-text-indent="false"/>
    </style:style>
    <style:style style:name="P39" style:family="paragraph" style:parent-style-name="Standard" style:list-style-name="WWNum40">
      <style:paragraph-properties fo:margin-left="0.5in" fo:margin-right="0in" fo:margin-top="0in" fo:margin-bottom="0in" loext:contextual-spacing="true" fo:text-indent="-0.25in" style:auto-text-indent="false"/>
    </style:style>
    <style:style style:name="P40" style:family="paragraph" style:parent-style-name="Standard" style:list-style-name="WWNum61">
      <style:paragraph-properties fo:margin-left="0.5in" fo:margin-right="0in" fo:margin-top="0in" fo:margin-bottom="0in" loext:contextual-spacing="true" fo:text-indent="-0.25in" style:auto-text-indent="false"/>
    </style:style>
    <style:style style:name="P41" style:family="paragraph" style:parent-style-name="Standard" style:list-style-name="WWNum69">
      <style:paragraph-properties fo:margin-left="0.5in" fo:margin-right="0in" fo:margin-top="0in" fo:margin-bottom="0in" loext:contextual-spacing="true" fo:text-indent="-0.25in" style:auto-text-indent="false"/>
    </style:style>
    <style:style style:name="P42" style:family="paragraph" style:parent-style-name="Standard" style:list-style-name="WWNum77">
      <style:paragraph-properties fo:margin-left="0.5in" fo:margin-right="0in" fo:margin-top="0in" fo:margin-bottom="0in" loext:contextual-spacing="true" fo:text-indent="-0.25in" style:auto-text-indent="false"/>
    </style:style>
    <style:style style:name="P43" style:family="paragraph" style:parent-style-name="Standard" style:list-style-name="WWNum17">
      <style:paragraph-properties fo:margin-left="0.5in" fo:margin-right="0in" fo:margin-top="0in" fo:margin-bottom="0in" loext:contextual-spacing="true" fo:text-indent="-0.25in" style:auto-text-indent="false"/>
    </style:style>
    <style:style style:name="P44" style:family="paragraph" style:parent-style-name="Standard" style:list-style-name="WWNum15">
      <style:paragraph-properties fo:margin-left="0.5in" fo:margin-right="0in" fo:margin-top="0in" fo:margin-bottom="0in" loext:contextual-spacing="true" fo:text-indent="-0.25in" style:auto-text-indent="false"/>
    </style:style>
    <style:style style:name="P45" style:family="paragraph" style:parent-style-name="Standard" style:list-style-name="WWNum78">
      <style:paragraph-properties fo:margin-left="0.5in" fo:margin-right="0in" fo:margin-top="0in" fo:margin-bottom="0in" loext:contextual-spacing="true" fo:text-indent="-0.25in" style:auto-text-indent="false"/>
    </style:style>
    <style:style style:name="P46" style:family="paragraph" style:parent-style-name="Standard" style:list-style-name="WWNum81">
      <style:paragraph-properties fo:margin-left="0.5in" fo:margin-right="0in" fo:margin-top="0in" fo:margin-bottom="0in" loext:contextual-spacing="true" fo:text-indent="-0.25in" style:auto-text-indent="false"/>
    </style:style>
    <style:style style:name="P47" style:family="paragraph" style:parent-style-name="Standard" style:list-style-name="WWNum85">
      <style:paragraph-properties fo:margin-left="0.5in" fo:margin-right="0in" fo:margin-top="0in" fo:margin-bottom="0in" loext:contextual-spacing="true" fo:text-indent="-0.25in" style:auto-text-indent="false"/>
    </style:style>
    <style:style style:name="P48" style:family="paragraph" style:parent-style-name="Standard" style:list-style-name="WWNum83">
      <style:paragraph-properties fo:margin-left="0.5in" fo:margin-right="0in" fo:margin-top="0in" fo:margin-bottom="0in" loext:contextual-spacing="true" fo:text-indent="-0.25in" style:auto-text-indent="false"/>
    </style:style>
    <style:style style:name="P49" style:family="paragraph" style:parent-style-name="Standard" style:list-style-name="WWNum70">
      <style:paragraph-properties fo:margin-left="0.5in" fo:margin-right="0in" fo:margin-top="0in" fo:margin-bottom="0in" loext:contextual-spacing="true" fo:text-indent="-0.25in" style:auto-text-indent="false"/>
    </style:style>
    <style:style style:name="P50" style:family="paragraph" style:parent-style-name="Standard" style:list-style-name="WWNum4">
      <style:paragraph-properties fo:margin-left="0.5in" fo:margin-right="0in" fo:margin-top="0in" fo:margin-bottom="0in" loext:contextual-spacing="true" fo:text-indent="-0.25in" style:auto-text-indent="false"/>
    </style:style>
    <style:style style:name="P51" style:family="paragraph" style:parent-style-name="Standard" style:list-style-name="WWNum36">
      <style:paragraph-properties fo:margin-left="0.5in" fo:margin-right="0in" fo:margin-top="0in" fo:margin-bottom="0in" loext:contextual-spacing="true" fo:text-indent="-0.25in" style:auto-text-indent="false"/>
    </style:style>
    <style:style style:name="P52" style:family="paragraph" style:parent-style-name="Standard" style:list-style-name="WWNum45">
      <style:paragraph-properties fo:margin-left="0.5in" fo:margin-right="0in" fo:margin-top="0in" fo:margin-bottom="0in" loext:contextual-spacing="true" fo:text-indent="-0.25in" style:auto-text-indent="false"/>
    </style:style>
    <style:style style:name="P53" style:family="paragraph" style:parent-style-name="Standard" style:list-style-name="WWNum7">
      <style:paragraph-properties fo:margin-left="0.5in" fo:margin-right="0in" fo:margin-top="0in" fo:margin-bottom="0in" loext:contextual-spacing="true" fo:text-indent="-0.25in" style:auto-text-indent="false"/>
    </style:style>
    <style:style style:name="P54" style:family="paragraph" style:parent-style-name="Standard" style:list-style-name="WWNum1">
      <style:paragraph-properties fo:margin-left="0.5in" fo:margin-right="0in" fo:margin-top="0in" fo:margin-bottom="0in" loext:contextual-spacing="true" fo:text-indent="-0.25in" style:auto-text-indent="false"/>
    </style:style>
    <style:style style:name="P55" style:family="paragraph" style:parent-style-name="Standard" style:list-style-name="WWNum13">
      <style:paragraph-properties fo:margin-left="0.5in" fo:margin-right="0in" fo:margin-top="0in" fo:margin-bottom="0in" loext:contextual-spacing="true" fo:text-indent="-0.25in" style:auto-text-indent="false"/>
    </style:style>
    <style:style style:name="P56" style:family="paragraph" style:parent-style-name="Standard" style:list-style-name="WWNum29">
      <style:paragraph-properties fo:margin-left="0.5in" fo:margin-right="0in" fo:margin-top="0in" fo:margin-bottom="0in" loext:contextual-spacing="true" fo:text-indent="-0.25in" style:auto-text-indent="false"/>
    </style:style>
    <style:style style:name="P57" style:family="paragraph" style:parent-style-name="Standard" style:list-style-name="WWNum28">
      <style:paragraph-properties fo:margin-left="0.5in" fo:margin-right="0in" fo:margin-top="0in" fo:margin-bottom="0in" loext:contextual-spacing="true" fo:text-indent="-0.25in" style:auto-text-indent="false"/>
    </style:style>
    <style:style style:name="P58" style:family="paragraph" style:parent-style-name="Standard" style:list-style-name="WWNum10">
      <style:paragraph-properties fo:margin-left="0.5in" fo:margin-right="0in" fo:margin-top="0in" fo:margin-bottom="0in" loext:contextual-spacing="true" fo:text-indent="-0.25in" style:auto-text-indent="false"/>
    </style:style>
    <style:style style:name="P59" style:family="paragraph" style:parent-style-name="Standard" style:list-style-name="WWNum23">
      <style:paragraph-properties fo:margin-left="0.5in" fo:margin-right="0in" fo:margin-top="0in" fo:margin-bottom="0in" loext:contextual-spacing="true" fo:text-indent="-0.25in" style:auto-text-indent="false"/>
    </style:style>
    <style:style style:name="P60" style:family="paragraph" style:parent-style-name="Standard" style:list-style-name="WWNum22">
      <style:paragraph-properties fo:margin-left="0.5in" fo:margin-right="0in" fo:margin-top="0in" fo:margin-bottom="0in" loext:contextual-spacing="true" fo:text-indent="-0.25in" style:auto-text-indent="false"/>
    </style:style>
    <style:style style:name="P61" style:family="paragraph" style:parent-style-name="Standard" style:list-style-name="WWNum52">
      <style:paragraph-properties fo:margin-left="0.5in" fo:margin-right="0in" fo:margin-top="0in" fo:margin-bottom="0in" loext:contextual-spacing="true" fo:text-indent="-0.25in" style:auto-text-indent="false"/>
    </style:style>
    <style:style style:name="P62" style:family="paragraph" style:parent-style-name="Standard" style:list-style-name="WWNum38">
      <style:paragraph-properties fo:margin-left="0.5in" fo:margin-right="0in" fo:margin-top="0in" fo:margin-bottom="0in" loext:contextual-spacing="true" fo:text-indent="-0.25in" style:auto-text-indent="false"/>
    </style:style>
    <style:style style:name="P63" style:family="paragraph" style:parent-style-name="Standard" style:list-style-name="WWNum47">
      <style:paragraph-properties fo:margin-left="0.5in" fo:margin-right="0in" fo:margin-top="0in" fo:margin-bottom="0in" loext:contextual-spacing="true" fo:text-indent="-0.25in" style:auto-text-indent="false"/>
    </style:style>
    <style:style style:name="P64" style:family="paragraph" style:parent-style-name="Standard" style:list-style-name="WWNum55">
      <style:paragraph-properties fo:margin-left="0.5in" fo:margin-right="0in" fo:margin-top="0in" fo:margin-bottom="0in" loext:contextual-spacing="true" fo:text-indent="-0.25in" style:auto-text-indent="false"/>
    </style:style>
    <style:style style:name="P65" style:family="paragraph" style:parent-style-name="Standard" style:list-style-name="WWNum9">
      <style:paragraph-properties fo:margin-left="0.5in" fo:margin-right="0in" fo:margin-top="0in" fo:margin-bottom="0in" loext:contextual-spacing="true" fo:text-indent="-0.25in" style:auto-text-indent="false"/>
    </style:style>
    <style:style style:name="P66" style:family="paragraph" style:parent-style-name="Standard" style:list-style-name="WWNum79">
      <style:paragraph-properties fo:margin-left="0.5in" fo:margin-right="0in" fo:margin-top="0in" fo:margin-bottom="0in" loext:contextual-spacing="true" fo:text-indent="-0.25in" style:auto-text-indent="false"/>
    </style:style>
    <style:style style:name="P67" style:family="paragraph" style:parent-style-name="Standard" style:list-style-name="WWNum87">
      <style:paragraph-properties fo:margin-left="0.5in" fo:margin-right="0in" fo:margin-top="0in" fo:margin-bottom="0in" loext:contextual-spacing="true" fo:text-indent="-0.25in" style:auto-text-indent="false"/>
    </style:style>
    <style:style style:name="P68" style:family="paragraph" style:parent-style-name="Standard" style:list-style-name="WWNum32">
      <style:paragraph-properties fo:margin-left="0.5in" fo:margin-right="0in" fo:margin-top="0in" fo:margin-bottom="0in" loext:contextual-spacing="true" fo:text-indent="-0.25in" style:auto-text-indent="false"/>
    </style:style>
    <style:style style:name="P69" style:family="paragraph" style:parent-style-name="Standard" style:list-style-name="WWNum37">
      <style:paragraph-properties fo:margin-left="0.5in" fo:margin-right="0in" fo:margin-top="0in" fo:margin-bottom="0in" loext:contextual-spacing="true" fo:text-indent="-0.25in" style:auto-text-indent="false"/>
    </style:style>
    <style:style style:name="P70" style:family="paragraph" style:parent-style-name="Standard" style:list-style-name="WWNum53">
      <style:paragraph-properties fo:margin-left="0.5in" fo:margin-right="0in" fo:margin-top="0in" fo:margin-bottom="0in" loext:contextual-spacing="true" fo:text-indent="-0.25in" style:auto-text-indent="false"/>
    </style:style>
    <style:style style:name="P71" style:family="paragraph" style:parent-style-name="Standard" style:list-style-name="WWNum51">
      <style:paragraph-properties fo:margin-left="0.5in" fo:margin-right="0in" fo:margin-top="0in" fo:margin-bottom="0in" loext:contextual-spacing="true" fo:text-indent="-0.25in" style:auto-text-indent="false"/>
    </style:style>
    <style:style style:name="P72" style:family="paragraph" style:parent-style-name="Standard" style:list-style-name="WWNum18">
      <style:paragraph-properties fo:margin-left="0.5in" fo:margin-right="0in" fo:margin-top="0in" fo:margin-bottom="0in" loext:contextual-spacing="true" fo:text-indent="-0.25in" style:auto-text-indent="false"/>
    </style:style>
    <style:style style:name="P73" style:family="paragraph" style:parent-style-name="Standard" style:list-style-name="WWNum91">
      <style:paragraph-properties fo:margin-left="0.5in" fo:margin-right="0in" fo:margin-top="0in" fo:margin-bottom="0in" loext:contextual-spacing="true" fo:text-indent="-0.25in" style:auto-text-indent="false"/>
    </style:style>
    <style:style style:name="P74" style:family="paragraph" style:parent-style-name="Standard" style:list-style-name="WWNum43">
      <style:paragraph-properties fo:margin-left="0.5in" fo:margin-right="0in" fo:margin-top="0in" fo:margin-bottom="0in" loext:contextual-spacing="true" fo:text-indent="-0.25in" style:auto-text-indent="false"/>
    </style:style>
    <style:style style:name="P75" style:family="paragraph" style:parent-style-name="Standard" style:list-style-name="WWNum19">
      <style:paragraph-properties fo:margin-left="0.5in" fo:margin-right="0in" fo:margin-top="0in" fo:margin-bottom="0in" loext:contextual-spacing="true" fo:text-indent="-0.25in" style:auto-text-indent="false"/>
    </style:style>
    <style:style style:name="P76" style:family="paragraph" style:parent-style-name="Standard" style:list-style-name="WWNum64">
      <style:paragraph-properties fo:margin-left="0.5in" fo:margin-right="0in" fo:margin-top="0in" fo:margin-bottom="0in" loext:contextual-spacing="true" fo:text-indent="-0.25in" style:auto-text-indent="false"/>
    </style:style>
    <style:style style:name="P77" style:family="paragraph" style:parent-style-name="Standard" style:list-style-name="WWNum46">
      <style:paragraph-properties fo:margin-left="0.5in" fo:margin-right="0in" fo:margin-top="0in" fo:margin-bottom="0in" loext:contextual-spacing="true" fo:text-indent="-0.25in" style:auto-text-indent="false"/>
    </style:style>
    <style:style style:name="P78" style:family="paragraph" style:parent-style-name="Standard" style:list-style-name="WWNum80">
      <style:paragraph-properties fo:margin-left="0.5in" fo:margin-right="0in" fo:margin-top="0in" fo:margin-bottom="0in" loext:contextual-spacing="true" fo:text-indent="-0.25in" style:auto-text-indent="false"/>
    </style:style>
    <style:style style:name="P79" style:family="paragraph" style:parent-style-name="Standard" style:list-style-name="WWNum84">
      <style:paragraph-properties fo:margin-left="0.5in" fo:margin-right="0in" fo:margin-top="0in" fo:margin-bottom="0in" loext:contextual-spacing="true" fo:text-indent="-0.25in" style:auto-text-indent="false"/>
    </style:style>
    <style:style style:name="P80" style:family="paragraph" style:parent-style-name="Standard" style:list-style-name="WWNum92">
      <style:paragraph-properties fo:margin-left="0.5in" fo:margin-right="0in" fo:margin-top="0in" fo:margin-bottom="0in" loext:contextual-spacing="true" fo:text-indent="-0.25in" style:auto-text-indent="false"/>
    </style:style>
    <style:style style:name="P81" style:family="paragraph" style:parent-style-name="Standard" style:list-style-name="WWNum35">
      <style:paragraph-properties fo:margin-left="0.5in" fo:margin-right="0in" fo:margin-top="0in" fo:margin-bottom="0in" loext:contextual-spacing="true" fo:text-indent="-0.25in" style:auto-text-indent="false"/>
    </style:style>
    <style:style style:name="P82" style:family="paragraph" style:parent-style-name="Standard" style:list-style-name="WWNum58">
      <style:paragraph-properties fo:margin-left="0.5in" fo:margin-right="0in" fo:margin-top="0in" fo:margin-bottom="0in" loext:contextual-spacing="true" fo:text-indent="-0.25in" style:auto-text-indent="false"/>
    </style:style>
    <style:style style:name="P83" style:family="paragraph" style:parent-style-name="Standard" style:list-style-name="WWNum8">
      <style:paragraph-properties fo:margin-left="0.5in" fo:margin-right="0in" fo:margin-top="0in" fo:margin-bottom="0in" loext:contextual-spacing="true" fo:text-indent="-0.25in" style:auto-text-indent="false"/>
    </style:style>
    <style:style style:name="P84" style:family="paragraph" style:parent-style-name="Standard" style:list-style-name="WWNum67">
      <style:paragraph-properties fo:margin-left="0.5in" fo:margin-right="0in" fo:margin-top="0in" fo:margin-bottom="0in" loext:contextual-spacing="true" fo:text-indent="-0.25in" style:auto-text-indent="false"/>
    </style:style>
    <style:style style:name="P85" style:family="paragraph" style:parent-style-name="Standard" style:list-style-name="WWNum14">
      <style:paragraph-properties fo:margin-left="0.5in" fo:margin-right="0in" fo:margin-top="0in" fo:margin-bottom="0in" loext:contextual-spacing="true" fo:text-indent="-0.25in" style:auto-text-indent="false"/>
    </style:style>
    <style:style style:name="P86" style:family="paragraph" style:parent-style-name="Standard" style:list-style-name="WWNum5">
      <style:paragraph-properties fo:margin-left="0.5in" fo:margin-right="0in" fo:margin-top="0in" fo:margin-bottom="0in" loext:contextual-spacing="true" fo:text-indent="-0.25in" style:auto-text-indent="false"/>
    </style:style>
    <style:style style:name="P87" style:family="paragraph" style:parent-style-name="Standard" style:list-style-name="WWNum11">
      <style:paragraph-properties fo:margin-left="0.5in" fo:margin-right="0in" fo:margin-top="0in" fo:margin-bottom="0in" loext:contextual-spacing="true" fo:text-indent="-0.25in" style:auto-text-indent="false"/>
    </style:style>
    <style:style style:name="P88" style:family="paragraph" style:parent-style-name="Standard" style:list-style-name="WWNum41">
      <style:paragraph-properties fo:margin-left="0.5in" fo:margin-right="0in" fo:margin-top="0in" fo:margin-bottom="0in" loext:contextual-spacing="true" fo:text-indent="-0.25in" style:auto-text-indent="false"/>
    </style:style>
    <style:style style:name="P89" style:family="paragraph" style:parent-style-name="Standard" style:list-style-name="WWNum2">
      <style:paragraph-properties fo:margin-left="0.5in" fo:margin-right="0in" fo:margin-top="0in" fo:margin-bottom="0in" loext:contextual-spacing="true" fo:text-indent="-0.25in" style:auto-text-indent="false"/>
    </style:style>
    <style:style style:name="P90" style:family="paragraph" style:parent-style-name="Standard" style:list-style-name="WWNum48">
      <style:paragraph-properties fo:margin-left="0.5in" fo:margin-right="0in" fo:margin-top="0in" fo:margin-bottom="0in" loext:contextual-spacing="true" fo:text-indent="-0.25in" style:auto-text-indent="false"/>
    </style:style>
    <style:style style:name="P91" style:family="paragraph" style:parent-style-name="Standard" style:list-style-name="WWNum59">
      <style:paragraph-properties fo:margin-left="0.5in" fo:margin-right="0in" fo:margin-top="0in" fo:margin-bottom="0in" loext:contextual-spacing="true" fo:text-indent="-0.25in" style:auto-text-indent="false"/>
    </style:style>
    <style:style style:name="P92" style:family="paragraph" style:parent-style-name="Standard" style:list-style-name="WWNum62">
      <style:paragraph-properties fo:margin-left="0.5in" fo:margin-right="0in" fo:margin-top="0in" fo:margin-bottom="0in" loext:contextual-spacing="true" fo:text-indent="-0.25in" style:auto-text-indent="false"/>
    </style:style>
    <style:style style:name="P93" style:family="paragraph" style:parent-style-name="Standard" style:list-style-name="WWNum66">
      <style:paragraph-properties fo:margin-left="0.5in" fo:margin-right="0in" fo:margin-top="0in" fo:margin-bottom="0in" loext:contextual-spacing="true" fo:text-indent="-0.25in" style:auto-text-indent="false"/>
    </style:style>
    <style:style style:name="P94" style:family="paragraph" style:parent-style-name="Standard" style:list-style-name="WWNum60">
      <style:paragraph-properties fo:margin-left="0.5in" fo:margin-right="0in" fo:margin-top="0in" fo:margin-bottom="0in" loext:contextual-spacing="true" fo:text-indent="-0.25in" style:auto-text-indent="false"/>
    </style:style>
    <style:style style:name="P95" style:family="paragraph" style:parent-style-name="Standard" style:list-style-name="WWNum31">
      <style:paragraph-properties fo:margin-left="0.5in" fo:margin-right="0in" fo:margin-top="0in" fo:margin-bottom="0in" loext:contextual-spacing="true" fo:text-indent="-0.25in" style:auto-text-indent="false"/>
    </style:style>
    <style:style style:name="P96" style:family="paragraph" style:parent-style-name="Standard" style:list-style-name="WWNum72">
      <style:paragraph-properties fo:margin-left="0.5in" fo:margin-right="0in" fo:margin-top="0in" fo:margin-bottom="0in" loext:contextual-spacing="true" fo:text-indent="-0.25in" style:auto-text-indent="false"/>
    </style:style>
    <style:style style:name="P97" style:family="paragraph" style:parent-style-name="Standard" style:list-style-name="WWNum56">
      <style:paragraph-properties fo:margin-left="0.5in" fo:margin-right="0in" fo:margin-top="0in" fo:margin-bottom="0in" loext:contextual-spacing="true" fo:text-indent="-0.25in" style:auto-text-indent="false"/>
    </style:style>
    <style:style style:name="P98" style:family="paragraph" style:parent-style-name="Standard" style:list-style-name="WWNum25">
      <style:paragraph-properties fo:margin-left="0.5in" fo:margin-right="0in" fo:margin-top="0in" fo:margin-bottom="0in" loext:contextual-spacing="true" fo:text-indent="-0.25in" style:auto-text-indent="false"/>
    </style:style>
    <style:style style:name="P99" style:family="paragraph" style:parent-style-name="Standard" style:list-style-name="WWNum21">
      <style:paragraph-properties fo:margin-left="0.5in" fo:margin-right="0in" fo:margin-top="0in" fo:margin-bottom="0in" loext:contextual-spacing="true" fo:text-indent="-0.25in" style:auto-text-indent="false"/>
    </style:style>
    <style:style style:name="P100" style:family="paragraph" style:parent-style-name="Standard" style:list-style-name="WWNum82">
      <style:paragraph-properties fo:margin-left="0.5in" fo:margin-right="0in" fo:margin-top="0in" fo:margin-bottom="0in" loext:contextual-spacing="true" fo:text-indent="-0.25in" style:auto-text-indent="false"/>
    </style:style>
    <style:style style:name="P101" style:family="paragraph" style:parent-style-name="Standard" style:list-style-name="WWNum6">
      <style:paragraph-properties fo:margin-left="0.5in" fo:margin-right="0in" fo:margin-top="0in" fo:margin-bottom="0in" loext:contextual-spacing="true" fo:text-indent="-0.25in" style:auto-text-indent="false"/>
    </style:style>
    <style:style style:name="P102" style:family="paragraph" style:parent-style-name="Standard" style:list-style-name="WWNum89">
      <style:paragraph-properties fo:margin-left="0.5in" fo:margin-right="0in" fo:margin-top="0in" fo:margin-bottom="0in" loext:contextual-spacing="true" fo:text-indent="-0.25in" style:auto-text-indent="false"/>
    </style:style>
    <style:style style:name="P103" style:family="paragraph" style:parent-style-name="Standard" style:list-style-name="WWNum75">
      <style:paragraph-properties fo:margin-left="0.5in" fo:margin-right="0in" fo:margin-top="0in" fo:margin-bottom="0in" loext:contextual-spacing="true" fo:text-indent="-0.25in" style:auto-text-indent="false"/>
    </style:style>
    <style:style style:name="P104" style:family="paragraph" style:parent-style-name="Standard" style:list-style-name="WWNum88">
      <style:paragraph-properties fo:margin-left="0.5in" fo:margin-right="0in" fo:margin-top="0in" fo:margin-bottom="0in" loext:contextual-spacing="true" fo:text-indent="-0.25in" style:auto-text-indent="false"/>
    </style:style>
    <style:style style:name="P105" style:family="paragraph" style:parent-style-name="Standard" style:list-style-name="WWNum73">
      <style:paragraph-properties fo:margin-left="0.5in" fo:margin-right="0in" fo:margin-top="0in" fo:margin-bottom="0in" loext:contextual-spacing="true" fo:text-indent="-0.25in" style:auto-text-indent="false"/>
    </style:style>
    <style:style style:name="P106" style:family="paragraph" style:parent-style-name="Standard" style:list-style-name="WWNum3">
      <style:paragraph-properties fo:margin-left="0.5in" fo:margin-right="0in" fo:margin-top="0in" fo:margin-bottom="0in" loext:contextual-spacing="true" fo:text-indent="-0.25in" style:auto-text-indent="false"/>
    </style:style>
    <style:style style:name="P107" style:family="paragraph" style:parent-style-name="Standard" style:list-style-name="WWNum49">
      <style:paragraph-properties fo:margin-left="0.5in" fo:margin-right="0in" fo:margin-top="0in" fo:margin-bottom="0in" loext:contextual-spacing="true" fo:text-indent="-0.25in" style:auto-text-indent="false"/>
    </style:style>
    <style:style style:name="P108" style:family="paragraph" style:parent-style-name="Standard" style:list-style-name="WWNum50">
      <style:paragraph-properties fo:margin-left="0.5in" fo:margin-right="0in" fo:margin-top="0in" fo:margin-bottom="0in" loext:contextual-spacing="true" fo:text-indent="-0.25in" style:auto-text-indent="false"/>
    </style:style>
    <style:style style:name="P109" style:family="paragraph" style:parent-style-name="Standard" style:list-style-name="WWNum71">
      <style:paragraph-properties fo:margin-left="0.5in" fo:margin-right="0in" fo:margin-top="0in" fo:margin-bottom="0in" loext:contextual-spacing="true" fo:text-indent="-0.25in" style:auto-text-indent="false"/>
    </style:style>
    <style:style style:name="P110" style:family="paragraph" style:parent-style-name="Standard" style:list-style-name="WWNum86">
      <style:paragraph-properties fo:margin-left="0.5in" fo:margin-right="0in" fo:margin-top="0in" fo:margin-bottom="0in" loext:contextual-spacing="true" fo:text-indent="-0.25in" style:auto-text-indent="false"/>
    </style:style>
    <style:style style:name="P111" style:family="paragraph" style:parent-style-name="Standard" style:list-style-name="WWNum68">
      <style:paragraph-properties fo:margin-left="0.5in" fo:margin-right="0in" fo:margin-top="0in" fo:margin-bottom="0in" loext:contextual-spacing="true" fo:text-indent="-0.25in" style:auto-text-indent="false"/>
    </style:style>
    <style:style style:name="P112" style:family="paragraph" style:parent-style-name="Standard" style:list-style-name="WWNum39">
      <style:paragraph-properties fo:margin-left="0.5in" fo:margin-right="0in" fo:margin-top="0in" fo:margin-bottom="0in" loext:contextual-spacing="true" fo:text-indent="-0.25in" style:auto-text-indent="false"/>
    </style:style>
    <style:style style:name="P113" style:family="paragraph" style:parent-style-name="Standard" style:list-style-name="WWNum90">
      <style:paragraph-properties fo:margin-left="0.5in" fo:margin-right="0in" fo:margin-top="0in" fo:margin-bottom="0in" loext:contextual-spacing="true" fo:text-indent="-0.25in" style:auto-text-indent="false"/>
    </style:style>
    <style:style style:name="P114" style:family="paragraph" style:parent-style-name="Standard" style:list-style-name="WWNum26">
      <style:paragraph-properties fo:margin-left="0.5in" fo:margin-right="0in" fo:margin-top="0in" fo:margin-bottom="0in" loext:contextual-spacing="true" fo:text-indent="-0.25in" style:auto-text-indent="false"/>
    </style:style>
    <style:style style:name="P115" style:family="paragraph" style:parent-style-name="Standard" style:list-style-name="WWNum76">
      <style:paragraph-properties fo:margin-left="1in" fo:margin-right="0in" fo:margin-top="0in" fo:margin-bottom="0in" loext:contextual-spacing="true" fo:text-indent="-0.25in" style:auto-text-indent="false"/>
    </style:style>
    <style:style style:name="P116" style:family="paragraph" style:parent-style-name="Standard" style:list-style-name="WWNum33">
      <style:paragraph-properties fo:margin-left="1in" fo:margin-right="0in" fo:margin-top="0in" fo:margin-bottom="0in" loext:contextual-spacing="true" fo:text-indent="-0.25in" style:auto-text-indent="false"/>
    </style:style>
    <style:style style:name="P117" style:family="paragraph" style:parent-style-name="Standard" style:list-style-name="WWNum40">
      <style:paragraph-properties fo:margin-left="1in" fo:margin-right="0in" fo:margin-top="0in" fo:margin-bottom="0in" loext:contextual-spacing="true" fo:text-indent="-0.25in" style:auto-text-indent="false"/>
    </style:style>
    <style:style style:name="P118" style:family="paragraph" style:parent-style-name="Standard" style:list-style-name="WWNum40">
      <style:paragraph-properties fo:margin-left="1in" fo:margin-right="0in" fo:margin-top="0in" fo:margin-bottom="0in" loext:contextual-spacing="true" fo:text-align="center" style:justify-single-word="false" fo:text-indent="-0.25in" style:auto-text-indent="false"/>
    </style:style>
    <style:style style:name="P119" style:family="paragraph" style:parent-style-name="Standard" style:list-style-name="WWNum78">
      <style:paragraph-properties fo:margin-left="1in" fo:margin-right="0in" fo:margin-top="0in" fo:margin-bottom="0in" loext:contextual-spacing="true" fo:text-align="center" style:justify-single-word="false" fo:text-indent="-0.25in" style:auto-text-indent="false"/>
    </style:style>
    <style:style style:name="P120" style:family="paragraph" style:parent-style-name="Standard" style:list-style-name="WWNum85">
      <style:paragraph-properties fo:margin-left="1in" fo:margin-right="0in" fo:margin-top="0in" fo:margin-bottom="0in" loext:contextual-spacing="true" fo:text-align="center" style:justify-single-word="false" fo:text-indent="-0.25in" style:auto-text-indent="false"/>
    </style:style>
    <style:style style:name="P121" style:family="paragraph" style:parent-style-name="Standard" style:list-style-name="WWNum36">
      <style:paragraph-properties fo:margin-left="1in" fo:margin-right="0in" fo:margin-top="0in" fo:margin-bottom="0in" loext:contextual-spacing="true" fo:text-align="center" style:justify-single-word="false" fo:text-indent="-0.25in" style:auto-text-indent="false"/>
    </style:style>
    <style:style style:name="P122" style:family="paragraph" style:parent-style-name="Standard" style:list-style-name="WWNum19">
      <style:paragraph-properties fo:margin-left="1in" fo:margin-right="0in" fo:margin-top="0in" fo:margin-bottom="0in" loext:contextual-spacing="true" fo:text-align="center" style:justify-single-word="false" fo:text-indent="-0.25in" style:auto-text-indent="false"/>
    </style:style>
    <style:style style:name="P123" style:family="paragraph" style:parent-style-name="Standard" style:list-style-name="WWNum17">
      <style:paragraph-properties fo:margin-left="1in" fo:margin-right="0in" fo:margin-top="0in" fo:margin-bottom="0in" loext:contextual-spacing="true" fo:text-indent="-0.25in" style:auto-text-indent="false"/>
    </style:style>
    <style:style style:name="P124" style:family="paragraph" style:parent-style-name="Standard" style:list-style-name="WWNum78">
      <style:paragraph-properties fo:margin-left="1in" fo:margin-right="0in" fo:margin-top="0in" fo:margin-bottom="0in" loext:contextual-spacing="true" fo:text-indent="-0.25in" style:auto-text-indent="false"/>
    </style:style>
    <style:style style:name="P125" style:family="paragraph" style:parent-style-name="Standard" style:list-style-name="WWNum85">
      <style:paragraph-properties fo:margin-left="1in" fo:margin-right="0in" fo:margin-top="0in" fo:margin-bottom="0in" loext:contextual-spacing="true" fo:text-indent="-0.25in" style:auto-text-indent="false"/>
    </style:style>
    <style:style style:name="P126" style:family="paragraph" style:parent-style-name="Standard" style:list-style-name="WWNum70">
      <style:paragraph-properties fo:margin-left="1in" fo:margin-right="0in" fo:margin-top="0in" fo:margin-bottom="0in" loext:contextual-spacing="true" fo:text-indent="-0.25in" style:auto-text-indent="false"/>
    </style:style>
    <style:style style:name="P127" style:family="paragraph" style:parent-style-name="Standard" style:list-style-name="WWNum36">
      <style:paragraph-properties fo:margin-left="1in" fo:margin-right="0in" fo:margin-top="0in" fo:margin-bottom="0in" loext:contextual-spacing="true" fo:text-indent="-0.25in" style:auto-text-indent="false"/>
    </style:style>
    <style:style style:name="P128" style:family="paragraph" style:parent-style-name="Standard" style:list-style-name="WWNum7">
      <style:paragraph-properties fo:margin-left="1in" fo:margin-right="0in" fo:margin-top="0in" fo:margin-bottom="0in" loext:contextual-spacing="true" fo:text-indent="-0.25in" style:auto-text-indent="false"/>
    </style:style>
    <style:style style:name="P129" style:family="paragraph" style:parent-style-name="Standard" style:list-style-name="WWNum1">
      <style:paragraph-properties fo:margin-left="1in" fo:margin-right="0in" fo:margin-top="0in" fo:margin-bottom="0in" loext:contextual-spacing="true" fo:text-indent="-0.25in" style:auto-text-indent="false"/>
    </style:style>
    <style:style style:name="P130" style:family="paragraph" style:parent-style-name="Standard" style:list-style-name="WWNum13">
      <style:paragraph-properties fo:margin-left="1in" fo:margin-right="0in" fo:margin-top="0in" fo:margin-bottom="0in" loext:contextual-spacing="true" fo:text-indent="-0.25in" style:auto-text-indent="false"/>
    </style:style>
    <style:style style:name="P131" style:family="paragraph" style:parent-style-name="Standard" style:list-style-name="WWNum29">
      <style:paragraph-properties fo:margin-left="1in" fo:margin-right="0in" fo:margin-top="0in" fo:margin-bottom="0in" loext:contextual-spacing="true" fo:text-indent="-0.25in" style:auto-text-indent="false"/>
    </style:style>
    <style:style style:name="P132" style:family="paragraph" style:parent-style-name="Standard" style:list-style-name="WWNum28">
      <style:paragraph-properties fo:margin-left="1in" fo:margin-right="0in" fo:margin-top="0in" fo:margin-bottom="0in" loext:contextual-spacing="true" fo:text-indent="-0.25in" style:auto-text-indent="false"/>
    </style:style>
    <style:style style:name="P133" style:family="paragraph" style:parent-style-name="Standard" style:list-style-name="WWNum10">
      <style:paragraph-properties fo:margin-left="1in" fo:margin-right="0in" fo:margin-top="0in" fo:margin-bottom="0in" loext:contextual-spacing="true" fo:text-indent="-0.25in" style:auto-text-indent="false"/>
    </style:style>
    <style:style style:name="P134" style:family="paragraph" style:parent-style-name="Standard" style:list-style-name="WWNum23">
      <style:paragraph-properties fo:margin-left="1in" fo:margin-right="0in" fo:margin-top="0in" fo:margin-bottom="0in" loext:contextual-spacing="true" fo:text-indent="-0.25in" style:auto-text-indent="false"/>
    </style:style>
    <style:style style:name="P135" style:family="paragraph" style:parent-style-name="Standard" style:list-style-name="WWNum52">
      <style:paragraph-properties fo:margin-left="1in" fo:margin-right="0in" fo:margin-top="0in" fo:margin-bottom="0in" loext:contextual-spacing="true" fo:text-indent="-0.25in" style:auto-text-indent="false"/>
    </style:style>
    <style:style style:name="P136" style:family="paragraph" style:parent-style-name="Standard" style:list-style-name="WWNum47">
      <style:paragraph-properties fo:margin-left="1in" fo:margin-right="0in" fo:margin-top="0in" fo:margin-bottom="0in" loext:contextual-spacing="true" fo:text-indent="-0.25in" style:auto-text-indent="false"/>
    </style:style>
    <style:style style:name="P137" style:family="paragraph" style:parent-style-name="Standard" style:list-style-name="WWNum18">
      <style:paragraph-properties fo:margin-left="1in" fo:margin-right="0in" fo:margin-top="0in" fo:margin-bottom="0in" loext:contextual-spacing="true" fo:text-indent="-0.25in" style:auto-text-indent="false"/>
    </style:style>
    <style:style style:name="P138" style:family="paragraph" style:parent-style-name="Standard" style:list-style-name="WWNum19">
      <style:paragraph-properties fo:margin-left="1in" fo:margin-right="0in" fo:margin-top="0in" fo:margin-bottom="0in" loext:contextual-spacing="true" fo:text-indent="-0.25in" style:auto-text-indent="false"/>
    </style:style>
    <style:style style:name="P139" style:family="paragraph" style:parent-style-name="Standard" style:list-style-name="WWNum50">
      <style:paragraph-properties fo:margin-left="1in" fo:margin-right="0in" fo:margin-top="0in" fo:margin-bottom="0in" loext:contextual-spacing="true" fo:text-indent="-0.25in" style:auto-text-indent="false"/>
    </style:style>
    <style:style style:name="P1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41" style:family="paragraph" style:parent-style-name="Standard" style:list-style-name="WWNum40">
      <style:paragraph-properties fo:margin-left="1.5in" fo:margin-right="0in" fo:margin-top="0in" fo:margin-bottom="0in" loext:contextual-spacing="true" fo:text-indent="-0.25in" style:auto-text-indent="false"/>
    </style:style>
    <style:style style:name="P142" style:family="paragraph" style:parent-style-name="Standard" style:list-style-name="WWNum17">
      <style:paragraph-properties fo:margin-left="1.5in" fo:margin-right="0in" fo:margin-top="0in" fo:margin-bottom="0in" loext:contextual-spacing="true" fo:text-indent="-0.25in" style:auto-text-indent="false"/>
    </style:style>
    <style:style style:name="P143" style:family="paragraph" style:parent-style-name="Standard" style:list-style-name="WWNum78">
      <style:paragraph-properties fo:margin-left="1.5in" fo:margin-right="0in" fo:margin-top="0in" fo:margin-bottom="0in" loext:contextual-spacing="true" fo:text-indent="-0.25in" style:auto-text-indent="false"/>
    </style:style>
    <style:style style:name="P144" style:family="paragraph" style:parent-style-name="Standard" style:list-style-name="WWNum85">
      <style:paragraph-properties fo:margin-left="1.5in" fo:margin-right="0in" fo:margin-top="0in" fo:margin-bottom="0in" loext:contextual-spacing="true" fo:text-indent="-0.25in" style:auto-text-indent="false"/>
    </style:style>
    <style:style style:name="P145" style:family="paragraph" style:parent-style-name="Standard" style:list-style-name="WWNum70">
      <style:paragraph-properties fo:margin-left="1.5in" fo:margin-right="0in" fo:margin-top="0in" fo:margin-bottom="0in" loext:contextual-spacing="true" fo:text-indent="-0.25in" style:auto-text-indent="false"/>
    </style:style>
    <style:style style:name="P146" style:family="paragraph" style:parent-style-name="Standard" style:list-style-name="WWNum36">
      <style:paragraph-properties fo:margin-left="1.5in" fo:margin-right="0in" fo:margin-top="0in" fo:margin-bottom="0in" loext:contextual-spacing="true" fo:text-indent="-0.25in" style:auto-text-indent="false"/>
    </style:style>
    <style:style style:name="P147" style:family="paragraph" style:parent-style-name="Standard" style:list-style-name="WWNum7">
      <style:paragraph-properties fo:margin-left="1.5in" fo:margin-right="0in" fo:margin-top="0in" fo:margin-bottom="0in" loext:contextual-spacing="true" fo:text-indent="-0.25in" style:auto-text-indent="false"/>
    </style:style>
    <style:style style:name="P148" style:family="paragraph" style:parent-style-name="Standard" style:list-style-name="WWNum13">
      <style:paragraph-properties fo:margin-left="1.5in" fo:margin-right="0in" fo:margin-top="0in" fo:margin-bottom="0in" loext:contextual-spacing="true" fo:text-indent="-0.25in" style:auto-text-indent="false"/>
    </style:style>
    <style:style style:name="P149" style:family="paragraph" style:parent-style-name="Standard" style:list-style-name="WWNum28">
      <style:paragraph-properties fo:margin-left="1.5in" fo:margin-right="0in" fo:margin-top="0in" fo:margin-bottom="0in" loext:contextual-spacing="true" fo:text-indent="-0.25in" style:auto-text-indent="false"/>
    </style:style>
    <style:style style:name="P150" style:family="paragraph" style:parent-style-name="Standard" style:list-style-name="WWNum23">
      <style:paragraph-properties fo:margin-left="1.5in" fo:margin-right="0in" fo:margin-top="0in" fo:margin-bottom="0in" loext:contextual-spacing="true" fo:text-indent="-0.25in" style:auto-text-indent="false"/>
    </style:style>
    <style:style style:name="P151" style:family="paragraph" style:parent-style-name="Standard" style:list-style-name="WWNum52">
      <style:paragraph-properties fo:margin-left="1.5in" fo:margin-right="0in" fo:margin-top="0in" fo:margin-bottom="0in" loext:contextual-spacing="true" fo:text-indent="-0.25in" style:auto-text-indent="false"/>
    </style:style>
    <style:style style:name="P152" style:family="paragraph" style:parent-style-name="Standard" style:list-style-name="WWNum47">
      <style:paragraph-properties fo:margin-left="1.5in" fo:margin-right="0in" fo:margin-top="0in" fo:margin-bottom="0in" loext:contextual-spacing="true" fo:text-indent="-0.25in" style:auto-text-indent="false"/>
    </style:style>
    <style:style style:name="P153" style:family="paragraph" style:parent-style-name="Heading_20_3">
      <style:paragraph-properties fo:margin-top="0.1945in" fo:margin-bottom="0.0555in" loext:contextual-spacing="false" fo:line-height="100%" fo:keep-together="auto" fo:keep-with-next="auto"/>
    </style:style>
    <style:style style:name="P154" style:family="paragraph" style:parent-style-name="Heading_20_3" style:list-style-name="WWNum40">
      <style:paragraph-properties fo:margin-left="1.5in" fo:margin-right="0in" fo:margin-top="0.1945in" fo:margin-bottom="0.0555in" loext:contextual-spacing="true" fo:line-height="100%" fo:keep-together="auto" fo:text-indent="-0.25in" style:auto-text-indent="false" fo:keep-with-next="auto"/>
    </style:style>
    <style:style style:name="P155" style:family="paragraph" style:parent-style-name="Heading_20_3" style:list-style-name="WWNum17">
      <style:paragraph-properties fo:margin-left="1.5in" fo:margin-right="0in" fo:margin-top="0.1945in" fo:margin-bottom="0.0555in" loext:contextual-spacing="true" fo:line-height="100%" fo:keep-together="auto" fo:text-indent="-0.25in" style:auto-text-indent="false" fo:keep-with-next="auto"/>
    </style:style>
    <style:style style:name="P156" style:family="paragraph" style:parent-style-name="Heading_20_3" style:list-style-name="WWNum78">
      <style:paragraph-properties fo:margin-left="1.5in" fo:margin-right="0in" fo:margin-top="0.1945in" fo:margin-bottom="0.0555in" loext:contextual-spacing="true" fo:line-height="100%" fo:keep-together="auto" fo:text-indent="-0.25in" style:auto-text-indent="false" fo:keep-with-next="auto"/>
    </style:style>
    <style:style style:name="P157" style:family="paragraph" style:parent-style-name="Heading_20_3" style:list-style-name="WWNum85">
      <style:paragraph-properties fo:margin-left="1.5in" fo:margin-right="0in" fo:margin-top="0.1945in" fo:margin-bottom="0.0555in" loext:contextual-spacing="true" fo:line-height="100%" fo:keep-together="auto" fo:text-indent="-0.25in" style:auto-text-indent="false" fo:keep-with-next="auto"/>
    </style:style>
    <style:style style:name="P158" style:family="paragraph" style:parent-style-name="Heading_20_3" style:list-style-name="WWNum70">
      <style:paragraph-properties fo:margin-left="1.5in" fo:margin-right="0in" fo:margin-top="0.1945in" fo:margin-bottom="0.0555in" loext:contextual-spacing="true" fo:line-height="100%" fo:keep-together="auto" fo:text-indent="-0.25in" style:auto-text-indent="false" fo:keep-with-next="auto"/>
    </style:style>
    <style:style style:name="P159" style:family="paragraph" style:parent-style-name="Heading_20_3" style:list-style-name="WWNum36">
      <style:paragraph-properties fo:margin-left="1.5in" fo:margin-right="0in" fo:margin-top="0.1945in" fo:margin-bottom="0.0555in" loext:contextual-spacing="true" fo:line-height="100%" fo:keep-together="auto" fo:text-indent="-0.25in" style:auto-text-indent="false" fo:keep-with-next="auto"/>
    </style:style>
    <style:style style:name="P160" style:family="paragraph" style:parent-style-name="Heading_20_3" style:list-style-name="WWNum7">
      <style:paragraph-properties fo:margin-left="1.5in" fo:margin-right="0in" fo:margin-top="0.1945in" fo:margin-bottom="0.0555in" loext:contextual-spacing="true" fo:line-height="100%" fo:keep-together="auto" fo:text-indent="-0.25in" style:auto-text-indent="false" fo:keep-with-next="auto"/>
    </style:style>
    <style:style style:name="P161" style:family="paragraph" style:parent-style-name="Heading_20_3" style:list-style-name="WWNum13">
      <style:paragraph-properties fo:margin-left="1.5in" fo:margin-right="0in" fo:margin-top="0.1945in" fo:margin-bottom="0.0555in" loext:contextual-spacing="true" fo:line-height="100%" fo:keep-together="auto" fo:text-indent="-0.25in" style:auto-text-indent="false" fo:keep-with-next="auto"/>
    </style:style>
    <style:style style:name="P162" style:family="paragraph" style:parent-style-name="Heading_20_3" style:list-style-name="WWNum28">
      <style:paragraph-properties fo:margin-left="1.5in" fo:margin-right="0in" fo:margin-top="0.1945in" fo:margin-bottom="0.0555in" loext:contextual-spacing="true" fo:line-height="100%" fo:keep-together="auto" fo:text-indent="-0.25in" style:auto-text-indent="false" fo:keep-with-next="auto"/>
    </style:style>
    <style:style style:name="P163" style:family="paragraph" style:parent-style-name="Heading_20_3" style:list-style-name="WWNum23">
      <style:paragraph-properties fo:margin-left="1.5in" fo:margin-right="0in" fo:margin-top="0.1945in" fo:margin-bottom="0.0555in" loext:contextual-spacing="true" fo:line-height="100%" fo:keep-together="auto" fo:text-indent="-0.25in" style:auto-text-indent="false" fo:keep-with-next="auto"/>
    </style:style>
    <style:style style:name="P164" style:family="paragraph" style:parent-style-name="Heading_20_3" style:list-style-name="WWNum52">
      <style:paragraph-properties fo:margin-left="1.5in" fo:margin-right="0in" fo:margin-top="0.1945in" fo:margin-bottom="0.0555in" loext:contextual-spacing="true" fo:line-height="100%" fo:keep-together="auto" fo:text-indent="-0.25in" style:auto-text-indent="false" fo:keep-with-next="auto"/>
    </style:style>
    <style:style style:name="P165" style:family="paragraph" style:parent-style-name="Heading_20_3" style:list-style-name="WWNum47">
      <style:paragraph-properties fo:margin-left="1.5in" fo:margin-right="0in" fo:margin-top="0.1945in" fo:margin-bottom="0.0555in" loext:contextual-spacing="true" fo:line-height="100%" fo:keep-together="auto" fo:text-indent="-0.25in" style:auto-text-indent="false" fo:keep-with-next="auto"/>
    </style:style>
    <style:style style:name="P166" style:family="paragraph" style:parent-style-name="Heading_20_3" style:list-style-name="WWNum45">
      <style:paragraph-properties fo:margin-left="0.5in" fo:margin-right="0in" fo:margin-top="0.1945in" fo:margin-bottom="0.0555in" loext:contextual-spacing="true" fo:line-height="100%" fo:keep-together="auto" fo:text-indent="-0.25in" style:auto-text-indent="false" fo:keep-with-next="auto"/>
    </style:style>
    <style:style style:name="P167" style:family="paragraph" style:parent-style-name="Heading_20_1">
      <style:paragraph-properties fo:margin-top="0.278in" fo:margin-bottom="0.0835in" loext:contextual-spacing="false"/>
    </style:style>
    <style:style style:name="P168" style:family="paragraph" style:parent-style-name="Heading_20_1">
      <style:paragraph-properties fo:margin-top="0.3335in" fo:margin-bottom="0.0835in" loext:contextual-spacing="false" fo:line-height="100%" fo:keep-together="auto" fo:keep-with-next="auto"/>
    </style:style>
    <style:style style:name="P169" style:family="paragraph" style:parent-style-name="Heading_20_1">
      <style:paragraph-properties fo:margin-top="0.3335in" fo:margin-bottom="0.0835in" loext:contextual-spacing="false" fo:line-height="100%" fo:text-align="center" style:justify-single-word="false" fo:keep-together="auto" fo:keep-with-next="auto"/>
    </style:style>
    <style:style style:name="P170" style:family="paragraph" style:parent-style-name="Heading_20_1">
      <style:paragraph-properties fo:margin-top="0.3335in" fo:margin-bottom="0.0835in" loext:contextual-spacing="false" fo:line-height="100%" fo:text-align="center" style:justify-single-word="false" fo:keep-together="auto" fo:keep-with-next="auto"/>
      <style:text-properties fo:color="#00000a" fo:font-size="14pt" fo:font-weight="bold" style:font-size-asian="14pt" style:font-weight-asian="bold" style:font-size-complex="14pt"/>
    </style:style>
    <style:style style:name="P171" style:family="paragraph" style:parent-style-name="Heading_20_1" style:list-style-name="WWNum36">
      <style:paragraph-properties fo:margin-left="0.5in" fo:margin-right="0in" fo:margin-top="0.3335in" fo:margin-bottom="0.0835in" loext:contextual-spacing="true" fo:line-height="100%" fo:keep-together="auto" fo:text-indent="-0.25in" style:auto-text-indent="false" fo:keep-with-next="auto"/>
    </style:style>
    <style:style style:name="P172" style:family="paragraph" style:parent-style-name="Heading_20_1" style:list-style-name="WWNum9">
      <style:paragraph-properties fo:margin-left="0.5in" fo:margin-right="0in" fo:margin-top="0.3335in" fo:margin-bottom="0.0835in" loext:contextual-spacing="true" fo:line-height="100%" fo:keep-together="auto" fo:text-indent="-0.25in" style:auto-text-indent="false" fo:keep-with-next="auto"/>
    </style:style>
    <style:style style:name="P173" style:family="paragraph" style:parent-style-name="Heading_20_1" style:list-style-name="WWNum19">
      <style:paragraph-properties fo:margin-left="0.5in" fo:margin-right="0in" fo:margin-top="0.3335in" fo:margin-bottom="0.0835in" loext:contextual-spacing="true" fo:line-height="100%" fo:keep-together="auto" fo:text-indent="-0.25in" style:auto-text-indent="false" fo:keep-with-next="auto"/>
    </style:style>
    <style:style style:name="P174" style:family="paragraph" style:parent-style-name="Heading_20_1" style:list-style-name="WWNum35">
      <style:paragraph-properties fo:margin-left="0.5in" fo:margin-right="0in" fo:margin-top="0.3335in" fo:margin-bottom="0.0835in" loext:contextual-spacing="true" fo:line-height="100%" fo:keep-together="auto" fo:text-indent="-0.25in" style:auto-text-indent="false" fo:keep-with-next="auto"/>
    </style:style>
    <style:style style:name="P175" style:family="paragraph" style:parent-style-name="Heading_20_1" style:list-style-name="WWNum31">
      <style:paragraph-properties fo:margin-left="0.5in" fo:margin-right="0in" fo:margin-top="0.3335in" fo:margin-bottom="0.0835in" loext:contextual-spacing="true" fo:line-height="100%" fo:keep-together="auto" fo:text-indent="-0.25in" style:auto-text-indent="false" fo:keep-with-next="auto"/>
    </style:style>
    <style:style style:name="P176" style:family="paragraph" style:parent-style-name="Heading_20_1" style:list-style-name="WWNum56">
      <style:paragraph-properties fo:margin-left="0.5in" fo:margin-right="0in" fo:margin-top="0.3335in" fo:margin-bottom="0.0835in" loext:contextual-spacing="true" fo:line-height="100%" fo:keep-together="auto" fo:text-indent="-0.25in" style:auto-text-indent="false" fo:keep-with-next="auto"/>
    </style:style>
    <style:style style:name="P177" style:family="paragraph" style:parent-style-name="Heading_20_1" style:list-style-name="WWNum26">
      <style:paragraph-properties fo:margin-left="0.5in" fo:margin-right="0in" fo:margin-top="0.3335in" fo:margin-bottom="0.0835in" loext:contextual-spacing="true" fo:line-height="100%" fo:keep-together="auto" fo:text-indent="-0.25in" style:auto-text-indent="false" fo:keep-with-next="auto"/>
    </style:style>
    <style:style style:name="P178" style:family="paragraph" style:parent-style-name="Heading_20_2">
      <style:paragraph-properties fo:margin-top="0.25in" fo:margin-bottom="0.0835in" loext:contextual-spacing="false"/>
    </style:style>
    <style:style style:name="P179" style:family="paragraph" style:parent-style-name="Heading_20_2">
      <style:paragraph-properties fo:margin-top="0.25in" fo:margin-bottom="0.0555in" loext:contextual-spacing="false" fo:line-height="100%" fo:keep-together="auto" fo:keep-with-next="auto"/>
    </style:style>
    <style:style style:name="P180" style:family="paragraph" style:parent-style-name="Heading_20_2" style:list-style-name="WWNum40">
      <style:paragraph-properties fo:margin-left="1in" fo:margin-right="0in" fo:margin-top="0.25in" fo:margin-bottom="0.0555in" loext:contextual-spacing="true" fo:line-height="100%" fo:keep-together="auto" fo:text-indent="-0.25in" style:auto-text-indent="false" fo:keep-with-next="auto"/>
    </style:style>
    <style:style style:name="P181" style:family="paragraph" style:parent-style-name="Heading_20_2" style:list-style-name="WWNum78">
      <style:paragraph-properties fo:margin-left="1in" fo:margin-right="0in" fo:margin-top="0.25in" fo:margin-bottom="0.0555in" loext:contextual-spacing="true" fo:line-height="100%" fo:keep-together="auto" fo:text-indent="-0.25in" style:auto-text-indent="false" fo:keep-with-next="auto"/>
    </style:style>
    <style:style style:name="P182" style:family="paragraph" style:parent-style-name="Heading_20_2" style:list-style-name="WWNum85">
      <style:paragraph-properties fo:margin-left="1in" fo:margin-right="0in" fo:margin-top="0.25in" fo:margin-bottom="0.0555in" loext:contextual-spacing="true" fo:line-height="100%" fo:keep-together="auto" fo:text-indent="-0.25in" style:auto-text-indent="false" fo:keep-with-next="auto"/>
    </style:style>
    <style:style style:name="P183" style:family="paragraph" style:parent-style-name="Heading_20_2" style:list-style-name="WWNum36">
      <style:paragraph-properties fo:margin-left="1in" fo:margin-right="0in" fo:margin-top="0.25in" fo:margin-bottom="0.0555in" loext:contextual-spacing="true" fo:line-height="100%" fo:keep-together="auto" fo:text-indent="-0.25in" style:auto-text-indent="false" fo:keep-with-next="auto"/>
    </style:style>
    <style:style style:name="P184" style:family="paragraph" style:parent-style-name="Heading_20_2" style:list-style-name="WWNum19">
      <style:paragraph-properties fo:margin-left="1in" fo:margin-right="0in" fo:margin-top="0.25in" fo:margin-bottom="0.0555in" loext:contextual-spacing="true" fo:line-height="100%" fo:keep-together="auto" fo:text-indent="-0.25in" style:auto-text-indent="false" fo:keep-with-next="auto"/>
    </style:style>
    <style:style style:name="P185"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fo:font-style="italic" style:text-underline-style="solid" style:text-underline-width="auto" style:text-underline-color="font-color" fo:font-weight="bold" style:font-style-asian="italic" style:font-weight-asian="bold"/>
    </style:style>
    <style:style style:name="T3" style:family="text">
      <style:text-properties fo:color="#1155cc" fo:font-style="italic" style:text-underline-style="solid" style:text-underline-width="auto" style:text-underline-color="font-color" style:font-style-asian="italic"/>
    </style:style>
    <style:style style:name="T4" style:family="text">
      <style:text-properties fo:color="#1155cc" style:font-name="Times New Roman" style:text-underline-style="solid" style:text-underline-width="auto" style:text-underline-color="font-color" style:font-name-asian="Times New Roman1" style:font-name-complex="Times New Roman1"/>
    </style:style>
    <style:style style:name="T5" style:family="text">
      <style:text-properties fo:font-size="22pt" fo:font-weight="bold" style:font-size-asian="22pt" style:font-weight-asian="bold" style:font-size-complex="22pt"/>
    </style:style>
    <style:style style:name="T6" style:family="text">
      <style:text-properties fo:font-size="23pt" fo:font-weight="bold" style:font-size-asian="23pt" style:font-weight-asian="bold" style:font-size-complex="23pt"/>
    </style:style>
    <style:style style:name="T7" style:family="text">
      <style:text-properties style:font-name="Times New Roman" style:font-name-asian="Times New Roman1" style:font-name-complex="Times New Roman1"/>
    </style:style>
    <style:style style:name="T8" style:family="text">
      <style:text-properties style:font-name="Times New Roman" style:font-name-asian="Times New Roman1" style:font-name-complex="Times New Roman1" fo:background-color="#ffffff"/>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fo:color="#00000a" fo:font-size="14pt" fo:font-weight="bold" style:font-size-asian="14pt" style:font-weight-asian="bold" style:font-size-complex="14pt"/>
    </style:style>
    <style:style style:name="T11" style:family="text">
      <style:text-properties fo:font-weight="bold" style:font-weight-asian="bold"/>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style="italic" style:text-underline-style="solid" style:text-underline-width="auto" style:text-underline-color="font-color" style:font-style-asian="italic"/>
    </style:style>
    <style:style style:name="T15" style:family="text">
      <style:text-properties fo:font-size="17pt" fo:font-weight="bold" style:font-size-asian="17pt" style:font-weight-asian="bold" style:font-size-complex="17pt"/>
    </style:style>
    <style:style style:name="T16" style:family="text">
      <style:text-properties fo:color="#000000" fo:font-size="13pt" fo:font-weight="bold" style:font-size-asian="13pt" style:font-weight-asian="bold" style:font-size-complex="13pt"/>
    </style:style>
    <style:style style:name="T17" style:family="text">
      <style:text-properties fo:color="#0000ff" fo:font-style="italic" style:text-underline-style="solid" style:text-underline-width="auto" style:text-underline-color="font-color" style:font-style-asian="italic"/>
    </style:style>
    <style:style style:name="T18" style:family="text">
      <style:text-properties fo:color="#0000ff" fo:font-style="italic" style:font-style-asian="italic"/>
    </style:style>
    <style:style style:name="T19" style:family="text">
      <style:text-properties fo:color="#0000ff"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text:bookmark text:name="_sewa04bh9fns"/>Company name: ??</text:p>
      <text:p text:style-name="P167"><text:bookmark text:name="_bckgteokqd01"/>Pitch name:</text:p>
      <text:p text:style-name="P6">Open Hardware for sustainability</text:p>
      <text:p text:style-name="P167"><text:bookmark text:name="_1cd1uienityv"/>Short summary</text:p>
      <text:p text:style-name="P6">Are you interested in sustainable development, collaborative economy, Bottom of the Pyramid markets, and using your money to create impact? Help us build the first commercially successful open source tractor and CNC metal cutter to enable distributed production. We make sustainable impact with open hardware.</text:p>
      <text:p text:style-name="P6"/>
      <text:p text:style-name="P167"><text:bookmark text:name="_bwlm2m1nrpkj"/>The business</text:p>
      <text:p text:style-name="P6">We distribute open hardware industrial machines, that we design collaboratively on the cloud. We do so by leading the creation of open source designs, under a CC license with non commercial attribution. We leverage innovation through world wide open source design in github. We use these common resources and added value with manufacturing partners, to build and distribute such machines, based on the open designs published on the web.</text:p>
      <text:p text:style-name="P6"/>
      <text:p text:style-name="P167"><text:bookmark text:name="_t0xxjltpm4kj"/>The market</text:p>
      <text:p text:style-name="P6">There is an increasingly growing market of prosumers in manufacturing and agriculture. Farmers, entrepreneurs and citizens want to have access to technological knowledge, participate and innovate. They can do so with open source, they can become better prosumers, and they are looking for organizations that provide them with, and teach them how to make products that are open source, relevant and sustainable. We do that successfully. We provide not only with open source machines, but also services, documentation and a platform to associate towards creating more impact.</text:p>
      <text:p text:style-name="P6"/>
      <text:p text:style-name="P6">The market: solely for CNC,</text:p>
      <text:p text:style-name="P6">A CNC plasma cutter for metal is an essential machine in a new era of sustainable development and the knowledge economy. It allows to cut with precision sheet metals, in any kind of 2D shape, which is key to build custom parts. Any CAM 3D and 2D model, that needs of sheet parts can be build with this machine. <text:s/>More and more local producers specialized in low volume production need and can have access with to open source tools like this one. Cooperatives, small industries, car fixers, makers as well as local economies and communities in the developing world are going to chose for open source technologies, because everyone can collaborate and be more resource efficient.</text:p>
      <text:p text:style-name="P6"/>
      <text:p text:style-name="P6">Variant:</text:p>
      <text:p text:style-name="P6">A CNC plasma cutter for metal is an essential machine in a new era of sustainable development and the knowledge economy. It allows to cut with precision sheet metals, in any kind of 2D shape, which is key to build custom parts. Any CAM 3D and 2D model shared over the internet, that needs of sheet parts can be built with this machine. <text:s/>More and more local producers specialized in low volume production need and can have access with to open source tools like this one. <text:s/>Many regions around the world, countries, NGOs, the UN and the EU, are working on capacity building investments, these are our key partners to bring sustainable development to different regions using open source best practices.</text:p>
      <text:p text:style-name="P6"/>
      <text:p text:style-name="P6"/>
      <text:p text:style-name="P6"/>
      <text:p text:style-name="P6"/>
      <text:p text:style-name="P6"/>
      <text:p text:style-name="P6"/>
      <text:p text:style-name="P6"/>
      <text:p text:style-name="P6"/>
      <text:p text:style-name="P6"/>
      <text:p text:style-name="P6"><text:soft-page-break/></text:p>
      <text:p text:style-name="P167"><text:bookmark text:name="_xulsj097dsgx"/>Progress/ proof</text:p>
      <text:p text:style-name="P6">Thanks to our open source collaborative approach,</text:p>
      <text:p text:style-name="P6">In less than two months our team has grown from an idea/concept to having three prototypes of machines. We have currently a CNC working prototype including the documentation that is necessary for replication.</text:p>
      <text:p text:style-name="P6"/>
      <text:p text:style-name="P6">Our team has grown from 2 dedicated members to three fully dedicated engineers. And a 4th contributor that is also supporting our project.</text:p>
      <text:p text:style-name="P6"/>
      <text:p text:style-name="P6">We have been collaborating with TU DElft university teaching students the value of open source and how they can collaborate in our open design projects.</text:p>
      <text:p text:style-name="P6"/>
      <text:p text:style-name="P6">We are about to finish the documentation of a validated design for a tractor implement that can be done with laser cutting machines like the one we are making.</text:p>
      <text:p text:style-name="P6"/>
      <text:p text:style-name="P167"><text:bookmark text:name="_ao6dbexi97t4"/>Objectives/Future</text:p>
      <text:p text:style-name="P6"/>
      <text:p text:style-name="P6">Short term goals:</text:p>
      <text:p text:style-name="P6">Be the first ones to have a commercially available CNC plasma metal cutter. </text:p>
      <text:p text:style-name="P6">Be the first ones to have an open source hardware tractor commercially available for organizations and farmers to hack and use.</text:p>
      <text:p text:style-name="P6">Long term goals:</text:p>
      <text:p text:style-name="P6">Grow our open source design repositories with new partners and communities that want to launch successful open source designs. <text:s/>Distribute best quality design using open source based practices. Open an impact hub exclusively dedicated to developing technologies to empower people with micro infrastructure resources and tools. </text:p>
      <text:p text:style-name="P6"/>
      <text:p text:style-name="P6"/>
      <text:p text:style-name="P167"><text:bookmark text:name="_iks5hr8oujb2"/></text:p>
      <text:p text:style-name="P167"><text:bookmark text:name="_21hfnfwqayb0"/>Team Overview</text:p>
      <text:p text:style-name="P22"/>
      <text:p text:style-name="P6">Our core team is an international one, composed now of 4 members. An Indian, a Dutch, a Greek <text:s/>and a Cuban. We are passionate about the idea of using open source to make sustainable impact feasible and reachable to many parts of the world. We have a lead innovator, farmer, maker (Manolis), <text:s/>a mechanical engineer and designer (Vinay) and two design engineers (Jose and Jannes). Jose's role has been mainly in bringing together the team, and teaching open source to the team. Vinay and Jannes are very young talented and committed engineers wanting to work full time on a sustainable initiative. Manolis has a farm in USA, and the rest are young graduates from TU Delft. The team and project is growing fast and raising lots of enthusiasm at TU Delft.</text:p>
      <text:p text:style-name="P6"/>
      <text:p text:style-name="P6"/>
      <text:p text:style-name="P6"/>
      <text:p text:style-name="P6"><text:soft-page-break/>Upload a photo from yourself</text:p>
      <text:p text:style-name="P6">Name: Emmanouil Karamousadakis</text:p>
      <text:p text:style-name="P6">Linkedin profile:</text:p>
      <text:p text:style-name="P6">Position: Co-Founder, Engineer, Tester, Lead User</text:p>
      <text:p text:style-name="P6">Bio:My background is in the Greek military. Limiting as it is I took my family and moved in the USA to be able to express my creativity. I started my own farm where I design and build everything from scratch. I have worked in almost every position in the residential construction field. I am self taught on CAD design <text:s/>and I spend my free time researching and learning whatever is needed in order to move my farm forward, including making my own water well, and constructing a 100’ x 30’ greenhouse that can stand the snowy Maine.</text:p>
      <text:p text:style-name="P6"/>
      <text:p text:style-name="P6"/>
      <text:p text:style-name="P6">Upload a photo from yourself</text:p>
      <text:p text:style-name="P6">Name: Jose Carlos Urra Llanusa</text:p>
      <text:p text:style-name="P6">Linkedin profile:</text:p>
      <text:p text:style-name="P6">Position:Co-Founder: Entrepeneur, Designer</text:p>
      <text:p text:style-name="P6">Bio: I am Cuban industrial designer and entrepreneur. I worked in Cuba for 4 years as an industrial designer in a High Tech Company focused on Neurological equipment and solutions. I did a second master at TU Delft, in industrial design, awarded with the International Excellence Scholarship. Worked for a year as an Interaction Designer, and volunteered also in Open Source Hardware Projects together with Manolis. In the last 2 years I have been involved and connected to the startup world, and finally I found an idea, that is worth pursuing full time because of the impact it can bring.</text:p>
      <text:p text:style-name="P6"/>
      <text:p text:style-name="P6">Upload a photo from yourself</text:p>
      <text:p text:style-name="P6">Name: Vinay Bhajantri</text:p>
      <text:p text:style-name="P6">Linkedin profile:https://www.linkedin.com/in/vinaybhajantri/</text:p>
      <text:p text:style-name="P6">Position: Co-Founder, Design Engineer</text:p>
      <text:p text:style-name="P6">Bio: I am a design engineer with a foundation in mechanical engineering and product design. I have worked on socially oriented technological products in India, Uganda and Kenya mainly centered around automation. Currently I work part time as a design engineer developing automation equipments for healthcare industries. I believe in order to have a sustainable development the know-how needs to be passed on to following generations which is possible with open practices.</text:p>
      <text:p text:style-name="P6"/>
      <text:p text:style-name="P6"/>
      <text:p text:style-name="P6">Upload a photo from yourself</text:p>
      <text:p text:style-name="P6">Name: Jannes Nelissen</text:p>
      <text:p text:style-name="P6">Linkedin profile:https://www.linkedin.com/in/jannesnelissen/</text:p>
      <text:p text:style-name="P6">Position: Co-Founder, Design Engineer</text:p>
      <text:p text:style-name="P6">Bio: During my studies Industrial Design Engineering I changed my perspective from loving to build and create to realizing that I want to make socially sound and environmentally sustainable products. With 5 years of experience in research and design for the circular economy, I am now a junior lecturer Circular Product Design at the TU Delft and freelance design engineer with special interest in production and consumption in the circular economy.</text:p>
      <text:p text:style-name="P6"/>
      <text:p text:style-name="P6"/>
      <text:p text:style-name="P178"><text:bookmark text:name="_5owqkbxqeass"/><text:soft-page-break/>Highlights:</text:p>
      <text:p text:style-name="P6">we have a working testable prototype</text:p>
      <text:p text:style-name="P6">We work on github as a team collaboratively</text:p>
      <text:p text:style-name="P6">See the prototype of the machine working: <text:a xlink:type="simple" xlink:href="https://vimeo.com/273051333" text:style-name="Internet_20_link" text:visited-style-name="Visited_20_Internet_20_Link"><text:span text:style-name="T1">https://vimeo.com/273051333</text:span></text:a></text:p>
      <text:p text:style-name="P6">We have build an implement for a tractor with this prototype</text:p>
      <text:p text:style-name="P6">We grew this team from 1 <text:s/>to 4 in less than a month</text:p>
      <text:p text:style-name="P6">We work collaboratively and openly using open source best practices and tools</text:p>
      <text:p text:style-name="P178"><text:bookmark text:name="_5t946o1ej3o5"/>The deal</text:p>
      <text:p text:style-name="P6">We are asking for a 150,000 seed investment capital. Depending on your goals as an investor, your values and interest we are willing to negotiate.</text:p>
      <text:p text:style-name="P6"/>
      <text:p text:style-name="P6">Loan option: As a standard bottom line deal, we offer 15% of your investment. </text:p>
      <text:p text:style-name="P6"/>
      <text:p text:style-name="P6">The equity option: </text:p>
      <text:p text:style-name="P6">We are interested in equity if is only temporarily, minimum 5 years. During the project and after this, the investor is welcome to join the team, and help us realize our mission, which is to use open hardware as driver for sustainable, thriving and fair economies.</text:p>
      <text:p text:style-name="P6"/>
      <text:p text:style-name="P6"/>
      <text:p text:style-name="P6"/>
      <text:p text:style-name="P178"><text:bookmark text:name="_airmb2lcix4m"/></text:p>
      <text:p text:style-name="P178"><text:bookmark text:name="_airmb2lcix4m1"/>Extensive Business Plan</text:p>
      <text:p text:style-name="P6"/>
      <text:p text:style-name="P20"/>
      <text:p text:style-name="P20"/>
      <text:p text:style-name="P21"><text:span text:style-name="T5">Business Plan Template for a Startup Business</text:span></text:p>
      <text:p text:style-name="P7"/>
      <text:p text:style-name="P6">A startup business plan serves several purposes. It can help convince investors or lenders to finance your business. It can persuade partners or key employees to join your company. Most importantly, it serves as a roadmap guiding the launch and growth of your new business.</text:p>
      <text:p text:style-name="P6"/>
      <text:p text:style-name="P6">Writing a business plan is an opportunity to carefully think through every step of starting your company so you can prepare for success. This is your chance to discover any weaknesses in your business idea, identify opportunities you may not have considered, and plan how you will deal with challenges that are likely to arise. Be honest with yourself as you work through your business plan. Don’t gloss over potential problems; instead, figure out solutions.</text:p>
      <text:p text:style-name="P6"><text:soft-page-break/></text:p>
      <text:p text:style-name="P6">A good business plan is clear and concise. A person outside of your industry should be able to understand it. Avoid overusing industry jargon or terminology.</text:p>
      <text:p text:style-name="P6"/>
      <text:p text:style-name="P6">Most of the time involved in writing your plan should be spent researching and thinking. Make sure to document your research, including the sources of any information you include.</text:p>
      <text:p text:style-name="P6"/>
      <text:p text:style-name="P6">Avoid making unsubstantiated claims or sweeping statements. Investors, lenders and others reading your plan will want to see realistic projections and expect your assumptions to be supported with facts.</text:p>
      <text:p text:style-name="P6"/>
      <text:p text:style-name="P6">This template includes instructions for each section of the business plan, followed by corresponding fillable worksheet/s.</text:p>
      <text:p text:style-name="P6"/>
      <text:p text:style-name="P6">The last section in the instructions, “Refining Your Plan,” explains ways you may need to modify your plan for specific purposes, such as getting a bank loan, or for specific industries, such as retail.</text:p>
      <text:p text:style-name="P6"/>
      <text:p text:style-name="P6">Proofread your completed plan (or have someone proofread it for you) to make sure it’s free of spelling and grammatical errors and that all figures are accurate.</text:p>
      <text:p text:style-name="P6"/>
      <text:p text:style-name="P6"/>
      <text:p text:style-name="P21"/>
      <text:p text:style-name="P21"/>
      <text:p text:style-name="P21"><text:span text:style-name="T5">Business Plan</text:span></text:p>
      <text:p text:style-name="P8">[Insert Dat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ompany name</text:p>
      <text:p text:style-name="P6">Street address 1</text:p>
      <text:p text:style-name="P6">Street address 2</text:p>
      <text:p text:style-name="P6">City, state, ZIP</text:p>
      <text:p text:style-name="P6">Business phone</text:p>
      <text:p text:style-name="P6"><text:soft-page-break/>Website URL</text:p>
      <text:p text:style-name="P6">Email address</text:p>
      <text:p text:style-name="P6"/>
      <text:p text:style-name="P168"><text:bookmark text:name="_tlqrz5allr7k"/><text:span text:style-name="T6">Confidentiality Agreement</text:span></text:p>
      <text:p text:style-name="P9"/>
      <text:p text:style-name="P9"/>
      <text:p text:style-name="P9"/>
      <text:p text:style-name="P10"><text:span text:style-name="T8">The undersigned reader acknowledges that any information provided by _________________________ in this business plan, other than information that is in the public domain, is confidential in nature, and that any disclosure or use of same by the reader may cause serious harm or damage to ________________________. Therefore, the undersigned agrees not to disclose it without express written permission from ________________________________.</text:span></text:p>
      <text:p text:style-name="P10"><text:span text:style-name="T8">Upon request, the undersigned reader will immediately return this document to ___________________________.</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pan text:style-name="T8">___________________</text:span></text:p>
      <text:p text:style-name="P6"><text:span text:style-name="T8">Signature</text:span></text:p>
      <text:p text:style-name="P12"/>
      <text:p text:style-name="P6"><text:span text:style-name="T8">___________________</text:span></text:p>
      <text:p text:style-name="P6"><text:soft-page-break/><text:span text:style-name="T8">Name (typed or printed)</text:span></text:p>
      <text:p text:style-name="P12"/>
      <text:p text:style-name="P6"><text:span text:style-name="T8">___________________</text:span></text:p>
      <text:p text:style-name="P6"><text:span text:style-name="T8">Date</text:span></text:p>
      <text:p text:style-name="P12"/>
      <text:p text:style-name="P6"><text:span text:style-name="T8">This is a business plan. It does not imply an offering of securities.</text:span></text:p>
      <text:p text:style-name="P12"/>
      <text:p text:style-name="P169"><text:bookmark text:name="_lm2z7mgk9xwd"/><text:span text:style-name="T10">Table of Contents</text:span></text:p>
      <text:p text:style-name="P170"><text:bookmark text:name="_lm2z7mgk9xwd1"/></text:p>
      <text:p text:style-name="P6"><text:tab/></text:p>
      <text:p text:style-name="P6"><text:span text:style-name="T11">Confidentiality <text:tab/>Agreement <text:tab/>3</text:span></text:p>
      <text:p text:style-name="P6"><text:tab/></text:p>
      <text:p text:style-name="P6"><text:span text:style-name="T11">I. <text:tab/>Instructions: Executive Summary<text:tab/>5</text:span></text:p>
      <text:p text:style-name="P6"><text:tab/></text:p>
      <text:p text:style-name="P6"><text:span text:style-name="T12">Executive <text:tab/>Summary<text:tab/>6</text:span></text:p>
      <text:p text:style-name="P6"><text:tab/></text:p>
      <text:p text:style-name="P6"><text:span text:style-name="T11">II. <text:tab/>Instructions: Company Description<text:tab/>7</text:span></text:p>
      <text:p text:style-name="P6"><text:tab/></text:p>
      <text:p text:style-name="P6"><text:span text:style-name="T12">Company <text:tab/>Description Worksheet<text:tab/>8</text:span></text:p>
      <text:p text:style-name="P6"><text:tab/></text:p>
      <text:p text:style-name="P6"><text:span text:style-name="T11">III. <text:tab/>Instructions: Products &amp; Services<text:tab/>9</text:span></text:p>
      <text:p text:style-name="P6"><text:tab/></text:p>
      <text:p text:style-name="P6"><text:span text:style-name="T12">Product <text:tab/>&amp; Service Description Worksheet<text:tab/>10</text:span></text:p>
      <text:p text:style-name="P6"><text:tab/></text:p>
      <text:p text:style-name="P6"><text:span text:style-name="T11">IV. <text:tab/>Instructions: Marketing Plan <text:tab/>12</text:span></text:p>
      <text:p text:style-name="P6"><text:tab/></text:p>
      <text:p text:style-name="P6"><text:span text:style-name="T12">SWOT <text:tab/>Analysis Worksheet <text:tab/>13</text:span></text:p>
      <text:p text:style-name="P6"><text:soft-page-break/><text:tab/></text:p>
      <text:p text:style-name="P6"><text:span text:style-name="T12">Competitor <text:tab/>Data Collection Plan<text:tab/>15</text:span></text:p>
      <text:p text:style-name="P6"><text:tab/></text:p>
      <text:p text:style-name="P6"><text:span text:style-name="T12">Competitive <text:tab/>Analysis Worksheet<text:tab/>16</text:span></text:p>
      <text:p text:style-name="P6"><text:tab/></text:p>
      <text:p text:style-name="P6"><text:span text:style-name="T12">Marketing <text:tab/>Expenses Strategy Chart<text:tab/>18</text:span></text:p>
      <text:p text:style-name="P6"><text:tab/></text:p>
      <text:p text:style-name="P6"><text:span text:style-name="T12">Pricing <text:tab/>Strategy Worksheet<text:tab/>20</text:span></text:p>
      <text:p text:style-name="P6"><text:tab/></text:p>
      <text:p text:style-name="P6"><text:span text:style-name="T12">Distribution <text:tab/>Channel Assessment Worksheet<text:tab/>22</text:span></text:p>
      <text:p text:style-name="P6"><text:tab/></text:p>
      <text:p text:style-name="P6"><text:span text:style-name="T11">V. <text:tab/>Instructions: Operational Plan<text:tab/>24</text:span></text:p>
      <text:p text:style-name="P6"><text:tab/></text:p>
      <text:p text:style-name="P6"><text:span text:style-name="T11">VI. <text:tab/>Instructions: Management &amp; Organization<text:tab/>26</text:span></text:p>
      <text:p text:style-name="P6"><text:tab/></text:p>
      <text:p text:style-name="P6"><text:span text:style-name="T12">Management <text:tab/>Worksheet <text:tab/>27</text:span></text:p>
      <text:p text:style-name="P6"><text:tab/></text:p>
      <text:p text:style-name="P6"><text:span text:style-name="T12">Organization <text:tab/>Chart <text:tab/>28</text:span></text:p>
      <text:p text:style-name="P6"><text:tab/></text:p>
      <text:p text:style-name="P6"><text:span text:style-name="T11">VII. <text:tab/>Instructions: Startup Expenses &amp; Capitalization<text:tab/>29</text:span></text:p>
      <text:p text:style-name="P6"><text:tab/></text:p>
      <text:p text:style-name="P6"><text:span text:style-name="T11">VIII. <text:tab/>Instructions: Financial Plan<text:tab/>30</text:span></text:p>
      <text:p text:style-name="P6"><text:tab/></text:p>
      <text:p text:style-name="P6"><text:span text:style-name="T11">IX. <text:tab/>Instructions: Appendices <text:tab/>32</text:span></text:p>
      <text:p text:style-name="P6"><text:tab/></text:p>
      <text:p text:style-name="P6"><text:span text:style-name="T11">X. <text:tab/>Instructions: Refining the Plan <text:tab/>33</text:span></text:p>
      <text:p text:style-name="P6"><text:tab/></text:p>
      <text:p text:style-name="P6"><text:soft-page-break/><text:span text:style-name="T11">Now <text:tab/>That You’re (Almost) Finished . . .<text:tab/>35</text:span></text:p>
      <text:p text:style-name="P14"/>
      <text:p text:style-name="P14"/>
      <text:p text:style-name="P168"><text:bookmark text:name="_nca7gdqpir4w"/><text:span text:style-name="T6">I. Instructions: Executive Summary</text:span></text:p>
      <text:p text:style-name="P9"/>
      <text:p text:style-name="P6">The Executive Summary is the most important part of your business plan. Often, it’s the only part that a prospective investor or lender reads before deciding whether or not to read the rest of your plan. It should convey your enthusiasm for your business idea and get readers excited about it, too.</text:p>
      <text:p text:style-name="P6"/>
      <text:p text:style-name="P6">Write your Executive Summary LAST, after you have completed the rest of the business plan. That way, you’ll have thought through all the elements of your startup and be prepared to summarize them.</text:p>
      <text:p text:style-name="P6"/>
      <text:p text:style-name="P6">The Executive Summary should briefly explain each of the below.</text:p>
      <text:p text:style-name="P6"/>
      <text:list xml:id="list6454108731859064739" text:style-name="WWNum65">
        <text:list-item>
          <text:p text:style-name="P23"><text:tab/></text:p>
        </text:list-item>
        <text:list-item>
          <text:p text:style-name="P23"><text:span text:style-name="T11">An overview of your business <text:tab/></text:span>idea (one or two sentences). <text:tab/></text:p>
        </text:list-item>
        <text:list-item>
          <text:p text:style-name="P23"><text:tab/></text:p>
        </text:list-item>
        <text:list-item>
          <text:p text:style-name="P23"><text:span text:style-name="T11">A description of your product <text:tab/>and/or service.</text:span> What problems are you solving for your target <text:tab/>customers? <text:tab/></text:p>
        </text:list-item>
        <text:list-item>
          <text:p text:style-name="P23"><text:tab/></text:p>
        </text:list-item>
        <text:list-item>
          <text:p text:style-name="P23"><text:span text:style-name="T11">Your goals for the business.</text:span> <text:tab/>Where do you expect the business to be in one year, three years, <text:tab/>five years? <text:tab/></text:p>
        </text:list-item>
        <text:list-item>
          <text:p text:style-name="P23"><text:tab/></text:p>
        </text:list-item>
        <text:list-item>
          <text:p text:style-name="P23"><text:span text:style-name="T11">Your proposed target market.</text:span> <text:tab/>Who are your ideal customers? <text:tab/></text:p>
        </text:list-item>
        <text:list-item>
          <text:p text:style-name="P23"><text:tab/></text:p>
        </text:list-item>
        <text:list-item>
          <text:p text:style-name="P23"><text:span text:style-name="T11">Your competition and what <text:tab/>differentiates your business.</text:span> Who are you up against, and what <text:tab/>unique selling proposition will help you succeed? <text:tab/></text:p>
        </text:list-item>
        <text:list-item>
          <text:p text:style-name="P23"><text:tab/></text:p>
        </text:list-item>
        <text:list-item>
          <text:p text:style-name="P23"><text:span text:style-name="T11">Your management team and their <text:tab/>prior experience.</text:span> What do they bring to the table that will give <text:tab/>your business a competitive edge? <text:tab/></text:p>
        </text:list-item>
        <text:list-item>
          <text:p text:style-name="P23"><text:tab/></text:p>
        </text:list-item>
        <text:list-item>
          <text:p text:style-name="P23"><text:span text:style-name="T11">Financial outlook for the <text:tab/>business. </text:span>If you’re using the business plan for financing <text:tab/>purposes, explain exactly how much money you want, how you will use <text:tab/>it, and how that will make your business more profitable. <text:tab/></text:p>
        </text:list-item>
      </text:list>
      <text:p text:style-name="P6"/>
      <text:p text:style-name="P6">Limit your Executive Summary to one or two pages in total.</text:p>
      <text:p text:style-name="P6"><text:soft-page-break/></text:p>
      <text:p text:style-name="P6">After reading the Executive Summary, readers should have a basic understanding of your business, should be excited about its potential, and should be interested enough to read further.</text:p>
      <text:p text:style-name="P6"/>
      <text:p text:style-name="P6"><text:span text:style-name="T13">After you’ve completed your business plan, come back to this section to write your executive summary on the next page</text:span>.</text:p>
      <text:p text:style-name="P6"/>
      <text:p text:style-name="P179"><text:bookmark text:name="_8huw4ykowk4e"/><text:span text:style-name="T15">Executive Summary</text:span></text:p>
      <text:p text:style-name="P6">(Write after you’ve completed the rest of the business plan.)</text:p>
      <text:p text:style-name="P6"/>
      <text:p text:style-name="P168"><text:bookmark text:name="_lrpdakkju47g"/><text:span text:style-name="T6">II. Instructions: Company Description</text:span></text:p>
      <text:p text:style-name="P9"/>
      <text:p text:style-name="P6">This section explains the basic elements of your business. Include each of the below:</text:p>
      <text:p text:style-name="P6"/>
      <text:list xml:id="list1010312506628730606" text:style-name="WWNum57">
        <text:list-item>
          <text:p text:style-name="P24"><text:tab/></text:p>
        </text:list-item>
        <text:list-item>
          <text:p text:style-name="P24"><text:span text:style-name="T11">Company mission statement</text:span></text:p>
        </text:list-item>
      </text:list>
      <text:p text:style-name="P6">A mission statement is a brief explanation of your company’s reason for being. It can be as short as a marketing tagline (“<text:span text:style-name="T12">MoreDough is an app that helps consumers manage their personal finances in a fun, convenient way</text:span>”) or more involved: (“<text:span text:style-name="T12">Doggie Tales is a dog daycare and grooming salon specializing in convenient services for urban pet lovers. Our mission is to provide service, safety and a family atmosphere, enabling busy dog owners to spend less time taking care of their dog’s basic needs and more time having fun with their pet.”) </text:span>In general, it’s best to keep your mission statement to one or two sentences<text:span text:style-name="T12">.</text:span></text:p>
      <text:list xml:id="list650040764709723487" text:style-name="WWNum76">
        <text:list-item>
          <text:p text:style-name="P25"><text:tab/></text:p>
        </text:list-item>
        <text:list-item>
          <text:p text:style-name="P25"><text:span text:style-name="T11">Company philosophy and vision</text:span></text:p>
        </text:list-item>
        <text:list-item>
          <text:p text:style-name="P25"><text:tab/></text:p>
          <text:list>
            <text:list-item>
              <text:p text:style-name="P115"><text:tab/><text:tab/></text:p>
            </text:list-item>
            <text:list-item>
              <text:p text:style-name="P115">What values does your business <text:tab/><text:tab/>live by? <text:span text:style-name="T12">Honesty, integrity, fun</text:span>, <text:span text:style-name="T12">innovation</text:span> and <text:tab/><text:tab/><text:span text:style-name="T12">community</text:span> are values that might be important to your <text:tab/><text:tab/>business philosophy. <text:tab/><text:tab/></text:p>
            </text:list-item>
            <text:list-item>
              <text:p text:style-name="P115"><text:tab/><text:tab/></text:p>
            </text:list-item>
            <text:list-item>
              <text:p text:style-name="P115"><text:span text:style-name="T12">Vision</text:span> refers to the <text:tab/><text:tab/>long-term outlook for your business. What do you ultimately want it <text:tab/><text:tab/>to become? For instance, your vision for your doggie day-care <text:tab/><text:tab/>center might be to become a national chain, franchise or to sell to <text:tab/><text:tab/>a larger company. <text:tab/><text:tab/></text:p>
            </text:list-item>
            <text:list-item>
              <text:p text:style-name="P115"><text:tab/></text:p>
            </text:list-item>
          </text:list>
        </text:list-item>
      </text:list>
      <text:p text:style-name="P6"/>
      <text:list xml:id="list2995737034936962764" text:style-name="WWNum30">
        <text:list-item>
          <text:p text:style-name="P26"><text:tab/></text:p>
        </text:list-item>
        <text:list-item>
          <text:p text:style-name="P26"><text:span text:style-name="T11">Company goals</text:span></text:p>
        </text:list-item>
      </text:list>
      <text:p text:style-name="P6">Specify your long- and short-term goals as well as any milestones or benchmarks you will use to measure your progress. For instance, if one of your goals is to open a second location, milestones might include reaching a specific sales volume or signing contracts with a certain number of clients in the new market.</text:p>
      <text:p text:style-name="P6"><text:soft-page-break/></text:p>
      <text:list xml:id="list6660967412165109772" text:style-name="WWNum74">
        <text:list-item>
          <text:p text:style-name="P27"><text:tab/></text:p>
        </text:list-item>
        <text:list-item>
          <text:p text:style-name="P27"><text:span text:style-name="T11">Target market</text:span></text:p>
        </text:list-item>
      </text:list>
      <text:p text:style-name="P6">You will cover this in-depth in the Marketing Plan section. Here, briefly explain who your target customers are.</text:p>
      <text:p text:style-name="P6"/>
      <text:list xml:id="list7332501478583769463" text:style-name="WWNum24">
        <text:list-item>
          <text:p text:style-name="P28"><text:tab/></text:p>
        </text:list-item>
        <text:list-item>
          <text:p text:style-name="P28"><text:span text:style-name="T11">Industry </text:span><text:tab/></text:p>
        </text:list-item>
      </text:list>
      <text:p text:style-name="P6">Describe your industry and what makes your business competitive: Is the industry growing, mature or stable? What is the industry outlook long-term and short-term? How will your business take advantage of projected industry changes and trends? What might happen to your competitors and how will your business successfully compete?</text:p>
      <text:p text:style-name="P6"/>
      <text:list xml:id="list5090785994317549979" text:style-name="WWNum33">
        <text:list-item>
          <text:p text:style-name="P29"><text:tab/></text:p>
        </text:list-item>
        <text:list-item>
          <text:p text:style-name="P29"><text:span text:style-name="T11">Legal structure </text:span><text:tab/></text:p>
        </text:list-item>
        <text:list-item>
          <text:p text:style-name="P29"><text:tab/></text:p>
          <text:list>
            <text:list-item>
              <text:p text:style-name="P116"><text:tab/><text:tab/></text:p>
            </text:list-item>
            <text:list-item>
              <text:p text:style-name="P116">Is your business a sole <text:tab/><text:tab/>proprietorship, LLC, partnership or corporation? Why did you choose <text:tab/><text:tab/>this particular form of business? <text:tab/><text:tab/></text:p>
            </text:list-item>
            <text:list-item>
              <text:p text:style-name="P116"><text:tab/><text:tab/></text:p>
            </text:list-item>
            <text:list-item>
              <text:p text:style-name="P116">If there is more than one owner, <text:tab/><text:tab/>explain how ownership is divided. If you have investors, explain <text:tab/><text:tab/>the percentage of shares they own. This information is important to <text:tab/><text:tab/>investors and lenders. <text:tab/><text:tab/></text:p>
            </text:list-item>
            <text:list-item>
              <text:p text:style-name="P116"><text:tab/></text:p>
            </text:list-item>
          </text:list>
        </text:list-item>
      </text:list>
      <text:p text:style-name="P6"/>
      <text:p text:style-name="P6">After reading the Company Description, the reader should have a basic understanding of your business’s mission and vision, goals, target market, competitive landscape and legal structure.</text:p>
      <text:p text:style-name="P6"/>
      <text:p text:style-name="P6"><text:span text:style-name="T12">Use the </text:span><text:span text:style-name="T14">Company Description worksheet</text:span><text:span text:style-name="T12"> on the next page to help you complete this section.</text:span></text:p>
      <text:p text:style-name="P15"/>
      <text:p text:style-name="P179"><text:bookmark text:name="_zig4ndjeiz2m"/><text:span text:style-name="T15">Company Description Worksheet</text:span></text:p>
      <text:p text:style-name="P16"/>
      <text:p text:style-name="P6"><text:tab/></text:p>
      <table:table table:name="Table1" table:style-name="Table1">
        <table:table-column table:style-name="Table1.A"/>
        <table:table-column table:style-name="Table1.B"/>
        <text:soft-page-break/>
        <table:table-row table:style-name="Table1.1">
          <table:table-cell table:style-name="Table1.A1" office:value-type="string">
            <text:p text:style-name="P140"><text:tab/><text:tab/><text:tab/><text:tab/></text:p>
            <text:p text:style-name="P18"><text:span text:style-name="T11">Business Name</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p>
          </table:table-cell>
        </table:table-row>
        <table:table-row table:style-name="Table1.2">
          <table:table-cell table:style-name="Table1.A1" office:value-type="string">
            <text:p text:style-name="P140"><text:tab/><text:tab/><text:tab/><text:tab/></text:p>
            <text:p text:style-name="P18"><text:span text:style-name="T11">Company Mission Statement</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p>
          </table:table-cell>
        </table:table-row>
        <table:table-row table:style-name="Table1.2">
          <table:table-cell table:style-name="Table1.A1" office:value-type="string">
            <text:p text:style-name="P140"><text:tab/><text:tab/><text:tab/><text:tab/></text:p>
            <text:p text:style-name="P18"><text:span text:style-name="T11">Company Philosophy/</text:span></text:p>
            <text:p text:style-name="P17"><text:tab/><text:tab/><text:tab/><text:tab/></text:p>
            <text:p text:style-name="P18"><text:span text:style-name="T11">Values</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p>
          </table:table-cell>
        </table:table-row>
        <table:table-row table:style-name="Table1.2">
          <table:table-cell table:style-name="Table1.A1" office:value-type="string">
            <text:p text:style-name="P140"><text:tab/><text:tab/><text:tab/><text:tab/></text:p>
            <text:p text:style-name="P18"><text:span text:style-name="T11">Company Vision</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p>
          </table:table-cell>
        </table:table-row>
        <table:table-row table:style-name="Table1.5">
          <table:table-cell table:style-name="Table1.A1" office:value-type="string">
            <text:p text:style-name="P140"><text:tab/><text:tab/><text:tab/><text:tab/></text:p>
            <text:p text:style-name="P18"/>
            <text:p text:style-name="P18"><text:tab/><text:tab/><text:tab/><text:tab/></text:p>
            <text:p text:style-name="P17"><text:tab/><text:tab/><text:tab/><text:tab/></text:p>
            <text:p text:style-name="P18"/>
            <text:p text:style-name="P18"><text:tab/><text:tab/><text:tab/><text:tab/></text:p>
            <text:p text:style-name="P17"><text:tab/><text:tab/><text:tab/><text:tab/></text:p>
            <text:p text:style-name="P18"/>
            <text:p text:style-name="P18"><text:tab/><text:tab/><text:tab/><text:tab/></text:p>
            <text:p text:style-name="P17"><text:tab/><text:tab/><text:tab/><text:tab/></text:p>
            <text:p text:style-name="P18"><text:span text:style-name="T11">Goals &amp; Milestones</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tab/></text:p>
            <text:p text:style-name="P140">1.</text:p>
            <text:p text:style-name="P140"><text:tab/><text:tab/><text:tab/><text:tab/></text:p>
            <text:p text:style-name="P140"/>
            <text:p text:style-name="P140"><text:tab/><text:tab/><text:tab/><text:tab/></text:p>
            <text:p text:style-name="P140"><text:tab/><text:tab/><text:tab/><text:tab/></text:p>
            <text:p text:style-name="P140"/>
            <text:p text:style-name="P140"><text:tab/><text:tab/><text:tab/><text:tab/></text:p>
            <text:p text:style-name="P140"><text:tab/><text:tab/><text:tab/><text:tab/></text:p>
            <text:p text:style-name="P140">2.</text:p>
            <text:p text:style-name="P140"><text:tab/><text:tab/><text:tab/><text:tab/></text:p>
            <text:p text:style-name="P140"/>
            <text:p text:style-name="P140"><text:tab/><text:tab/><text:tab/><text:tab/></text:p>
            <text:p text:style-name="P140"><text:tab/><text:tab/><text:tab/><text:tab/></text:p>
            <text:p text:style-name="P140"/>
            <text:p text:style-name="P140"><text:tab/><text:tab/><text:tab/><text:tab/></text:p>
            <text:p text:style-name="P140"><text:tab/><text:tab/><text:tab/><text:tab/></text:p>
            <text:p text:style-name="P140">3. <text:tab/><text:tab/><text:tab/><text:tab/></text:p>
            <text:p text:style-name="P140"><text:tab/><text:tab/><text:tab/><text:tab/></text:p>
            <text:p text:style-name="P140"/>
            <text:p text:style-name="P140"><text:tab/><text:tab/><text:tab/><text:tab/></text:p>
            <text:p text:style-name="P140"><text:tab/><text:tab/><text:tab/><text:tab/></text:p>
            <text:p text:style-name="P140"/>
            <text:p text:style-name="P140"><text:tab/><text:tab/><text:tab/><text:tab/></text:p>
            <text:p text:style-name="P140"><text:tab/><text:tab/><text:tab/><text:tab/></text:p>
            <text:p text:style-name="P140"/>
            <text:p text:style-name="P140"><text:tab/><text:tab/><text:tab/><text:tab/></text:p>
            <text:p text:style-name="P140"><text:tab/><text:tab/><text:tab/></text:p>
          </table:table-cell>
        </table:table-row>
        <table:table-row table:style-name="Table1.2">
          <table:table-cell table:style-name="Table1.A1" office:value-type="string">
            <text:p text:style-name="P140"><text:tab/><text:tab/><text:tab/><text:tab/></text:p>
            <text:p text:style-name="P18"><text:span text:style-name="T11">Target Market</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p>
          </table:table-cell>
        </table:table-row>
        <table:table-row table:style-name="Table1.7">
          <table:table-cell table:style-name="Table1.A1" office:value-type="string">
            <text:p text:style-name="P140"><text:tab/><text:tab/><text:tab/><text:tab/></text:p>
            <text:p text:style-name="P18"><text:span text:style-name="T11">Industry/</text:span></text:p>
            <text:p text:style-name="P17"><text:tab/><text:tab/><text:tab/><text:tab/></text:p>
            <text:p text:style-name="P18"><text:span text:style-name="T11">Competitors</text:span></text:p>
            <text:p text:style-name="P17"><text:tab/><text:tab/><text:tab/><text:tab/></text:p>
            <text:p text:style-name="P18"/>
            <text:p text:style-name="P18"><text:tab/><text:tab/><text:tab/><text:tab/></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tab/></text:p>
            <text:p text:style-name="P140">1.</text:p>
            <text:p text:style-name="P140"><text:tab/><text:tab/><text:tab/><text:tab/></text:p>
            <text:p text:style-name="P140"/>
            <text:p text:style-name="P140"><text:tab/><text:tab/><text:tab/><text:tab/></text:p>
            <text:p text:style-name="P140"><text:tab/><text:tab/><text:tab/><text:tab/></text:p>
            <text:p text:style-name="P140">2.</text:p>
            <text:p text:style-name="P140"><text:tab/><text:tab/><text:tab/><text:tab/></text:p>
            <text:p text:style-name="P140"/>
            <text:p text:style-name="P140"><text:tab/><text:tab/><text:tab/><text:tab/></text:p>
            <text:p text:style-name="P140"><text:tab/><text:tab/><text:tab/><text:tab/></text:p>
            <text:p text:style-name="P140">3.</text:p>
            <text:p text:style-name="P140"><text:tab/><text:tab/><text:tab/></text:p>
          </table:table-cell>
        </table:table-row>
        <table:table-row table:style-name="Table1.8">
          <table:table-cell table:style-name="Table1.A1" office:value-type="string">
            <text:p text:style-name="P140"><text:tab/><text:tab/><text:tab/><text:tab/></text:p>
            <text:p text:style-name="P18"><text:span text:style-name="T11">Legal Structure/</text:span></text:p>
            <text:p text:style-name="P17"><text:tab/><text:tab/><text:tab/><text:tab/></text:p>
            <text:p text:style-name="P18"><text:span text:style-name="T11">Ownership</text:span></text:p>
            <text:p text:style-name="P17"><text:tab/><text:tab/><text:tab/></text:p>
          </table:table-cell>
          <table:table-cell table:style-name="Table1.A1" office:value-type="string">
            <text:p text:style-name="P140"><text:tab/><text:tab/><text:tab/><text:tab/></text:p>
            <text:p text:style-name="P140"/>
            <text:p text:style-name="P140"><text:tab/><text:tab/><text:tab/><text:tab/></text:p>
            <text:p text:style-name="P140"><text:tab/><text:tab/><text:tab/></text:p>
          </table:table-cell>
        </table:table-row>
      </table:table>
      <text:p text:style-name="P6"><text:soft-page-break/></text:p>
      <text:p text:style-name="P168"><text:bookmark text:name="_n7j74cpnrmp2"/><text:span text:style-name="T6">III. Instructions: Products &amp; Services</text:span></text:p>
      <text:p text:style-name="P9"/>
      <text:p text:style-name="P6">This section expands on the basic information about your products and services included in the Executive Summary and Company Description. Here are some items to consider:</text:p>
      <text:p text:style-name="P6"/>
      <text:list xml:id="list8593354391919922166" text:style-name="WWNum44">
        <text:list-item>
          <text:p text:style-name="P30"><text:tab/></text:p>
        </text:list-item>
        <text:list-item>
          <text:p text:style-name="P30"><text:span text:style-name="T11">Your company’s products <text:tab/>and/or services:</text:span> What do you sell, and how is it manufactured or <text:tab/>provided? Include details of relationships with suppliers, <text:tab/>manufacturers and/or partners that are essential to delivering the <text:tab/>product or service to customers. <text:tab/></text:p>
        </text:list-item>
        <text:list-item>
          <text:p text:style-name="P30"><text:tab/></text:p>
        </text:list-item>
        <text:list-item>
          <text:p text:style-name="P30"><text:span text:style-name="T11">The problem the product or <text:tab/>service solves</text:span>: Every business needs to solve a problem that its <text:tab/>customers face. Explain what the problem is and how your product or <text:tab/>service solves it. What are its benefits, features and unique <text:tab/>selling proposition? Yours won’t be the only solution (every <text:tab/>business has competitors), but you need to explain why your solution <text:tab/>is better than the others, targets a customer base your competitors <text:tab/>are ignoring, or has some other characteristic that gives it a <text:tab/>competitive edge. <text:tab/></text:p>
        </text:list-item>
        <text:list-item>
          <text:p text:style-name="P30"><text:tab/></text:p>
        </text:list-item>
        <text:list-item>
          <text:p text:style-name="P30"><text:span text:style-name="T11">Any proprietary features that <text:tab/>give you a competitive advantage</text:span>: Do you have a patent on your <text:tab/>product or a patent pending? Do you have exclusive agreements with <text:tab/>suppliers or vendors to sell a product or service that none of your <text:tab/>competitors sell? Do you have the license for a product, technology <text:tab/>or service that’s in high demand and/or short supply? <text:tab/></text:p>
        </text:list-item>
        <text:list-item>
          <text:p text:style-name="P30"><text:tab/></text:p>
        </text:list-item>
        <text:list-item>
          <text:p text:style-name="P30"><text:span text:style-name="T11">How you will price your product <text:tab/>or service</text:span>: Describe the pricing, fee, subscription or leasing <text:tab/>structure of your product or service. How does your product or <text:tab/>service fit into the competitive landscape in terms of pricing—are <text:tab/>you on the low end, mid-range or high end? How will that pricing <text:tab/>strategy help you attract customers? What is your projected profit <text:tab/>margin? <text:tab/></text:p>
        </text:list-item>
      </text:list>
      <text:p text:style-name="P6"/>
      <text:p text:style-name="P6">Include any product or service details, such as technical specifications, drawings, photos, patent documents and other support information, in the Appendices.</text:p>
      <text:p text:style-name="P6"/>
      <text:p text:style-name="P6">After reading the Products &amp; Services section, the reader should have a clear understanding of what your business does, what problem it solves for customers, and the unique selling proposition that makes it competitive.</text:p>
      <text:p text:style-name="P6"/>
      <text:p text:style-name="P6"><text:span text:style-name="T12">Use </text:span><text:span text:style-name="T14">the Product and Service Description Worksheet</text:span><text:span text:style-name="T12"> on the next page to help you complete this section.</text:span></text:p>
      <text:p text:style-name="P15"/>
      <text:p text:style-name="P15"/>
      <text:p text:style-name="P15"/>
      <text:p text:style-name="P15"/>
      <text:p text:style-name="P179"><text:bookmark text:name="_xg30sn9kyhk3"/><text:span text:style-name="T15">Product &amp; Service Description Worksheet</text:span></text:p>
      <text:p text:style-name="P16"/>
      <text:p text:style-name="P6"><text:tab/></text:p>
      <table:table table:name="Table2" table:style-name="Table2">
        <table:table-column table:style-name="Table2.A"/>
        <table:table-column table:style-name="Table2.B"/>
        <text:soft-page-break/>
        <table:table-row table:style-name="Table2.1">
          <table:table-cell table:style-name="Table2.A1" office:value-type="string">
            <text:p text:style-name="P140"><text:tab/><text:tab/><text:tab/><text:tab/></text:p>
            <text:p text:style-name="P18"><text:span text:style-name="T11">Business Name</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2">
          <table:table-cell table:style-name="Table2.A1" office:value-type="string">
            <text:p text:style-name="P140"><text:tab/><text:tab/><text:tab/><text:tab/></text:p>
            <text:p text:style-name="P18"><text:span text:style-name="T11">Product/ Service Idea</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2">
          <table:table-cell table:style-name="Table2.A1" office:value-type="string">
            <text:p text:style-name="P140"><text:tab/><text:tab/><text:tab/><text:tab/></text:p>
            <text:p text:style-name="P18"><text:span text:style-name="T11">Special Benefits</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2">
          <table:table-cell table:style-name="Table2.A1" office:value-type="string">
            <text:p text:style-name="P140"><text:tab/><text:tab/><text:tab/><text:tab/></text:p>
            <text:p text:style-name="P18"><text:span text:style-name="T11">Unique Features</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2">
          <table:table-cell table:style-name="Table2.A1" office:value-type="string">
            <text:p text:style-name="P140"><text:tab/><text:tab/><text:tab/><text:tab/></text:p>
            <text:p text:style-name="P18"><text:span text:style-name="T11">Limits and Liabilities</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2">
          <table:table-cell table:style-name="Table2.A1" office:value-type="string">
            <text:p text:style-name="P140"><text:tab/><text:tab/><text:tab/><text:tab/></text:p>
            <text:p text:style-name="P18"><text:span text:style-name="T11">Production and Delivery</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2">
          <table:table-cell table:style-name="Table2.A1" office:value-type="string">
            <text:p text:style-name="P140"><text:tab/><text:tab/><text:tab/><text:tab/></text:p>
            <text:p text:style-name="P18"><text:span text:style-name="T11">Suppliers</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8">
          <table:table-cell table:style-name="Table2.A1" office:value-type="string">
            <text:p text:style-name="P140"><text:tab/><text:tab/><text:tab/><text:tab/></text:p>
            <text:p text:style-name="P18"><text:span text:style-name="T11">Intellectual Property Special Permits</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row table:style-name="Table2.9">
          <table:table-cell table:style-name="Table2.A1" office:value-type="string">
            <text:p text:style-name="P140"><text:tab/><text:tab/><text:tab/><text:tab/></text:p>
            <text:p text:style-name="P18"><text:span text:style-name="T11">Product/</text:span></text:p>
            <text:p text:style-name="P17"><text:tab/><text:tab/><text:tab/><text:tab/></text:p>
            <text:p text:style-name="P18"><text:span text:style-name="T11">Service Description</text:span></text:p>
            <text:p text:style-name="P17"><text:tab/><text:tab/><text:tab/></text:p>
          </table:table-cell>
          <table:table-cell table:style-name="Table2.A1" office:value-type="string">
            <text:p text:style-name="P140"><text:tab/><text:tab/><text:tab/><text:tab/></text:p>
            <text:p text:style-name="P140"/>
            <text:p text:style-name="P140"><text:tab/><text:tab/><text:tab/><text:tab/></text:p>
            <text:p text:style-name="P140"><text:tab/><text:tab/><text:tab/></text:p>
          </table:table-cell>
        </table:table-row>
      </table:table>
      <text:p text:style-name="P6"><text:soft-page-break/></text:p>
      <text:p text:style-name="P6"/>
      <text:p text:style-name="P168"><text:bookmark text:name="_x51gj39xq64c"/><text:span text:style-name="T6">IV. Instructions: Marketing Plan</text:span></text:p>
      <text:p text:style-name="P9"/>
      <text:p text:style-name="P6">This section provides details on your industry, the competitive landscape, your target market and how you will market your business to those customers.</text:p>
      <text:p text:style-name="P6"/>
      <text:p text:style-name="P153"><text:bookmark text:name="_mj4mjc75lp9f"/><text:span text:style-name="T16">Market research</text:span></text:p>
      <text:p text:style-name="P19"/>
      <text:p text:style-name="P6">There are two kinds of research: <text:span text:style-name="T12">primary</text:span> and <text:span text:style-name="T12">secondary</text:span>. <text:span text:style-name="T12">Primary</text:span> market research is information you gather yourself. This could include going online or driving around town to identify competitors; interviewing or surveying people who fit the profile of your target customers; or doing traffic counts at a retail location you’re considering.</text:p>
      <text:p text:style-name="P6"/>
      <text:p text:style-name="P6"><text:span text:style-name="T12">Secondary</text:span> market research is information from sources such as trade organizations and journals, magazines and newspapers, Census data and demographic profiles. You can find this information online, at libraries, from chambers of commerce, from vendors who sell to your industry or from government agencies.</text:p>
      <text:p text:style-name="P6"/>
      <text:p text:style-name="P6">This section of your plan should explain:</text:p>
      <text:p text:style-name="P6"/>
      <text:list xml:id="list3848129862267796395" text:style-name="WWNum54">
        <text:list-item>
          <text:p text:style-name="P31"><text:tab/></text:p>
        </text:list-item>
        <text:list-item>
          <text:p text:style-name="P31">The total size of your industry <text:tab/></text:p>
        </text:list-item>
        <text:list-item>
          <text:p text:style-name="P31"><text:tab/></text:p>
        </text:list-item>
        <text:list-item>
          <text:p text:style-name="P31">Trends in the industry – is it <text:tab/>growing or shrinking? <text:tab/></text:p>
        </text:list-item>
        <text:list-item>
          <text:p text:style-name="P31"><text:tab/></text:p>
        </text:list-item>
        <text:list-item>
          <text:p text:style-name="P31">The total size of your target <text:tab/>market, and what share is realistic for you to obtain</text:p>
        </text:list-item>
        <text:list-item>
          <text:p text:style-name="P31"><text:tab/></text:p>
        </text:list-item>
        <text:list-item>
          <text:p text:style-name="P31">Trends in the target market – is <text:tab/>it growing or shrinking? How are customer needs or preferences <text:tab/>changing? <text:tab/></text:p>
        </text:list-item>
      </text:list>
      <text:p text:style-name="P6"/>
      <text:p text:style-name="P153"><text:bookmark text:name="_t98nxt781kij"/><text:span text:style-name="T16">Barriers to entry</text:span></text:p>
      <text:p text:style-name="P19"/>
      <text:p text:style-name="P6">What barriers to entry does your startup face, and how do you plan to overcome them? Barriers to entry might include:</text:p>
      <text:p text:style-name="P6"/>
      <text:list xml:id="list1936378036464334402" text:style-name="WWNum27">
        <text:list-item>
          <text:p text:style-name="P32"><text:soft-page-break/><text:tab/></text:p>
        </text:list-item>
        <text:list-item>
          <text:p text:style-name="P32">High startup costs</text:p>
        </text:list-item>
        <text:list-item>
          <text:p text:style-name="P32"><text:tab/></text:p>
        </text:list-item>
        <text:list-item>
          <text:p text:style-name="P32">High production costs</text:p>
        </text:list-item>
        <text:list-item>
          <text:p text:style-name="P32"><text:tab/></text:p>
        </text:list-item>
        <text:list-item>
          <text:p text:style-name="P32">High marketing costs</text:p>
        </text:list-item>
        <text:list-item>
          <text:p text:style-name="P32"><text:tab/></text:p>
        </text:list-item>
        <text:list-item>
          <text:p text:style-name="P32">Brand recognition challenges</text:p>
        </text:list-item>
        <text:list-item>
          <text:p text:style-name="P32"><text:tab/></text:p>
        </text:list-item>
        <text:list-item>
          <text:p text:style-name="P32">Finding qualified employees</text:p>
        </text:list-item>
        <text:list-item>
          <text:p text:style-name="P32"><text:tab/></text:p>
        </text:list-item>
        <text:list-item>
          <text:p text:style-name="P32">Need for specialized technology or <text:tab/>patents</text:p>
        </text:list-item>
        <text:list-item>
          <text:p text:style-name="P32"><text:tab/></text:p>
        </text:list-item>
        <text:list-item>
          <text:p text:style-name="P32">Tariffs and quotas <text:tab/></text:p>
        </text:list-item>
        <text:list-item>
          <text:p text:style-name="P32"><text:tab/></text:p>
        </text:list-item>
        <text:list-item>
          <text:p text:style-name="P32">Unionization in your industry</text:p>
        </text:list-item>
      </text:list>
      <text:p text:style-name="P6"/>
      <text:p text:style-name="P153"><text:bookmark text:name="_8r8a8mlc3t0w"/><text:span text:style-name="T16">Threats and opportunities</text:span></text:p>
      <text:p text:style-name="P19"/>
      <text:p text:style-name="P6">Once your business surmounts the barriers to entry you mentioned, what additional threats might it face? Explain how the following could affect your startup:</text:p>
      <text:p text:style-name="P6"/>
      <text:list xml:id="list7118391998600302997" text:style-name="WWNum34">
        <text:list-item>
          <text:p text:style-name="P33"><text:tab/></text:p>
        </text:list-item>
        <text:list-item>
          <text:p text:style-name="P33">Changes in government regulations</text:p>
        </text:list-item>
        <text:list-item>
          <text:p text:style-name="P33"><text:tab/></text:p>
        </text:list-item>
        <text:list-item>
          <text:p text:style-name="P33">Changes in technology</text:p>
        </text:list-item>
        <text:list-item>
          <text:p text:style-name="P33"><text:tab/></text:p>
        </text:list-item>
        <text:list-item>
          <text:p text:style-name="P33">Changes in the economy</text:p>
        </text:list-item>
        <text:list-item>
          <text:p text:style-name="P33"><text:soft-page-break/><text:tab/></text:p>
        </text:list-item>
        <text:list-item>
          <text:p text:style-name="P33">Changes in your industry</text:p>
        </text:list-item>
      </text:list>
      <text:p text:style-name="P6"/>
      <text:p text:style-name="P6"><text:span text:style-name="T12">Use the </text:span><text:span text:style-name="T14">SWOT Analysis Worksheet</text:span><text:span text:style-name="T12"> on the next page to identify your company’s weaknesses and potential threats, as well as its strengths and the potential opportunities you plan to exploit.</text:span></text:p>
      <text:p text:style-name="P15"/>
      <text:p text:style-name="P179"><text:bookmark text:name="_dgl0bjwv525f"/><text:span text:style-name="T15">SWOT Analysis Worksheet</text:span></text:p>
      <text:p text:style-name="P16"/>
      <text:p text:style-name="P16"/>
      <table:table table:name="Table3" table:style-name="Table3">
        <table:table-column table:style-name="Table3.A" table:number-columns-repeated="2"/>
        <table:table-column table:style-name="Table3.C"/>
        <table:table-column table:style-name="Table3.D"/>
        <table:table-column table:style-name="Table3.E"/>
        <text:soft-page-break/>
        <table:table-row table:style-name="Table3.1">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8"><text:span text:style-name="T9">Strengths</text:span></text:p>
            <text:p text:style-name="P17"><text:tab/><text:tab/></text:p>
          </table:table-cell>
          <table:table-cell table:style-name="Table3.A1" office:value-type="string">
            <text:p text:style-name="P140"><text:tab/><text:tab/><text:tab/></text:p>
            <text:p text:style-name="P18"><text:span text:style-name="T9">Weaknesses</text:span></text:p>
            <text:p text:style-name="P17"><text:tab/><text:tab/></text:p>
          </table:table-cell>
          <table:table-cell table:style-name="Table3.A1" office:value-type="string">
            <text:p text:style-name="P140"><text:tab/><text:tab/><text:tab/></text:p>
            <text:p text:style-name="P18"><text:span text:style-name="T9">Opportunities</text:span></text:p>
            <text:p text:style-name="P17"><text:tab/><text:tab/></text:p>
          </table:table-cell>
          <table:table-cell table:style-name="Table3.A1" office:value-type="string">
            <text:p text:style-name="P140"><text:tab/><text:tab/><text:tab/></text:p>
            <text:p text:style-name="P18"><text:span text:style-name="T9">Threats</text:span></text:p>
            <text:p text:style-name="P17"><text:tab/><text:tab/></text:p>
          </table:table-cell>
        </table:table-row>
        <table:table-row table:style-name="Table3.2">
          <table:table-cell table:style-name="Table3.A1" office:value-type="string">
            <text:p text:style-name="P140"><text:tab/><text:tab/><text:tab/></text:p>
            <text:p text:style-name="P140"><text:span text:style-name="T9">Product/ Service Offering</text:span></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row>
        <table:table-row table:style-name="Table3.2">
          <table:table-cell table:style-name="Table3.A1" office:value-type="string">
            <text:p text:style-name="P140"><text:tab/><text:tab/><text:tab/></text:p>
            <text:p text:style-name="P140"><text:span text:style-name="T9">Brand/ Marketing</text:span></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row>
        <table:table-row table:style-name="Table3.2">
          <table:table-cell table:style-name="Table3.A1" office:value-type="string">
            <text:p text:style-name="P140"><text:tab/><text:tab/><text:tab/></text:p>
            <text:p text:style-name="P140"><text:span text:style-name="T9">Staff/HR</text:span></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row>
        <table:table-row table:style-name="Table3.2">
          <table:table-cell table:style-name="Table3.A1" office:value-type="string">
            <text:p text:style-name="P140"><text:tab/><text:tab/><text:tab/></text:p>
            <text:p text:style-name="P140"><text:span text:style-name="T9">Finance</text:span></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row>
        <table:table-row table:style-name="Table3.6">
          <table:table-cell table:style-name="Table3.A1" office:value-type="string">
            <text:p text:style-name="P140"><text:tab/><text:tab/><text:tab/></text:p>
            <text:p text:style-name="P140"><text:span text:style-name="T9">Operations/</text:span></text:p>
            <text:p text:style-name="P140"><text:tab/><text:tab/><text:tab/></text:p>
            <text:p text:style-name="P140"><text:span text:style-name="T9">Management</text:span></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row>
        <table:table-row table:style-name="Table3.2">
          <table:table-cell table:style-name="Table3.A1" office:value-type="string">
            <text:p text:style-name="P140"><text:tab/><text:tab/><text:tab/></text:p>
            <text:p text:style-name="P140"><text:span text:style-name="T9">Market</text:span></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cell table:style-name="Table3.A1" office:value-type="string">
            <text:p text:style-name="P140"><text:tab/><text:tab/><text:tab/></text:p>
            <text:p text:style-name="P140"/>
            <text:p text:style-name="P140"><text:tab/><text:tab/><text:tab/></text:p>
            <text:p text:style-name="P140"><text:tab/><text:tab/></text:p>
          </table:table-cell>
        </table:table-row>
        <table:table-row table:style-name="Table3.2">
          <table:table-cell table:style-name="Table3.A1" table:number-columns-spanned="5" office:value-type="string">
            <text:p text:style-name="P140"><text:tab/><text:tab/><text:tab/></text:p>
            <text:p text:style-name="P140"><text:span text:style-name="T9">Can any of your strengths <text:tab/><text:tab/><text:tab/>help with improving your weaknesses or combating your threats? If <text:tab/><text:tab/><text:tab/>so, please describe how below.</text:span></text:p>
            <text:p text:style-name="P140"><text:tab/><text:tab/></text:p>
          </table:table-cell>
          <table:covered-table-cell/>
          <table:covered-table-cell/>
          <table:covered-table-cell/>
          <table:covered-table-cell/>
        </table:table-row>
        <table:table-row table:style-name="Table3.6">
          <table:table-cell table:style-name="Table3.A1" table:number-columns-spanned="5" office:value-type="string">
            <text:p text:style-name="P140"><text:tab/><text:tab/><text:tab/></text:p>
            <text:p text:style-name="P140"><text:s/></text:p>
            <text:p text:style-name="P140"><text:tab/><text:tab/></text:p>
          </table:table-cell>
          <table:covered-table-cell/>
          <table:covered-table-cell/>
          <table:covered-table-cell/>
          <table:covered-table-cell/>
        </table:table-row>
        <table:table-row table:style-name="Table3.10">
          <table:table-cell table:style-name="Table3.A1" table:number-columns-spanned="5" office:value-type="string">
            <text:p text:style-name="P140"><text:tab/><text:tab/><text:tab/></text:p>
            <text:p text:style-name="P140"><text:span text:style-name="T9">Based on the information <text:tab/><text:tab/><text:tab/>above, what are your immediate goals/next steps?</text:span></text:p>
            <text:p text:style-name="P140"><text:tab/><text:tab/></text:p>
          </table:table-cell>
          <table:covered-table-cell/>
          <table:covered-table-cell/>
          <table:covered-table-cell/>
          <table:covered-table-cell/>
        </table:table-row>
        <table:table-row table:style-name="Table3.6">
          <table:table-cell table:style-name="Table3.A1" table:number-columns-spanned="5" office:value-type="string">
            <text:p text:style-name="P140"><text:tab/><text:tab/><text:tab/></text:p>
            <text:p text:style-name="P140"><text:s/></text:p>
            <text:p text:style-name="P140"><text:tab/><text:tab/></text:p>
          </table:table-cell>
          <table:covered-table-cell/>
          <table:covered-table-cell/>
          <table:covered-table-cell/>
          <table:covered-table-cell/>
        </table:table-row>
        <table:table-row table:style-name="Table3.10">
          <table:table-cell table:style-name="Table3.A1" table:number-columns-spanned="5" office:value-type="string">
            <text:p text:style-name="P140"><text:tab/><text:tab/><text:tab/></text:p>
            <text:p text:style-name="P140"><text:span text:style-name="T9">Based on the information <text:tab/><text:tab/><text:tab/>above, what are your long-term goals/next steps?</text:span></text:p>
            <text:p text:style-name="P140"><text:tab/><text:tab/></text:p>
          </table:table-cell>
          <table:covered-table-cell/>
          <table:covered-table-cell/>
          <table:covered-table-cell/>
          <table:covered-table-cell/>
        </table:table-row>
        <table:table-row table:style-name="Table3.13">
          <table:table-cell table:style-name="Table3.A1" table:number-columns-spanned="5" office:value-type="string">
            <text:p text:style-name="P140"><text:tab/><text:tab/><text:tab/></text:p>
            <text:p text:style-name="P140"><text:s/></text:p>
            <text:p text:style-name="P140"><text:tab/><text:tab/></text:p>
          </table:table-cell>
          <table:covered-table-cell/>
          <table:covered-table-cell/>
          <table:covered-table-cell/>
          <table:covered-table-cell/>
        </table:table-row>
      </table:table>
      <text:p text:style-name="P6"><text:soft-page-break/></text:p>
      <text:p text:style-name="P6"/>
      <text:p text:style-name="P6"/>
      <text:p text:style-name="P153"><text:bookmark text:name="_qvu5lc1da4ll"/><text:span text:style-name="T16">Product/service features and benefits</text:span></text:p>
      <text:p text:style-name="P19"/>
      <text:p text:style-name="P6">Describe all of your products or services, being sure to focus on the customer’s point of view. For each product or service:</text:p>
      <text:p text:style-name="P6"/>
      <text:list xml:id="list3932948902502149136" text:style-name="WWNum20">
        <text:list-item>
          <text:p text:style-name="P34"><text:tab/></text:p>
        </text:list-item>
        <text:list-item>
          <text:p text:style-name="P34">Describe the most important <text:tab/>features. What is special about it? <text:tab/></text:p>
        </text:list-item>
        <text:list-item>
          <text:p text:style-name="P34"><text:tab/></text:p>
        </text:list-item>
        <text:list-item>
          <text:p text:style-name="P34">Describe the most important <text:tab/>benefits. What does it do for the customer? <text:tab/></text:p>
        </text:list-item>
      </text:list>
      <text:p text:style-name="P6"/>
      <text:p text:style-name="P6">In this section, explain any after-sale services you plan to provide, such as:</text:p>
      <text:p text:style-name="P6"/>
      <text:p text:style-name="P6"/>
      <text:p text:style-name="P6"><text:tab/></text:p>
      <text:list xml:id="list6504329661317749592" text:style-name="WWNum63">
        <text:list-item>
          <text:p text:style-name="P35"><text:tab/><text:tab/></text:p>
        </text:list-item>
        <text:list-item>
          <text:p text:style-name="P35">Product delivery</text:p>
        </text:list-item>
        <text:list-item>
          <text:p text:style-name="P35"><text:tab/><text:tab/></text:p>
        </text:list-item>
        <text:list-item>
          <text:p text:style-name="P35">Warranty/guarantee</text:p>
        </text:list-item>
        <text:list-item>
          <text:p text:style-name="P35"><text:tab/><text:tab/></text:p>
        </text:list-item>
        <text:list-item>
          <text:p text:style-name="P35">Service contracts</text:p>
        </text:list-item>
        <text:list-item>
          <text:p text:style-name="P35"><text:tab/><text:tab/></text:p>
        </text:list-item>
        <text:list-item>
          <text:p text:style-name="P35">Ongoing support</text:p>
        </text:list-item>
        <text:list-item>
          <text:p text:style-name="P35"><text:tab/><text:tab/></text:p>
        </text:list-item>
        <text:list-item>
          <text:p text:style-name="P35">Training</text:p>
        </text:list-item>
        <text:list-item>
          <text:p text:style-name="P35"><text:tab/><text:tab/></text:p>
        </text:list-item>
        <text:list-item>
          <text:p text:style-name="P35"><text:soft-page-break/>Refund policy</text:p>
        </text:list-item>
        <text:list-item>
          <text:p text:style-name="P35"><text:tab/></text:p>
        </text:list-item>
      </text:list>
      <text:p text:style-name="P6"><text:tab/></text:p>
      <text:p text:style-name="P6"/>
      <text:p text:style-name="P6"><text:tab/></text:p>
      <text:p text:style-name="P6"><text:tab/></text:p>
      <text:p text:style-name="P153"><text:bookmark text:name="_wz2oevymljyp"/><text:span text:style-name="T16">Target customer</text:span></text:p>
      <text:p text:style-name="P6"><text:tab/></text:p>
      <text:p text:style-name="P6"/>
      <text:p text:style-name="P6"><text:tab/></text:p>
      <text:p text:style-name="P6"><text:tab/></text:p>
      <text:p text:style-name="P6">Describe your target customer. (This <text:tab/>is also known as the <text:span text:style-name="T12">ideal customer</text:span> or <text:span text:style-name="T12">buyer persona</text:span>.) <text:tab/><text:tab/></text:p>
      <text:p text:style-name="P6"><text:tab/></text:p>
      <text:p text:style-name="P6"/>
      <text:p text:style-name="P6"><text:tab/></text:p>
      <text:p text:style-name="P6"><text:tab/></text:p>
      <text:p text:style-name="P6">You may have more than one target <text:tab/>customer group. For instance, if you sell a product to consumers <text:tab/>through distributors, such as retailers, you have at least two kinds <text:tab/>of target customers: the distributors (businesses) and the end users <text:tab/>(consumers). <text:tab/></text:p>
      <text:p text:style-name="P6"><text:tab/></text:p>
      <text:p text:style-name="P6"/>
      <text:p text:style-name="P6"><text:tab/></text:p>
      <text:p text:style-name="P6"><text:tab/></text:p>
      <text:p text:style-name="P6">Identify your target customer groups, <text:tab/>and create a demographic profile for each group that includes:</text:p>
      <text:p text:style-name="P6"><text:tab/></text:p>
      <text:p text:style-name="P6"/>
      <text:p text:style-name="P6"><text:tab/></text:p>
      <text:p text:style-name="P6"><text:tab/></text:p>
      <text:p text:style-name="P6"><text:span text:style-name="T13">For consumers:</text:span></text:p>
      <text:p text:style-name="P6"><text:soft-page-break/><text:tab/></text:p>
      <text:list xml:id="list1304923479490208230" text:style-name="WWNum16">
        <text:list-item>
          <text:p text:style-name="P36"><text:tab/><text:tab/></text:p>
        </text:list-item>
        <text:list-item>
          <text:p text:style-name="P36">Age</text:p>
        </text:list-item>
        <text:list-item>
          <text:p text:style-name="P36"><text:tab/><text:tab/></text:p>
        </text:list-item>
        <text:list-item>
          <text:p text:style-name="P36">Gender</text:p>
        </text:list-item>
        <text:list-item>
          <text:p text:style-name="P36"><text:tab/><text:tab/></text:p>
        </text:list-item>
        <text:list-item>
          <text:p text:style-name="P36">Location</text:p>
        </text:list-item>
        <text:list-item>
          <text:p text:style-name="P36"><text:tab/><text:tab/></text:p>
        </text:list-item>
        <text:list-item>
          <text:p text:style-name="P36">Income</text:p>
        </text:list-item>
        <text:list-item>
          <text:p text:style-name="P36"><text:tab/><text:tab/></text:p>
        </text:list-item>
        <text:list-item>
          <text:p text:style-name="P36">Occupation</text:p>
        </text:list-item>
        <text:list-item>
          <text:p text:style-name="P36"><text:tab/><text:tab/></text:p>
        </text:list-item>
        <text:list-item>
          <text:p text:style-name="P36">Education level</text:p>
        </text:list-item>
        <text:list-item>
          <text:p text:style-name="P36"><text:tab/></text:p>
        </text:list-item>
      </text:list>
      <text:p text:style-name="P6"><text:tab/></text:p>
      <text:list xml:id="list8715882420260952849" text:style-name="WWNum42">
        <text:list-item>
          <text:p text:style-name="P37"><text:tab/><text:tab/></text:p>
        </text:list-item>
        <text:list-item>
          <text:p text:style-name="P37"><text:tab/><text:tab/></text:p>
        </text:list-item>
        <text:list-item>
          <text:p text:style-name="P37"><text:span text:style-name="T13">For businesses:</text:span></text:p>
        </text:list-item>
        <text:list-item>
          <text:p text:style-name="P37"><text:tab/></text:p>
        </text:list-item>
      </text:list>
      <text:p text:style-name="P6"><text:tab/></text:p>
      <text:list xml:id="list5653981439284713758" text:style-name="WWNum12">
        <text:list-item>
          <text:p text:style-name="P38"><text:tab/><text:tab/></text:p>
        </text:list-item>
        <text:list-item>
          <text:p text:style-name="P38">Industry</text:p>
        </text:list-item>
        <text:list-item>
          <text:p text:style-name="P38"><text:tab/><text:tab/></text:p>
        </text:list-item>
        <text:list-item>
          <text:p text:style-name="P38">Location</text:p>
        </text:list-item>
        <text:list-item>
          <text:p text:style-name="P38"><text:tab/><text:tab/></text:p>
        </text:list-item>
        <text:list-item>
          <text:p text:style-name="P38">Size</text:p>
        </text:list-item>
        <text:list-item>
          <text:p text:style-name="P38"><text:tab/><text:tab/></text:p>
        </text:list-item>
        <text:list-item>
          <text:p text:style-name="P38"><text:soft-page-break/>Stage in business (startup, <text:tab/><text:tab/>growing, mature)</text:p>
        </text:list-item>
        <text:list-item>
          <text:p text:style-name="P38"><text:tab/><text:tab/></text:p>
        </text:list-item>
        <text:list-item>
          <text:p text:style-name="P38">Annual sales</text:p>
        </text:list-item>
        <text:list-item>
          <text:p text:style-name="P38"><text:tab/></text:p>
        </text:list-item>
      </text:list>
      <text:list xml:id="list4695537626388922390" text:style-name="WWNum40">
        <text:list-item>
          <text:p text:style-name="P39"><text:tab/></text:p>
        </text:list-item>
        <text:list-item>
          <text:p text:style-name="P39"><text:tab/></text:p>
          <text:list>
            <text:list-item>
              <text:p text:style-name="P117"><text:tab/><text:tab/></text:p>
              <text:list>
                <text:list-item>
                  <text:p text:style-name="P141"><text:tab/><text:tab/><text:tab/></text:p>
                </text:list-item>
                <text:list-item>
                  <text:p text:style-name="P154"><text:bookmark text:name="_rz4il9tnsq1b"/><text:span text:style-name="T16">Key competitors <text:tab/><text:tab/><text:tab/></text:span></text:p>
                </text:list-item>
                <text:list-item>
                  <text:p text:style-name="P141"><text:tab/><text:tab/></text:p>
                </text:list-item>
              </text:list>
            </text:list-item>
          </text:list>
        </text:list-item>
        <text:list-item>
          <text:p text:style-name="P39"><text:tab/> <text:tab/></text:p>
        </text:list-item>
        <text:list-item>
          <text:p text:style-name="P39"><text:tab/></text:p>
        </text:list-item>
        <text:list-item>
          <text:p text:style-name="P39">One of the biggest mistakes you <text:tab/>can make in a business plan is to claim you have “no competition.” <text:tab/>Every business has competitors. Your plan must show that you’ve <text:tab/>identified yours and understand how to differentiate your business. <text:tab/>This section should: <text:tab/></text:p>
        </text:list-item>
        <text:list-item>
          <text:p text:style-name="P39"><text:tab/></text:p>
        </text:list-item>
        <text:list-item>
          <text:p text:style-name="P39"><text:tab/></text:p>
        </text:list-item>
        <text:list-item>
          <text:p text:style-name="P39">List key companies that compete <text:tab/>with you (including names and locations), products that compete with <text:tab/>yours and/or services that compete with yours. Do they compete <text:tab/>across the board, or just for specific products, for certain <text:tab/>customers or in certain geographic areas? <text:tab/></text:p>
        </text:list-item>
        <text:list-item>
          <text:p text:style-name="P39"><text:tab/></text:p>
        </text:list-item>
        <text:list-item>
          <text:p text:style-name="P39">Also include indirect competitors. <text:tab/>For instance, if you’re opening a restaurant that relies on <text:tab/>consumers’ discretionary spending, then bars and nightclubs are <text:tab/>indirect competitors. <text:tab/></text:p>
        </text:list-item>
        <text:list-item>
          <text:p text:style-name="P39"><text:tab/></text:p>
        </text:list-item>
        <text:list-item>
          <text:p text:style-name="P39"><text:tab/></text:p>
        </text:list-item>
        <text:list-item>
          <text:p text:style-name="P39"><text:span text:style-name="T12">Use the </text:span><text:span text:style-name="T14">Competitor <text:tab/>Data Collection Plan</text:span><text:span text:style-name="T12"> on the next page to brainstorm ways <text:tab/>you can collect information about competitors in each category.</text:span></text:p>
        </text:list-item>
        <text:list-item>
          <text:p text:style-name="P39"><text:tab/></text:p>
          <text:list>
            <text:list-item>
              <text:p text:style-name="P117"><text:tab/><text:tab/></text:p>
            </text:list-item>
            <text:list-item>
              <text:p text:style-name="P180"><text:bookmark text:name="_9shcvpuvzam"/><text:span text:style-name="T15"><text:tab/><text:tab/>Competitor Data Collection Plan</text:span></text:p>
            </text:list-item>
            <text:list-item>
              <text:p text:style-name="P117"><text:tab/></text:p>
            </text:list-item>
          </text:list>
        </text:list-item>
        <text:list-item>
          <text:p text:style-name="P39"><text:tab/></text:p>
        </text:list-item>
        <text:list-item>
          <text:p text:style-name="P1"><text:tab/></text:p>
        </text:list-item>
      </text:list>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list xml:id="list55543399585866"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span text:style-name="T11">Price</text:span></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2774952009"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3961517298"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row>
        <table:table-row table:style-name="Table4.2">
          <table:table-cell table:style-name="Table4.A1" office:value-type="string">
            <text:list xml:id="list55542784888423"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span text:style-name="T11">Benefits/Features</text:span></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4021349213"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3933284955"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row>
        <table:table-row table:style-name="Table4.3">
          <table:table-cell table:style-name="Table4.A1" office:value-type="string">
            <text:list xml:id="list55543968926599"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span text:style-name="T11">Size/profitability</text:span></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2560154791"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2955998142"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row>
        <table:table-row table:style-name="Table4.4">
          <table:table-cell table:style-name="Table4.A1" office:value-type="string">
            <text:list xml:id="list55542160510654"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span text:style-name="T11">Market strategy</text:span></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2885633880"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cell table:style-name="Table4.A1" office:value-type="string">
            <text:list xml:id="list55542412016985" text:continue-numbering="true" text:style-name="WWNum40">
              <text:list-item>
                <text:p text:style-name="P1"><text:tab/><text:tab/><text:tab/><text:tab/></text:p>
                <text:list>
                  <text:list-item>
                    <text:p text:style-name="P117"><text:tab/><text:tab/><text:tab/><text:tab/><text:tab/></text:p>
                  </text:list-item>
                  <text:list-item>
                    <text:p text:style-name="P117"><text:tab/><text:tab/><text:tab/><text:tab/></text:p>
                  </text:list-item>
                </text:list>
              </text:list-item>
              <text:list-item>
                <text:p text:style-name="P1"><text:tab/><text:tab/><text:tab/></text:p>
              </text:list-item>
            </text:list>
          </table:table-cell>
        </table:table-row>
      </table:table>
      <text:list xml:id="list55542067947379" text:continue-numbering="true" text:style-name="WWNum40">
        <text:list-item>
          <text:p text:style-name="P39"><text:soft-page-break/><text:tab/></text:p>
        </text:list-item>
        <text:list-item>
          <text:p text:style-name="P39"><text:tab/></text:p>
        </text:list-item>
        <text:list-item>
          <text:p text:style-name="P39"><text:tab/></text:p>
        </text:list-item>
        <text:list-item>
          <text:p text:style-name="P39"><text:span text:style-name="T12">Once you’ve identified your <text:tab/>major competitors, use </text:span><text:span text:style-name="T14">the Competitive <text:tab/>Analysis Worksheet</text:span><text:span text:style-name="T12"> on the next page to compare your <text:tab/>business to theirs.</text:span></text:p>
        </text:list-item>
        <text:list-item>
          <text:p text:style-name="P39"><text:tab/></text:p>
          <text:list>
            <text:list-item>
              <text:p text:style-name="P117"><text:tab/><text:tab/></text:p>
            </text:list-item>
            <text:list-item>
              <text:p text:style-name="P180"><text:bookmark text:name="_fg4h8s19m7jk"/><text:span text:style-name="T15"><text:tab/><text:tab/>Competitive Analysis Worksheet</text:span></text:p>
            </text:list-item>
            <text:list-item>
              <text:p text:style-name="P117"><text:tab/></text:p>
            </text:list-item>
          </text:list>
        </text:list-item>
        <text:list-item>
          <text:p text:style-name="P39"><text:tab/></text:p>
        </text:list-item>
        <text:list-item>
          <text:p text:style-name="P39"><text:tab/></text:p>
        </text:list-item>
        <text:list-item>
          <text:p text:style-name="P39">For each factor listed in the <text:tab/>first column, assess whether you think it’s a strength or a <text:tab/>weakness (S or W) for your business and for your competitors. Then <text:tab/>rank how important each factor is to your target customer on a scale <text:tab/>of 1 to 5 (1 = very important; 5 = not very important). Use this <text:tab/>information to explain your competitive advantages and <text:tab/>disadvantages. <text:tab/></text:p>
        </text:list-item>
        <text:list-item>
          <text:p text:style-name="P39"><text:tab/></text:p>
        </text:list-item>
        <text:list-item>
          <text:p text:style-name="P39"><text:tab/></text:p>
        </text:list-item>
        <text:list-item>
          <text:p text:style-name="P1"><text:tab/><text:tab/></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ext:soft-page-break/>
        <table:table-row table:style-name="Table5.1">
          <table:table-cell table:style-name="Table5.A1" office:value-type="string">
            <text:list xml:id="list5554305429381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FACTOR</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 office:value-type="string">
            <text:list xml:id="list55542793808179" text:continue-numbering="true" text:style-name="WWNum40">
              <text:list-item>
                <text:p text:style-name="P1"><text:tab/><text:tab/><text:tab/><text:tab/><text:tab/><text:tab/></text:p>
                <text:list>
                  <text:list-item>
                    <text:p text:style-name="P117"><text:tab/><text:tab/><text:tab/><text:tab/><text:tab/><text:tab/><text:tab/></text:p>
                  </text:list-item>
                  <text:list-item>
                    <text:p text:style-name="P118"><text:span text:style-name="T7">Me</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 office:value-type="string">
            <text:list xml:id="list55542006461163" text:continue-numbering="true" text:style-name="WWNum40">
              <text:list-item>
                <text:p text:style-name="P1"><text:tab/><text:tab/><text:tab/><text:tab/><text:tab/><text:tab/></text:p>
                <text:list>
                  <text:list-item>
                    <text:p text:style-name="P117"><text:tab/><text:tab/><text:tab/><text:tab/><text:tab/><text:tab/><text:tab/></text:p>
                  </text:list-item>
                  <text:list-item>
                    <text:p text:style-name="P118"><text:tab/><text:tab/><text:tab/><text:tab/><text:tab/><text:tab/><text:tab/><text:span text:style-name="T7">Competitor</text:span></text:p>
                  </text:list-item>
                  <text:list-item>
                    <text:p text:style-name="P117"><text:tab/><text:tab/><text:tab/><text:tab/><text:tab/><text:tab/><text:tab/></text:p>
                  </text:list-item>
                  <text:list-item>
                    <text:p text:style-name="P118"><text:span text:style-name="T7">A</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 office:value-type="string">
            <text:list xml:id="list55542257752684" text:continue-numbering="true" text:style-name="WWNum40">
              <text:list-item>
                <text:p text:style-name="P1"><text:tab/><text:tab/><text:tab/><text:tab/><text:tab/><text:tab/></text:p>
                <text:list>
                  <text:list-item>
                    <text:p text:style-name="P117"><text:tab/><text:tab/><text:tab/><text:tab/><text:tab/><text:tab/><text:tab/></text:p>
                  </text:list-item>
                  <text:list-item>
                    <text:p text:style-name="P118"><text:span text:style-name="T7">Competitor <text:tab/><text:tab/><text:tab/><text:tab/><text:tab/><text:tab/><text:tab/>B</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 office:value-type="string">
            <text:list xml:id="list55543709999387" text:continue-numbering="true" text:style-name="WWNum40">
              <text:list-item>
                <text:p text:style-name="P1"><text:tab/><text:tab/><text:tab/><text:tab/><text:tab/><text:tab/></text:p>
                <text:list>
                  <text:list-item>
                    <text:p text:style-name="P117"><text:tab/><text:tab/><text:tab/><text:tab/><text:tab/><text:tab/><text:tab/></text:p>
                  </text:list-item>
                  <text:list-item>
                    <text:p text:style-name="P118"><text:span text:style-name="T7">Competitor <text:tab/><text:tab/><text:tab/><text:tab/><text:tab/><text:tab/><text:tab/>C</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 office:value-type="string">
            <text:list xml:id="list55543319050681" text:continue-numbering="true" text:style-name="WWNum40">
              <text:list-item>
                <text:p text:style-name="P1"><text:tab/><text:tab/><text:tab/><text:tab/><text:tab/><text:tab/></text:p>
                <text:list>
                  <text:list-item>
                    <text:p text:style-name="P117"><text:tab/><text:tab/><text:tab/><text:tab/><text:tab/><text:tab/><text:tab/></text:p>
                  </text:list-item>
                  <text:list-item>
                    <text:p text:style-name="P118"><text:span text:style-name="T7">Importance <text:tab/><text:tab/><text:tab/><text:tab/><text:tab/><text:tab/><text:tab/>to Customer</text:span></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2" office:value-type="string">
            <text:list xml:id="list5554382826356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Products</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2" office:value-type="string">
            <text:list xml:id="list5554208818653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2" office:value-type="string">
            <text:list xml:id="list5554231475099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2" office:value-type="string">
            <text:list xml:id="list5554233045255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2" office:value-type="string">
            <text:list xml:id="list5554268765318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2" office:value-type="string">
            <text:list xml:id="list5554202816936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3" office:value-type="string">
            <text:list xml:id="list5554237462960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Price</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3" office:value-type="string">
            <text:list xml:id="list5554230491650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3" office:value-type="string">
            <text:list xml:id="list5554368636236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3" office:value-type="string">
            <text:list xml:id="list5554230914351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3" office:value-type="string">
            <text:list xml:id="list5554304438287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3" office:value-type="string">
            <text:list xml:id="list5554276348161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4" office:value-type="string">
            <text:list xml:id="list5554329757133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Quality</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4" office:value-type="string">
            <text:list xml:id="list5554398722802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4" office:value-type="string">
            <text:list xml:id="list5554240421361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4" office:value-type="string">
            <text:list xml:id="list5554251744872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4" office:value-type="string">
            <text:list xml:id="list5554302400962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4" office:value-type="string">
            <text:list xml:id="list5554216964202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5" office:value-type="string">
            <text:list xml:id="list5554345590715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Selection</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5" office:value-type="string">
            <text:list xml:id="list5554356469576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5" office:value-type="string">
            <text:list xml:id="list5554386006441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5" office:value-type="string">
            <text:list xml:id="list5554321337802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5" office:value-type="string">
            <text:list xml:id="list55543230233842"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5" office:value-type="string">
            <text:list xml:id="list5554280222426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6" office:value-type="string">
            <text:list xml:id="list5554327914259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Service</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6" office:value-type="string">
            <text:list xml:id="list5554321944224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6" office:value-type="string">
            <text:list xml:id="list5554337096024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6" office:value-type="string">
            <text:list xml:id="list5554352910596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6" office:value-type="string">
            <text:list xml:id="list5554338102180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6" office:value-type="string">
            <text:list xml:id="list5554270678646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7" office:value-type="string">
            <text:list xml:id="list5554274948491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Reliability</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7" office:value-type="string">
            <text:list xml:id="list5554313262783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7" office:value-type="string">
            <text:list xml:id="list55542816727442"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7" office:value-type="string">
            <text:list xml:id="list5554238880586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7" office:value-type="string">
            <text:list xml:id="list5554305417079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7" office:value-type="string">
            <text:list xml:id="list5554317861502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8" office:value-type="string">
            <text:list xml:id="list5554370478781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Stability</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8" office:value-type="string">
            <text:list xml:id="list5554402778532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8" office:value-type="string">
            <text:list xml:id="list5554238957034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8" office:value-type="string">
            <text:list xml:id="list5554402936319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8" office:value-type="string">
            <text:list xml:id="list5554256439800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8" office:value-type="string">
            <text:list xml:id="list5554335882264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9" office:value-type="string">
            <text:list xml:id="list5554307244869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Expertise</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9" office:value-type="string">
            <text:list xml:id="list5554366959420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9" office:value-type="string">
            <text:list xml:id="list5554204313354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9" office:value-type="string">
            <text:list xml:id="list5554275489741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9" office:value-type="string">
            <text:list xml:id="list5554201426952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9" office:value-type="string">
            <text:list xml:id="list5554201588364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10">
          <table:table-cell table:style-name="Table5.A10" office:value-type="string">
            <text:list xml:id="list5554286630408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Company <text:tab/><text:tab/><text:tab/><text:tab/><text:tab/><text:tab/><text:tab/>Reputation</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0" office:value-type="string">
            <text:list xml:id="list5554219116428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0" office:value-type="string">
            <text:list xml:id="list5554316195533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0" office:value-type="string">
            <text:list xml:id="list5554257686995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0" office:value-type="string">
            <text:list xml:id="list5554330847528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0" office:value-type="string">
            <text:list xml:id="list5554247672540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11" office:value-type="string">
            <text:list xml:id="list5554389964085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Location</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1" office:value-type="string">
            <text:list xml:id="list5554363322454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1" office:value-type="string">
            <text:list xml:id="list5554332984343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1" office:value-type="string">
            <text:list xml:id="list5554251861917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1" office:value-type="string">
            <text:list xml:id="list5554303258331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1" office:value-type="string">
            <text:list xml:id="list5554345697679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12" office:value-type="string">
            <text:list xml:id="list5554330329728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Appearance</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2" office:value-type="string">
            <text:list xml:id="list5554237922910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2" office:value-type="string">
            <text:list xml:id="list5554310167366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2" office:value-type="string">
            <text:list xml:id="list5554292623796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2" office:value-type="string">
            <text:list xml:id="list5554307243318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2" office:value-type="string">
            <text:list xml:id="list5554376794804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10">
          <table:table-cell table:style-name="Table5.A13" office:value-type="string">
            <text:list xml:id="list5554240076346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Sales <text:tab/><text:tab/><text:tab/><text:tab/><text:tab/><text:tab/><text:tab/>Method</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3" office:value-type="string">
            <text:list xml:id="list55543786730591"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3" office:value-type="string">
            <text:list xml:id="list5554295836313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3" office:value-type="string">
            <text:list xml:id="list5554353308646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3" office:value-type="string">
            <text:list xml:id="list5554255938357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3" office:value-type="string">
            <text:list xml:id="list55542150076510"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10">
          <table:table-cell table:style-name="Table5.A14" office:value-type="string">
            <text:list xml:id="list5554230190809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Credit <text:tab/><text:tab/><text:tab/><text:tab/><text:tab/><text:tab/><text:tab/>Policies</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4" office:value-type="string">
            <text:list xml:id="list5554243252103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4" office:value-type="string">
            <text:list xml:id="list5554386500623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4" office:value-type="string">
            <text:list xml:id="list55542573927438"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4" office:value-type="string">
            <text:list xml:id="list5554258130464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4" office:value-type="string">
            <text:list xml:id="list55542829383852"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15" office:value-type="string">
            <text:list xml:id="list55542327622589"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Advertising</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5" office:value-type="string">
            <text:list xml:id="list5554299429348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5" office:value-type="string">
            <text:list xml:id="list55542141777106"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5" office:value-type="string">
            <text:list xml:id="list5554218655045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5" office:value-type="string">
            <text:list xml:id="list5554343481485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5" office:value-type="string">
            <text:list xml:id="list5554284841654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row table:style-name="Table5.2">
          <table:table-cell table:style-name="Table5.A16" office:value-type="string">
            <text:list xml:id="list5554391012168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span text:style-name="T9">Image</text:span></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B16" office:value-type="string">
            <text:list xml:id="list5554386240374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C16" office:value-type="string">
            <text:list xml:id="list55542752842634"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D16" office:value-type="string">
            <text:list xml:id="list55542753389235"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E16" office:value-type="string">
            <text:list xml:id="list55542952304043"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cell table:style-name="Table5.F16" office:value-type="string">
            <text:list xml:id="list55542617365757" text:continue-numbering="true" text:style-name="WWNum40">
              <text:list-item>
                <text:p text:style-name="P1"><text:tab/><text:tab/><text:tab/><text:tab/><text:tab/><text:tab/></text:p>
                <text:list>
                  <text:list-item>
                    <text:p text:style-name="P117"><text:tab/><text:tab/><text:tab/><text:tab/><text:tab/><text:tab/><text:tab/></text:p>
                  </text:list-item>
                  <text:list-item>
                    <text:p text:style-name="P117"><text:tab/><text:tab/><text:tab/><text:tab/><text:tab/><text:tab/></text:p>
                  </text:list-item>
                </text:list>
              </text:list-item>
              <text:list-item>
                <text:p text:style-name="P1"><text:tab/><text:tab/><text:tab/><text:tab/><text:tab/></text:p>
              </text:list-item>
            </text:list>
          </table:table-cell>
        </table:table-row>
      </table:table>
      <text:list xml:id="list55542542500113" text:continue-numbering="true" text:style-name="WWNum40">
        <text:list-item>
          <text:p text:style-name="P39"><text:soft-page-break/><text:tab/></text:p>
        </text:list-item>
        <text:list-item>
          <text:p text:style-name="P39"><text:tab/></text:p>
        </text:list-item>
        <text:list-item>
          <text:p text:style-name="P39"><text:tab/></text:p>
          <text:list>
            <text:list-item>
              <text:p text:style-name="P117"><text:tab/><text:tab/></text:p>
              <text:list>
                <text:list-item>
                  <text:p text:style-name="P141"><text:tab/><text:tab/><text:tab/></text:p>
                </text:list-item>
                <text:list-item>
                  <text:p text:style-name="P154"><text:bookmark text:name="_8nrg0vqfg9x0"/><text:span text:style-name="T16">Positioning/Niche</text:span></text:p>
                </text:list-item>
                <text:list-item>
                  <text:p text:style-name="P141"><text:tab/><text:tab/></text:p>
                </text:list-item>
              </text:list>
            </text:list-item>
          </text:list>
        </text:list-item>
        <text:list-item>
          <text:p text:style-name="P39"><text:tab/> <text:tab/></text:p>
        </text:list-item>
        <text:list-item>
          <text:p text:style-name="P39"><text:tab/></text:p>
        </text:list-item>
        <text:list-item>
          <text:p text:style-name="P39">Now that you’ve assessed your <text:tab/>industry, product/service, customers and competition, you should <text:tab/>have a clear understanding of your business’s niche (your unique <text:tab/>segment of the market) as well as your positioning (how you want to <text:tab/>present your company to customers). Explain these in a short <text:tab/>paragraph. <text:tab/></text:p>
        </text:list-item>
        <text:list-item>
          <text:p text:style-name="P39"><text:tab/></text:p>
        </text:list-item>
        <text:list-item>
          <text:p text:style-name="P39"><text:tab/></text:p>
          <text:list>
            <text:list-item>
              <text:p text:style-name="P117"><text:tab/><text:tab/></text:p>
              <text:list>
                <text:list-item>
                  <text:p text:style-name="P141"><text:tab/><text:tab/><text:tab/></text:p>
                </text:list-item>
                <text:list-item>
                  <text:p text:style-name="P154"><text:bookmark text:name="_nttg3ukzqgou"/><text:span text:style-name="T16">How you will market your product/service</text:span></text:p>
                </text:list-item>
                <text:list-item>
                  <text:p text:style-name="P141"><text:tab/><text:tab/></text:p>
                </text:list-item>
              </text:list>
            </text:list-item>
          </text:list>
        </text:list-item>
        <text:list-item>
          <text:p text:style-name="P39"><text:tab/> <text:tab/></text:p>
        </text:list-item>
        <text:list-item>
          <text:p text:style-name="P39"><text:tab/></text:p>
        </text:list-item>
        <text:list-item>
          <text:p text:style-name="P39">In this section, explain the <text:tab/>marketing and advertising tactics you plan to use. <text:tab/></text:p>
        </text:list-item>
        <text:list-item>
          <text:p text:style-name="P39"><text:tab/></text:p>
        </text:list-item>
        <text:list-item>
          <text:p text:style-name="P39"><text:tab/></text:p>
        </text:list-item>
        <text:list-item>
          <text:p text:style-name="P39">Advertising may include:</text:p>
        </text:list-item>
      </text:list>
      <text:list xml:id="list328854512026276930" text:style-name="WWNum61">
        <text:list-item>
          <text:p text:style-name="P40"><text:tab/></text:p>
        </text:list-item>
        <text:list-item>
          <text:p text:style-name="P40">Online</text:p>
        </text:list-item>
        <text:list-item>
          <text:p text:style-name="P40"><text:tab/></text:p>
        </text:list-item>
        <text:list-item>
          <text:p text:style-name="P40">Print</text:p>
        </text:list-item>
        <text:list-item>
          <text:p text:style-name="P40"><text:tab/></text:p>
        </text:list-item>
        <text:list-item>
          <text:p text:style-name="P40"><text:soft-page-break/>Radio</text:p>
        </text:list-item>
        <text:list-item>
          <text:p text:style-name="P40"><text:tab/></text:p>
        </text:list-item>
        <text:list-item>
          <text:p text:style-name="P40">Cable television</text:p>
        </text:list-item>
        <text:list-item>
          <text:p text:style-name="P40"><text:tab/></text:p>
        </text:list-item>
        <text:list-item>
          <text:p text:style-name="P40">Out-of-home</text:p>
        </text:list-item>
      </text:list>
      <text:list xml:id="list4079720016645825207" text:style-name="WWNum69">
        <text:list-item>
          <text:p text:style-name="P41"><text:tab/></text:p>
        </text:list-item>
        <text:list-item>
          <text:p text:style-name="P41"><text:tab/></text:p>
        </text:list-item>
        <text:list-item>
          <text:p text:style-name="P41">Which media will you advertise in, <text:tab/>why and how often? <text:tab/></text:p>
        </text:list-item>
        <text:list-item>
          <text:p text:style-name="P41"><text:tab/></text:p>
        </text:list-item>
        <text:list-item>
          <text:p text:style-name="P41"><text:tab/></text:p>
        </text:list-item>
        <text:list-item>
          <text:p text:style-name="P41">Marketing may include: <text:tab/></text:p>
        </text:list-item>
      </text:list>
      <text:list xml:id="list8637248762174044702" text:style-name="WWNum77">
        <text:list-item>
          <text:p text:style-name="P42"><text:tab/></text:p>
        </text:list-item>
        <text:list-item>
          <text:p text:style-name="P42">Business website</text:p>
        </text:list-item>
        <text:list-item>
          <text:p text:style-name="P42"><text:tab/></text:p>
        </text:list-item>
        <text:list-item>
          <text:p text:style-name="P42">Social media marketing</text:p>
        </text:list-item>
        <text:list-item>
          <text:p text:style-name="P42"><text:tab/></text:p>
        </text:list-item>
        <text:list-item>
          <text:p text:style-name="P42">Email marketing</text:p>
        </text:list-item>
        <text:list-item>
          <text:p text:style-name="P42"><text:tab/></text:p>
        </text:list-item>
        <text:list-item>
          <text:p text:style-name="P42">Mobile marketing</text:p>
        </text:list-item>
        <text:list-item>
          <text:p text:style-name="P42"><text:tab/></text:p>
        </text:list-item>
        <text:list-item>
          <text:p text:style-name="P42">Search engine optimization</text:p>
        </text:list-item>
        <text:list-item>
          <text:p text:style-name="P42"><text:tab/></text:p>
        </text:list-item>
        <text:list-item>
          <text:p text:style-name="P42">Content marketing</text:p>
        </text:list-item>
        <text:list-item>
          <text:p text:style-name="P42"><text:tab/></text:p>
        </text:list-item>
        <text:list-item>
          <text:p text:style-name="P42">Print marketing materials <text:tab/>(brochures, flyers, business cards)</text:p>
        </text:list-item>
        <text:list-item>
          <text:p text:style-name="P42"><text:tab/></text:p>
        </text:list-item>
        <text:list-item>
          <text:p text:style-name="P42">Public relations</text:p>
        </text:list-item>
        <text:list-item>
          <text:p text:style-name="P42"><text:soft-page-break/><text:tab/></text:p>
        </text:list-item>
        <text:list-item>
          <text:p text:style-name="P42">Trade shows</text:p>
        </text:list-item>
        <text:list-item>
          <text:p text:style-name="P42"><text:tab/></text:p>
        </text:list-item>
        <text:list-item>
          <text:p text:style-name="P42">Networking</text:p>
        </text:list-item>
        <text:list-item>
          <text:p text:style-name="P42"><text:tab/></text:p>
        </text:list-item>
        <text:list-item>
          <text:p text:style-name="P42">Word-of-mouth</text:p>
        </text:list-item>
        <text:list-item>
          <text:p text:style-name="P42"><text:tab/></text:p>
        </text:list-item>
        <text:list-item>
          <text:p text:style-name="P42">Referrals</text:p>
        </text:list-item>
      </text:list>
      <text:list xml:id="list2893868042095156658" text:style-name="WWNum17">
        <text:list-item>
          <text:p text:style-name="P43"><text:tab/></text:p>
        </text:list-item>
        <text:list-item>
          <text:p text:style-name="P43"><text:tab/></text:p>
        </text:list-item>
        <text:list-item>
          <text:p text:style-name="P43">What image do you want to project <text:tab/>for your business brand? <text:tab/></text:p>
        </text:list-item>
        <text:list-item>
          <text:p text:style-name="P43"><text:tab/></text:p>
        </text:list-item>
        <text:list-item>
          <text:p text:style-name="P43"><text:tab/></text:p>
        </text:list-item>
        <text:list-item>
          <text:p text:style-name="P43">What design elements will you use <text:tab/>to market your business? (This includes your logo, signage and <text:tab/>interior design.) Explain how they’ll support your brand. <text:tab/></text:p>
        </text:list-item>
        <text:list-item>
          <text:p text:style-name="P43"><text:tab/></text:p>
        </text:list-item>
        <text:list-item>
          <text:p text:style-name="P43"><text:tab/></text:p>
          <text:list>
            <text:list-item>
              <text:p text:style-name="P123"><text:tab/><text:tab/></text:p>
              <text:list>
                <text:list-item>
                  <text:p text:style-name="P142"><text:tab/><text:tab/><text:tab/></text:p>
                </text:list-item>
                <text:list-item>
                  <text:p text:style-name="P155"><text:bookmark text:name="_o81buqqxszu"/><text:span text:style-name="T16">Promotional budget <text:tab/><text:tab/><text:tab/></text:span></text:p>
                </text:list-item>
                <text:list-item>
                  <text:p text:style-name="P142"><text:tab/><text:tab/></text:p>
                </text:list-item>
              </text:list>
            </text:list-item>
          </text:list>
        </text:list-item>
        <text:list-item>
          <text:p text:style-name="P43"><text:tab/> <text:tab/></text:p>
        </text:list-item>
        <text:list-item>
          <text:p text:style-name="P43"><text:tab/></text:p>
        </text:list-item>
        <text:list-item>
          <text:p text:style-name="P43">How much do you plan to spend on <text:tab/>the marketing and advertising outreach above:</text:p>
        </text:list-item>
        <text:list-item>
          <text:p text:style-name="P43"><text:tab/></text:p>
        </text:list-item>
      </text:list>
      <text:list xml:id="list6657692088086518199" text:style-name="WWNum15">
        <text:list-item>
          <text:p text:style-name="P44"><text:tab/></text:p>
        </text:list-item>
        <text:list-item>
          <text:p text:style-name="P44">Before startup (These numbers will <text:tab/>go into your startup budget)</text:p>
        </text:list-item>
        <text:list-item>
          <text:p text:style-name="P44"><text:tab/></text:p>
        </text:list-item>
        <text:list-item>
          <text:p text:style-name="P44"><text:soft-page-break/>On an ongoing basis (These numbers <text:tab/>will go into your operating plan budget)</text:p>
        </text:list-item>
      </text:list>
      <text:list xml:id="list3435781329275856467" text:style-name="WWNum78">
        <text:list-item>
          <text:p text:style-name="P45"><text:tab/></text:p>
        </text:list-item>
        <text:list-item>
          <text:p text:style-name="P45"><text:tab/></text:p>
        </text:list-item>
        <text:list-item>
          <text:p text:style-name="P45"><text:span text:style-name="T12">Use the </text:span><text:span text:style-name="T14">Marketing <text:tab/>Expenses Strategy Chart</text:span><text:span text:style-name="T17"> </text:span><text:span text:style-name="T12">on <text:tab/>the next page to help figure out the cost of reaching different <text:tab/>target markets.</text:span><text:span text:style-name="T17"> </text:span><text:tab/></text:p>
        </text:list-item>
        <text:list-item>
          <text:p text:style-name="P45"><text:tab/></text:p>
        </text:list-item>
        <text:list-item>
          <text:p text:style-name="P45"><text:tab/></text:p>
        </text:list-item>
        <text:list-item>
          <text:p text:style-name="P45"><text:tab/></text:p>
          <text:list>
            <text:list-item>
              <text:p text:style-name="P124"><text:tab/><text:tab/></text:p>
            </text:list-item>
            <text:list-item>
              <text:p text:style-name="P181"><text:bookmark text:name="_b5iguf9h0x3b"/><text:span text:style-name="T15"><text:tab/><text:tab/>Marketing Expenses Strategy Chart</text:span></text:p>
            </text:list-item>
            <text:list-item>
              <text:p text:style-name="P124"><text:tab/></text:p>
            </text:list-item>
          </text:list>
        </text:list-item>
        <text:list-item>
          <text:p text:style-name="P45"><text:tab/></text:p>
        </text:list-item>
        <text:list-item>
          <text:p text:style-name="P45"><text:tab/></text:p>
        </text:list-item>
        <text:list-item>
          <text:p text:style-name="P45"><text:tab/></text:p>
        </text:list-item>
        <text:list-item>
          <text:p text:style-name="P2"><text:tab/><text:tab/></text:p>
        </text:list-item>
      </text:list>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list xml:id="list55542433063614"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4127239918" text:continue-numbering="true" text:style-name="WWNum78">
              <text:list-item>
                <text:p text:style-name="P2"><text:tab/><text:tab/><text:tab/><text:tab/><text:tab/></text:p>
                <text:list>
                  <text:list-item>
                    <text:p text:style-name="P124"><text:tab/><text:tab/><text:tab/><text:tab/><text:tab/><text:tab/></text:p>
                  </text:list-item>
                  <text:list-item>
                    <text:p text:style-name="P119"><text:span text:style-name="T11">Target Market 1</text:span></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354510231" text:continue-numbering="true" text:style-name="WWNum78">
              <text:list-item>
                <text:p text:style-name="P2"><text:tab/><text:tab/><text:tab/><text:tab/><text:tab/></text:p>
                <text:list>
                  <text:list-item>
                    <text:p text:style-name="P124"><text:tab/><text:tab/><text:tab/><text:tab/><text:tab/><text:tab/></text:p>
                  </text:list-item>
                  <text:list-item>
                    <text:p text:style-name="P119"><text:span text:style-name="T11">Target Market 2</text:span></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2950006428" text:continue-numbering="true" text:style-name="WWNum78">
              <text:list-item>
                <text:p text:style-name="P2"><text:tab/><text:tab/><text:tab/><text:tab/><text:tab/></text:p>
                <text:list>
                  <text:list-item>
                    <text:p text:style-name="P124"><text:tab/><text:tab/><text:tab/><text:tab/><text:tab/><text:tab/></text:p>
                  </text:list-item>
                  <text:list-item>
                    <text:p text:style-name="P119"><text:span text:style-name="T11">Target Market 3</text:span></text:p>
                  </text:list-item>
                  <text:list-item>
                    <text:p text:style-name="P124"><text:tab/><text:tab/><text:tab/><text:tab/><text:tab/></text:p>
                  </text:list-item>
                </text:list>
              </text:list-item>
              <text:list-item>
                <text:p text:style-name="P2"><text:tab/><text:tab/><text:tab/><text:tab/></text:p>
              </text:list-item>
            </text:list>
          </table:table-cell>
        </table:table-row>
        <table:table-row table:style-name="Table6.2">
          <table:table-cell table:style-name="Table6.A1" office:value-type="string">
            <text:list xml:id="list55542870518541" text:continue-numbering="true" text:style-name="WWNum78">
              <text:list-item>
                <text:p text:style-name="P2"><text:tab/><text:tab/><text:tab/><text:tab/><text:tab/></text:p>
                <text:list>
                  <text:list-item>
                    <text:p text:style-name="P124"><text:tab/><text:tab/><text:tab/><text:tab/><text:tab/><text:tab/></text:p>
                  </text:list-item>
                  <text:list-item>
                    <text:p text:style-name="P119"><text:span text:style-name="T11">One-Time</text:span></text:p>
                  </text:list-item>
                  <text:list-item>
                    <text:p text:style-name="P119"><text:span text:style-name="T11">Expenses</text:span></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720622673"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962612876"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978962907"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row>
        <table:table-row table:style-name="Table6.2">
          <table:table-cell table:style-name="Table6.A1" office:value-type="string">
            <text:list xml:id="list55543758605873" text:continue-numbering="true" text:style-name="WWNum78">
              <text:list-item>
                <text:p text:style-name="P2"><text:tab/><text:tab/><text:tab/><text:tab/><text:tab/></text:p>
                <text:list>
                  <text:list-item>
                    <text:p text:style-name="P124"><text:tab/><text:tab/><text:tab/><text:tab/><text:tab/><text:tab/></text:p>
                  </text:list-item>
                  <text:list-item>
                    <text:p text:style-name="P119"><text:span text:style-name="T11">Monthly or Annual Expenses</text:span></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464963799"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446230418"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707128536"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row>
        <table:table-row table:style-name="Table6.4">
          <table:table-cell table:style-name="Table6.A1" office:value-type="string">
            <text:list xml:id="list55543511391352" text:continue-numbering="true" text:style-name="WWNum78">
              <text:list-item>
                <text:p text:style-name="P2"><text:tab/><text:tab/><text:tab/><text:tab/><text:tab/></text:p>
                <text:list>
                  <text:list-item>
                    <text:p text:style-name="P124"><text:tab/><text:tab/><text:tab/><text:tab/><text:tab/><text:tab/></text:p>
                  </text:list-item>
                  <text:list-item>
                    <text:p text:style-name="P119"><text:span text:style-name="T11">Labor Costs</text:span></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953113132"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3005728036"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cell table:style-name="Table6.A1" office:value-type="string">
            <text:list xml:id="list55542133549254" text:continue-numbering="true" text:style-name="WWNum78">
              <text:list-item>
                <text:p text:style-name="P2"><text:tab/><text:tab/><text:tab/><text:tab/><text:tab/></text:p>
                <text:list>
                  <text:list-item>
                    <text:p text:style-name="P124"><text:tab/><text:tab/><text:tab/><text:tab/><text:tab/><text:tab/></text:p>
                  </text:list-item>
                  <text:list-item>
                    <text:p text:style-name="P124"><text:tab/><text:tab/><text:tab/><text:tab/><text:tab/></text:p>
                  </text:list-item>
                </text:list>
              </text:list-item>
              <text:list-item>
                <text:p text:style-name="P2"><text:tab/><text:tab/><text:tab/><text:tab/></text:p>
              </text:list-item>
            </text:list>
          </table:table-cell>
        </table:table-row>
      </table:table>
      <text:list xml:id="list55543831737951" text:continue-numbering="true" text:style-name="WWNum78">
        <text:list-item>
          <text:p text:style-name="P45"><text:soft-page-break/><text:tab/></text:p>
        </text:list-item>
        <text:list-item>
          <text:p text:style-name="P45"><text:tab/></text:p>
        </text:list-item>
        <text:list-item>
          <text:p text:style-name="P45"><text:tab/></text:p>
        </text:list-item>
        <text:list-item>
          <text:p text:style-name="P45"><text:tab/></text:p>
        </text:list-item>
        <text:list-item>
          <text:p text:style-name="P45">Download the<text:a xlink:type="simple" xlink:href="https://www.score.org/resource/annual-marketing-budget-template" text:style-name="Internet_20_link" text:visited-style-name="Visited_20_Internet_20_Link"> </text:a><text:a xlink:type="simple" xlink:href="https://www.score.org/resource/annual-marketing-budget-template" text:style-name="Internet_20_link" text:visited-style-name="Visited_20_Internet_20_Link"><text:span text:style-name="T1">Annual <text:tab/>Marketing Budget Template</text:span></text:a>. Using the information you’ve <text:tab/>gathered, create your annual marketing budget. <text:tab/></text:p>
        </text:list-item>
        <text:list-item>
          <text:p text:style-name="P45"><text:tab/></text:p>
        </text:list-item>
        <text:list-item>
          <text:p text:style-name="P45"><text:tab/></text:p>
          <text:list>
            <text:list-item>
              <text:p text:style-name="P124"><text:tab/><text:tab/></text:p>
              <text:list>
                <text:list-item>
                  <text:p text:style-name="P143"><text:tab/><text:tab/><text:tab/></text:p>
                </text:list-item>
                <text:list-item>
                  <text:p text:style-name="P156"><text:bookmark text:name="_5223es1p9jm8"/><text:span text:style-name="T16">Pricing <text:tab/><text:tab/><text:tab/></text:span></text:p>
                </text:list-item>
                <text:list-item>
                  <text:p text:style-name="P143"><text:tab/><text:tab/></text:p>
                </text:list-item>
              </text:list>
            </text:list-item>
          </text:list>
        </text:list-item>
        <text:list-item>
          <text:p text:style-name="P45"><text:tab/> <text:tab/></text:p>
        </text:list-item>
        <text:list-item>
          <text:p text:style-name="P45"><text:tab/></text:p>
        </text:list-item>
        <text:list-item>
          <text:p text:style-name="P45">You explained pricing briefly in <text:tab/>the “Products &amp; Services” section; now it’s time to go <text:tab/>into more detail. How do you plan to set prices? Keep in mind that <text:tab/>few small businesses can compete on price without hurting their <text:tab/>profit margins. Instead of offering the lowest price, it’s better <text:tab/>to go with an average price and compete on quality and service.</text:p>
        </text:list-item>
        <text:list-item>
          <text:p text:style-name="P45"><text:tab/></text:p>
        </text:list-item>
      </text:list>
      <text:list xml:id="list1617321213069833639" text:style-name="WWNum81">
        <text:list-item>
          <text:p text:style-name="P46"><text:tab/></text:p>
        </text:list-item>
        <text:list-item>
          <text:p text:style-name="P46">Does your pricing strategy reflect <text:tab/>your positioning? <text:tab/></text:p>
        </text:list-item>
        <text:list-item>
          <text:p text:style-name="P46"><text:tab/></text:p>
        </text:list-item>
        <text:list-item>
          <text:p text:style-name="P46">Compare your prices with your <text:tab/>competitors’. Are they higher, lower or the same? Why?</text:p>
        </text:list-item>
        <text:list-item>
          <text:p text:style-name="P46"><text:tab/></text:p>
        </text:list-item>
        <text:list-item>
          <text:p text:style-name="P46">How important is price to your <text:tab/>customers? It may not be a deciding factor.</text:p>
        </text:list-item>
        <text:list-item>
          <text:p text:style-name="P46"><text:tab/></text:p>
        </text:list-item>
        <text:list-item>
          <text:p text:style-name="P46">What will your customer service <text:tab/>and credit policies be?</text:p>
        </text:list-item>
      </text:list>
      <text:list xml:id="list7405398028142786104" text:style-name="WWNum85">
        <text:list-item>
          <text:p text:style-name="P47"><text:tab/></text:p>
        </text:list-item>
        <text:list-item>
          <text:p text:style-name="P47"><text:tab/></text:p>
        </text:list-item>
        <text:list-item>
          <text:p text:style-name="P47"><text:span text:style-name="T12">Use the </text:span><text:span text:style-name="T14">Pricing <text:tab/>Strategy Worksheet</text:span><text:span text:style-name="T12"> on the next page to help with your <text:tab/>pricing. </text:span><text:tab/></text:p>
        </text:list-item>
        <text:list-item>
          <text:p text:style-name="P47"><text:tab/></text:p>
        </text:list-item>
        <text:list-item>
          <text:p text:style-name="P47"><text:soft-page-break/><text:tab/></text:p>
          <text:list>
            <text:list-item>
              <text:p text:style-name="P125"><text:tab/><text:tab/></text:p>
            </text:list-item>
            <text:list-item>
              <text:p text:style-name="P182"><text:bookmark text:name="_p1imyw4e3lr7"/><text:span text:style-name="T15"><text:tab/><text:tab/>Pricing Strategy Worksheet</text:span></text:p>
            </text:list-item>
            <text:list-item>
              <text:p text:style-name="P125"><text:tab/></text:p>
            </text:list-item>
          </text:list>
        </text:list-item>
        <text:list-item>
          <text:p text:style-name="P47"><text:tab/></text:p>
        </text:list-item>
        <text:list-item>
          <text:p text:style-name="P47"><text:tab/></text:p>
        </text:list-item>
        <text:list-item>
          <text:p text:style-name="P3"><text:tab/><text:tab/></text:p>
        </text:list-item>
      </text:list>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list xml:id="list55543481100818" text:continue-numbering="true" text:style-name="WWNum85">
              <text:list-item>
                <text:p text:style-name="P3"><text:tab/><text:tab/><text:tab/><text:tab/><text:tab/></text:p>
                <text:list>
                  <text:list-item>
                    <text:p text:style-name="P125"><text:tab/><text:tab/><text:tab/><text:tab/><text:tab/><text:tab/></text:p>
                  </text:list-item>
                  <text:list-item>
                    <text:p text:style-name="P125"><text:span text:style-name="T11">Business Name</text:span></text:p>
                  </text:list-item>
                  <text:list-item>
                    <text:p text:style-name="P125"><text:tab/><text:tab/><text:tab/><text:tab/><text:tab/></text:p>
                  </text:list-item>
                </text:list>
              </text:list-item>
              <text:list-item>
                <text:p text:style-name="P3"><text:tab/><text:tab/><text:tab/><text:tab/></text:p>
              </text:list-item>
            </text:list>
          </table:table-cell>
          <table:table-cell table:style-name="Table7.A1" table:number-columns-spanned="3" office:value-type="string">
            <text:list xml:id="list55543757191429" text:continue-numbering="true" text:style-name="WWNum85">
              <text:list-item>
                <text:p text:style-name="P3"><text:tab/><text:tab/><text:tab/><text:tab/><text:tab/></text:p>
                <text:list>
                  <text:list-item>
                    <text:p text:style-name="P125"><text:tab/><text:tab/><text:tab/><text:tab/><text:tab/><text:tab/></text:p>
                  </text:list-item>
                  <text:list-item>
                    <text:p text:style-name="P125"><text:tab/><text:tab/><text:tab/><text:tab/><text:tab/></text:p>
                  </text:list-item>
                </text:list>
              </text:list-item>
              <text:list-item>
                <text:p text:style-name="P3"><text:tab/><text:tab/><text:tab/><text:tab/></text:p>
              </text:list-item>
            </text:list>
          </table:table-cell>
          <table:covered-table-cell/>
          <table:covered-table-cell/>
        </table:table-row>
        <table:table-row table:style-name="Table7.2">
          <table:table-cell table:style-name="Table7.A1" table:number-columns-spanned="4" office:value-type="string">
            <text:list xml:id="list55543708507252" text:continue-numbering="true" text:style-name="WWNum85">
              <text:list-item>
                <text:p text:style-name="P3"><text:tab/><text:tab/><text:tab/><text:tab/><text:tab/></text:p>
                <text:list>
                  <text:list-item>
                    <text:p text:style-name="P125"><text:tab/><text:tab/><text:tab/><text:tab/><text:tab/><text:tab/></text:p>
                  </text:list-item>
                  <text:list-item>
                    <text:p text:style-name="P125">Which of the following pricing strategies will you <text:tab/><text:tab/><text:tab/><text:tab/><text:tab/><text:tab/>employ? Circle one.</text:p>
                  </text:list-item>
                  <text:list-item>
                    <text:p text:style-name="P125"><text:tab/><text:tab/><text:tab/><text:tab/><text:tab/></text:p>
                  </text:list-item>
                </text:list>
              </text:list-item>
              <text:list-item>
                <text:p text:style-name="P3"><text:tab/><text:tab/><text:tab/><text:tab/></text:p>
              </text:list-item>
            </text:list>
          </table:table-cell>
          <table:covered-table-cell/>
          <table:covered-table-cell/>
          <table:covered-table-cell/>
        </table:table-row>
        <table:table-row table:style-name="Table7.3">
          <table:table-cell table:style-name="Table7.A1" table:number-columns-spanned="2" office:value-type="string">
            <text:list xml:id="list55543688109749" text:continue-numbering="true" text:style-name="WWNum85">
              <text:list-item>
                <text:p text:style-name="P3"><text:tab/><text:tab/><text:tab/><text:tab/><text:tab/></text:p>
                <text:list>
                  <text:list-item>
                    <text:p text:style-name="P125"><text:tab/><text:tab/><text:tab/><text:tab/><text:tab/><text:tab/></text:p>
                  </text:list-item>
                  <text:list-item>
                    <text:p text:style-name="P125"><text:tab/><text:tab/><text:tab/><text:tab/><text:tab/><text:tab/></text:p>
                  </text:list-item>
                  <text:list-item>
                    <text:p text:style-name="P120"><text:span text:style-name="T11">Cost Plus</text:span></text:p>
                  </text:list-item>
                  <text:list-item>
                    <text:p text:style-name="P125"><text:tab/><text:tab/><text:tab/><text:tab/><text:tab/><text:tab/></text:p>
                  </text:list-item>
                  <text:list-item>
                    <text:p text:style-name="P125"><text:tab/><text:tab/><text:tab/><text:tab/><text:tab/><text:tab/></text:p>
                  </text:list-item>
                  <text:list-item>
                    <text:p text:style-name="P120"><text:span text:style-name="T12">The costs of making/obtaining your <text:tab/><text:tab/><text:tab/><text:tab/><text:tab/><text:tab/>product or providing your service, plus enough to make a profit</text:span></text:p>
                  </text:list-item>
                  <text:list-item>
                    <text:p text:style-name="P125"><text:tab/><text:tab/><text:tab/><text:tab/><text:tab/></text:p>
                  </text:list-item>
                </text:list>
              </text:list-item>
              <text:list-item>
                <text:p text:style-name="P3"><text:tab/><text:tab/><text:tab/><text:tab/></text:p>
              </text:list-item>
            </text:list>
          </table:table-cell>
          <table:covered-table-cell/>
          <table:table-cell table:style-name="Table7.A1" office:value-type="string">
            <text:list xml:id="list55542563493890" text:continue-numbering="true" text:style-name="WWNum85">
              <text:list-item>
                <text:p text:style-name="P3"><text:tab/><text:tab/><text:tab/><text:tab/><text:tab/></text:p>
                <text:list>
                  <text:list-item>
                    <text:p text:style-name="P125"><text:tab/><text:tab/><text:tab/><text:tab/><text:tab/><text:tab/></text:p>
                  </text:list-item>
                  <text:list-item>
                    <text:p text:style-name="P125"><text:tab/><text:tab/><text:tab/><text:tab/><text:tab/><text:tab/></text:p>
                  </text:list-item>
                  <text:list-item>
                    <text:p text:style-name="P120"><text:span text:style-name="T11">Value Based</text:span></text:p>
                  </text:list-item>
                  <text:list-item>
                    <text:p text:style-name="P125"><text:tab/><text:tab/><text:tab/><text:tab/><text:tab/><text:tab/></text:p>
                  </text:list-item>
                  <text:list-item>
                    <text:p text:style-name="P125"><text:tab/><text:tab/><text:tab/><text:tab/><text:tab/><text:tab/></text:p>
                  </text:list-item>
                  <text:list-item>
                    <text:p text:style-name="P120"><text:span text:style-name="T12">Based on your competitive advantage and <text:tab/><text:tab/><text:tab/><text:tab/><text:tab/><text:tab/>brand (perceived value)</text:span></text:p>
                  </text:list-item>
                  <text:list-item>
                    <text:p text:style-name="P125"><text:tab/><text:tab/><text:tab/><text:tab/><text:tab/></text:p>
                  </text:list-item>
                </text:list>
              </text:list-item>
              <text:list-item>
                <text:p text:style-name="P3"><text:tab/><text:tab/><text:tab/><text:tab/></text:p>
              </text:list-item>
            </text:list>
          </table:table-cell>
          <table:table-cell table:style-name="Table7.A1" office:value-type="string">
            <text:list xml:id="list55544136681822" text:continue-numbering="true" text:style-name="WWNum85">
              <text:list-item>
                <text:p text:style-name="P3"><text:tab/><text:tab/><text:tab/><text:tab/><text:tab/></text:p>
                <text:list>
                  <text:list-item>
                    <text:p text:style-name="P125"><text:tab/><text:tab/><text:tab/><text:tab/><text:tab/><text:tab/></text:p>
                  </text:list-item>
                  <text:list-item>
                    <text:p text:style-name="P125"><text:tab/><text:tab/><text:tab/><text:tab/><text:tab/><text:tab/></text:p>
                  </text:list-item>
                  <text:list-item>
                    <text:p text:style-name="P125"><text:span text:style-name="T11">Other:</text:span></text:p>
                  </text:list-item>
                  <text:list-item>
                    <text:p text:style-name="P125"><text:tab/><text:tab/><text:tab/><text:tab/><text:tab/></text:p>
                  </text:list-item>
                </text:list>
              </text:list-item>
              <text:list-item>
                <text:p text:style-name="P3"><text:tab/><text:tab/><text:tab/><text:tab/></text:p>
              </text:list-item>
            </text:list>
          </table:table-cell>
        </table:table-row>
        <table:table-row table:style-name="Table7.4">
          <table:table-cell table:style-name="Table7.A1" table:number-columns-spanned="4" office:value-type="string">
            <text:list xml:id="list55543810153123" text:continue-numbering="true" text:style-name="WWNum85">
              <text:list-item>
                <text:p text:style-name="P3"><text:tab/><text:tab/><text:tab/><text:tab/><text:tab/></text:p>
                <text:list>
                  <text:list-item>
                    <text:p text:style-name="P125"><text:tab/><text:tab/><text:tab/><text:tab/><text:tab/><text:tab/></text:p>
                  </text:list-item>
                  <text:list-item>
                    <text:p text:style-name="P125"><text:span text:style-name="T11">Provide an explanation of <text:tab/><text:tab/><text:tab/><text:tab/><text:tab/><text:tab/>your pricing model selection.</text:span></text:p>
                  </text:list-item>
                  <text:list-item>
                    <text:p text:style-name="P125"><text:tab/><text:tab/><text:tab/><text:tab/><text:tab/><text:tab/></text:p>
                  </text:list-item>
                  <text:list-item>
                    <text:p text:style-name="P125">Include strategy info on your <text:tab/><text:tab/><text:tab/><text:tab/><text:tab/><text:tab/>major product lines/service offerings. List industry/market <text:tab/><text:tab/><text:tab/><text:tab/><text:tab/><text:tab/>practices and any considerations to be discussed with your <text:tab/><text:tab/><text:tab/><text:tab/><text:tab/><text:tab/>mentor.</text:p>
                  </text:list-item>
                  <text:list-item>
                    <text:p text:style-name="P125"><text:tab/><text:tab/><text:tab/><text:tab/><text:tab/><text:tab/></text:p>
                  </text:list-item>
                  <text:list-item>
                    <text:p text:style-name="P125"><text:tab/><text:tab/><text:tab/><text:tab/><text:tab/></text:p>
                  </text:list-item>
                </text:list>
              </text:list-item>
              <text:list-item>
                <text:p text:style-name="P3"><text:tab/><text:tab/><text:tab/><text:tab/></text:p>
              </text:list-item>
            </text:list>
          </table:table-cell>
          <table:covered-table-cell/>
          <table:covered-table-cell/>
          <table:covered-table-cell/>
        </table:table-row>
      </table:table>
      <text:list xml:id="list55542349034427" text:continue-numbering="true" text:style-name="WWNum85">
        <text:list-item>
          <text:p text:style-name="P47"><text:soft-page-break/><text:tab/></text:p>
        </text:list-item>
        <text:list-item>
          <text:p text:style-name="P47"><text:tab/></text:p>
        </text:list-item>
        <text:list-item>
          <text:p text:style-name="P47"><text:tab/></text:p>
        </text:list-item>
        <text:list-item>
          <text:p text:style-name="P47"><text:tab/></text:p>
          <text:list>
            <text:list-item>
              <text:p text:style-name="P125"><text:tab/><text:tab/></text:p>
              <text:list>
                <text:list-item>
                  <text:p text:style-name="P144"><text:tab/><text:tab/><text:tab/></text:p>
                </text:list-item>
                <text:list-item>
                  <text:p text:style-name="P157"><text:bookmark text:name="_ilwtwoytt8z"/><text:span text:style-name="T16">Location <text:tab/><text:tab/><text:tab/>or proposed location</text:span></text:p>
                </text:list-item>
                <text:list-item>
                  <text:p text:style-name="P144"><text:tab/><text:tab/></text:p>
                </text:list-item>
              </text:list>
            </text:list-item>
          </text:list>
        </text:list-item>
        <text:list-item>
          <text:p text:style-name="P47"><text:tab/> <text:tab/></text:p>
        </text:list-item>
        <text:list-item>
          <text:p text:style-name="P47"><text:tab/></text:p>
        </text:list-item>
        <text:list-item>
          <text:p text:style-name="P47">If you have a location picked out, <text:tab/>explain why you believe this is a good location for your startup. <text:tab/></text:p>
        </text:list-item>
        <text:list-item>
          <text:p text:style-name="P47"><text:tab/></text:p>
        </text:list-item>
        <text:list-item>
          <text:p text:style-name="P47"><text:tab/></text:p>
        </text:list-item>
        <text:list-item>
          <text:p text:style-name="P47">If you haven’t chosen a location <text:tab/>yet, explain what you’ll be looking for in a location and why, <text:tab/>including:</text:p>
        </text:list-item>
        <text:list-item>
          <text:p text:style-name="P47"><text:tab/></text:p>
        </text:list-item>
      </text:list>
      <text:list xml:id="list8561256115834108703" text:style-name="WWNum83">
        <text:list-item>
          <text:p text:style-name="P48"><text:tab/></text:p>
        </text:list-item>
        <text:list-item>
          <text:p text:style-name="P48">Convenient location for customers</text:p>
        </text:list-item>
        <text:list-item>
          <text:p text:style-name="P48"><text:tab/></text:p>
        </text:list-item>
        <text:list-item>
          <text:p text:style-name="P48">Adequate parking for employees and <text:tab/>customers</text:p>
        </text:list-item>
        <text:list-item>
          <text:p text:style-name="P48"><text:tab/></text:p>
        </text:list-item>
        <text:list-item>
          <text:p text:style-name="P48">Proximity to public transportation <text:tab/>or major roads <text:tab/></text:p>
        </text:list-item>
        <text:list-item>
          <text:p text:style-name="P48"><text:tab/></text:p>
        </text:list-item>
        <text:list-item>
          <text:p text:style-name="P48">Type of space (industrial, retail, <text:tab/>etc.)</text:p>
        </text:list-item>
        <text:list-item>
          <text:p text:style-name="P48"><text:tab/></text:p>
        </text:list-item>
        <text:list-item>
          <text:p text:style-name="P48">Types of businesses nearby</text:p>
        </text:list-item>
      </text:list>
      <text:list xml:id="list5374109212200786387" text:style-name="WWNum70">
        <text:list-item>
          <text:p text:style-name="P49"><text:tab/></text:p>
        </text:list-item>
        <text:list-item>
          <text:p text:style-name="P49"><text:tab/></text:p>
        </text:list-item>
        <text:list-item>
          <text:p text:style-name="P49"><text:soft-page-break/>Focus on the location of your <text:tab/>building, not the physical building itself. You’ll discuss that <text:tab/>later, in the Operations section. <text:tab/></text:p>
        </text:list-item>
        <text:list-item>
          <text:p text:style-name="P49"><text:tab/></text:p>
        </text:list-item>
        <text:list-item>
          <text:p text:style-name="P49"><text:tab/></text:p>
          <text:list>
            <text:list-item>
              <text:p text:style-name="P126"><text:tab/><text:tab/></text:p>
              <text:list>
                <text:list-item>
                  <text:p text:style-name="P145"><text:tab/><text:tab/><text:tab/></text:p>
                </text:list-item>
                <text:list-item>
                  <text:p text:style-name="P158"><text:bookmark text:name="_z52u2x6yt6hv"/><text:span text:style-name="T16">Distribution channels</text:span></text:p>
                </text:list-item>
                <text:list-item>
                  <text:p text:style-name="P145"><text:tab/><text:tab/></text:p>
                </text:list-item>
              </text:list>
            </text:list-item>
          </text:list>
        </text:list-item>
        <text:list-item>
          <text:p text:style-name="P49"><text:tab/> <text:tab/></text:p>
        </text:list-item>
        <text:list-item>
          <text:p text:style-name="P49"><text:tab/></text:p>
        </text:list-item>
        <text:list-item>
          <text:p text:style-name="P49">What methods of distribution will <text:tab/>you use to sell your products and/or services? These may include:</text:p>
        </text:list-item>
        <text:list-item>
          <text:p text:style-name="P49"><text:tab/></text:p>
        </text:list-item>
      </text:list>
      <text:list xml:id="list3087298576230010286" text:style-name="WWNum4">
        <text:list-item>
          <text:p text:style-name="P50"><text:tab/></text:p>
        </text:list-item>
        <text:list-item>
          <text:p text:style-name="P50">Retail</text:p>
        </text:list-item>
        <text:list-item>
          <text:p text:style-name="P50"><text:tab/></text:p>
        </text:list-item>
        <text:list-item>
          <text:p text:style-name="P50">Direct sales</text:p>
        </text:list-item>
        <text:list-item>
          <text:p text:style-name="P50"><text:tab/></text:p>
        </text:list-item>
        <text:list-item>
          <text:p text:style-name="P50">Ecommerce</text:p>
        </text:list-item>
        <text:list-item>
          <text:p text:style-name="P50"><text:tab/></text:p>
        </text:list-item>
        <text:list-item>
          <text:p text:style-name="P50">Wholesale</text:p>
        </text:list-item>
        <text:list-item>
          <text:p text:style-name="P50"><text:tab/></text:p>
        </text:list-item>
        <text:list-item>
          <text:p text:style-name="P50">Inside sales force</text:p>
        </text:list-item>
        <text:list-item>
          <text:p text:style-name="P50"><text:tab/></text:p>
        </text:list-item>
        <text:list-item>
          <text:p text:style-name="P50">Outside sales representatives</text:p>
        </text:list-item>
        <text:list-item>
          <text:p text:style-name="P50"><text:tab/></text:p>
        </text:list-item>
        <text:list-item>
          <text:p text:style-name="P50">OEMs</text:p>
        </text:list-item>
      </text:list>
      <text:list xml:id="list5409637035094245594" text:style-name="WWNum36">
        <text:list-item>
          <text:p text:style-name="P51"><text:tab/></text:p>
        </text:list-item>
        <text:list-item>
          <text:p text:style-name="P51"><text:tab/></text:p>
        </text:list-item>
        <text:list-item>
          <text:p text:style-name="P51"><text:soft-page-break/>If you have any strategic <text:tab/>partnerships or key distributor relationships that will be a factor <text:tab/>in your success, explain them here. <text:tab/></text:p>
        </text:list-item>
        <text:list-item>
          <text:p text:style-name="P51"><text:tab/></text:p>
        </text:list-item>
        <text:list-item>
          <text:p text:style-name="P51"><text:tab/></text:p>
        </text:list-item>
        <text:list-item>
          <text:p text:style-name="P51"><text:span text:style-name="T12">If you haven’t yet finalized <text:tab/>your distribution channels, use the </text:span><text:span text:style-name="T14">Distribution Channel <text:tab/>Assessment Worksheet </text:span><text:span text:style-name="T12">on the next page to assess the pros <text:tab/>and cons of each distribution channel you are considering. </text:span><text:tab/></text:p>
        </text:list-item>
        <text:list-item>
          <text:p text:style-name="P51"><text:tab/></text:p>
        </text:list-item>
        <text:list-item>
          <text:p text:style-name="P51"><text:tab/></text:p>
          <text:list>
            <text:list-item>
              <text:p text:style-name="P127"><text:tab/><text:tab/></text:p>
            </text:list-item>
            <text:list-item>
              <text:p text:style-name="P183"><text:bookmark text:name="_rnvrvag02jqr"/><text:span text:style-name="T15"><text:tab/><text:tab/>Distribution Channel Assessment Worksheet</text:span></text:p>
            </text:list-item>
            <text:list-item>
              <text:p text:style-name="P127"><text:tab/></text:p>
            </text:list-item>
          </text:list>
        </text:list-item>
        <text:list-item>
          <text:p text:style-name="P51"><text:tab/></text:p>
        </text:list-item>
        <text:list-item>
          <text:p text:style-name="P51"><text:tab/></text:p>
        </text:list-item>
        <text:list-item>
          <text:p text:style-name="P4"><text:tab/><text:tab/></text:p>
        </text:list-item>
      </text:list>
      <table:table table:name="Table8" table:style-name="Table8">
        <table:table-column table:style-name="Table8.A"/>
        <table:table-column table:style-name="Table8.B"/>
        <table:table-column table:style-name="Table8.C"/>
        <table:table-column table:style-name="Table8.D"/>
        <text:soft-page-break/>
        <table:table-row table:style-name="Table8.1">
          <table:table-cell table:style-name="Table8.A1" office:value-type="string">
            <text:list xml:id="list55543406840346"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4078087914"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Distribution <text:tab/><text:tab/><text:tab/><text:tab/><text:tab/><text:tab/>Channel 1</text:span></text:p>
                  </text:list-item>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4115493328"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Distribution <text:tab/><text:tab/><text:tab/><text:tab/><text:tab/><text:tab/>Channel 2</text:span></text:p>
                  </text:list-item>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896059335"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Distribution <text:tab/><text:tab/><text:tab/><text:tab/><text:tab/><text:tab/>Channel 3</text:span></text:p>
                  </text:list-item>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2">
          <table:table-cell table:style-name="Table8.A1" office:value-type="string">
            <text:list xml:id="list55542282807472"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Ease of <text:tab/><text:tab/><text:tab/><text:tab/><text:tab/><text:tab/>Entry</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860598347"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2811540688"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2583175083"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2">
          <table:table-cell table:style-name="Table8.A1" office:value-type="string">
            <text:list xml:id="list55544103752465"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Geographic <text:tab/><text:tab/><text:tab/><text:tab/><text:tab/><text:tab/>Proximity</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871425958"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532031189"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2199435116"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2">
          <table:table-cell table:style-name="Table8.A1" office:value-type="string">
            <text:list xml:id="list55543442130007"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Costs</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832368222"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2723167312"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2340686305"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2">
          <table:table-cell table:style-name="Table8.A1" office:value-type="string">
            <text:list xml:id="list55543162488640"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Competitors’ <text:tab/><text:tab/><text:tab/><text:tab/><text:tab/><text:tab/>Positions</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028679089"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4177330423"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743598589"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2">
          <table:table-cell table:style-name="Table8.A1" office:value-type="string">
            <text:list xml:id="list55543835754966"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Management <text:tab/><text:tab/><text:tab/><text:tab/><text:tab/><text:tab/>Experience</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4190237652"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740747879"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4015827223"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2">
          <table:table-cell table:style-name="Table8.A1" office:value-type="string">
            <text:list xml:id="list55543502045710"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Staffing <text:tab/><text:tab/><text:tab/><text:tab/><text:tab/><text:tab/>Capabilities</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674960679"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4165822038"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2644390298"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row table:style-name="Table8.8">
          <table:table-cell table:style-name="Table8.A1" office:value-type="string">
            <text:list xml:id="list55542355513012" text:continue-numbering="true" text:style-name="WWNum36">
              <text:list-item>
                <text:p text:style-name="P4"><text:tab/><text:tab/><text:tab/><text:tab/><text:tab/></text:p>
                <text:list>
                  <text:list-item>
                    <text:p text:style-name="P127"><text:tab/><text:tab/><text:tab/><text:tab/><text:tab/><text:tab/></text:p>
                  </text:list-item>
                  <text:list-item>
                    <text:p text:style-name="P121"><text:span text:style-name="T9">Marketing <text:tab/><text:tab/><text:tab/><text:tab/><text:tab/><text:tab/>Needs</text:span></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952144521"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920645698"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cell table:style-name="Table8.A1" office:value-type="string">
            <text:list xml:id="list55543782611733" text:continue-numbering="true" text:style-name="WWNum36">
              <text:list-item>
                <text:p text:style-name="P4"><text:tab/><text:tab/><text:tab/><text:tab/><text:tab/></text:p>
                <text:list>
                  <text:list-item>
                    <text:p text:style-name="P127"><text:tab/><text:tab/><text:tab/><text:tab/><text:tab/><text:tab/></text:p>
                  </text:list-item>
                  <text:list-item>
                    <text:p text:style-name="P127"><text:tab/><text:tab/><text:tab/><text:tab/><text:tab/></text:p>
                  </text:list-item>
                </text:list>
              </text:list-item>
              <text:list-item>
                <text:p text:style-name="P4"><text:tab/><text:tab/><text:tab/><text:tab/></text:p>
              </text:list-item>
            </text:list>
          </table:table-cell>
        </table:table-row>
      </table:table>
      <text:list xml:id="list55542823384612" text:continue-numbering="true" text:style-name="WWNum36">
        <text:list-item>
          <text:p text:style-name="P51"><text:soft-page-break/><text:tab/></text:p>
        </text:list-item>
        <text:list-item>
          <text:p text:style-name="P51"><text:tab/></text:p>
        </text:list-item>
        <text:list-item>
          <text:p text:style-name="P51"><text:tab/></text:p>
          <text:list>
            <text:list-item>
              <text:p text:style-name="P127"><text:tab/><text:tab/></text:p>
              <text:list>
                <text:list-item>
                  <text:p text:style-name="P146"><text:tab/><text:tab/><text:tab/></text:p>
                </text:list-item>
                <text:list-item>
                  <text:p text:style-name="P159"><text:bookmark text:name="_s14mx8dzbadi"/><text:span text:style-name="T16">12-month <text:tab/><text:tab/><text:tab/>sales forecast <text:tab/><text:tab/><text:tab/></text:span></text:p>
                </text:list-item>
                <text:list-item>
                  <text:p text:style-name="P146"><text:tab/><text:tab/></text:p>
                </text:list-item>
              </text:list>
            </text:list-item>
          </text:list>
        </text:list-item>
        <text:list-item>
          <text:p text:style-name="P51"><text:tab/> <text:tab/></text:p>
        </text:list-item>
        <text:list-item>
          <text:p text:style-name="P51"><text:tab/></text:p>
        </text:list-item>
        <text:list-item>
          <text:p text:style-name="P51">Download the<text:a xlink:type="simple" xlink:href="https://www.score.org/resource/sales-forecast-12-months" text:style-name="Internet_20_link" text:visited-style-name="Visited_20_Internet_20_Link"> </text:a><text:a xlink:type="simple" xlink:href="https://www.score.org/resource/sales-forecast-12-months" text:style-name="Internet_20_link" text:visited-style-name="Visited_20_Internet_20_Link"><text:span text:style-name="T19">Sales <text:tab/>Forecast</text:span></text:a> spreadsheet and use it to create a <text:tab/>month-by-month sales projection. <text:tab/></text:p>
        </text:list-item>
        <text:list-item>
          <text:p text:style-name="P51"><text:tab/></text:p>
        </text:list-item>
        <text:list-item>
          <text:p text:style-name="P51"><text:tab/></text:p>
        </text:list-item>
        <text:list-item>
          <text:p text:style-name="P51">If you’ve already made some <text:tab/>sales, you can use those as a basis for your projections. If, like <text:tab/>most startups, you haven’t sold anything yet, you’ll need to <text:tab/>create estimates based on your market research, your proposed <text:tab/>marketing strategies and your industry data. <text:tab/></text:p>
        </text:list-item>
        <text:list-item>
          <text:p text:style-name="P51"><text:tab/></text:p>
        </text:list-item>
        <text:list-item>
          <text:p text:style-name="P51"><text:tab/></text:p>
        </text:list-item>
        <text:list-item>
          <text:p text:style-name="P51">Create two forecasts: a “best <text:tab/>guess” scenario (what you really expect) and a “worst case” <text:tab/>scenario (one you’re confident you can reach no matter what). <text:tab/></text:p>
        </text:list-item>
        <text:list-item>
          <text:p text:style-name="P51"><text:tab/></text:p>
        </text:list-item>
        <text:list-item>
          <text:p text:style-name="P51"><text:tab/></text:p>
        </text:list-item>
        <text:list-item>
          <text:p text:style-name="P51">Keep notes on the research and <text:tab/>assumptions that go into developing these sales forecasts. Financing <text:tab/>sources will want to know what you based the numbers on. <text:tab/></text:p>
        </text:list-item>
        <text:list-item>
          <text:p text:style-name="P51"><text:tab/></text:p>
        </text:list-item>
        <text:list-item>
          <text:p text:style-name="P51"><text:tab/></text:p>
        </text:list-item>
        <text:list-item>
          <text:p text:style-name="P51">After reading the Marketing Plan <text:tab/>section, the reader should understand who your target customers are, <text:tab/>how you plan to market to them, what sales and distribution channels <text:tab/>you will use, and how you will position your product/service <text:tab/>relative to the competition. <text:tab/></text:p>
        </text:list-item>
        <text:list-item>
          <text:p text:style-name="P51"><text:tab/></text:p>
        </text:list-item>
        <text:list-item>
          <text:p text:style-name="P51"><text:tab/></text:p>
        </text:list-item>
        <text:list-item>
          <text:p text:style-name="P51"><text:span text:style-name="T12">A SCORE mentor can help you <text:tab/>complete your Marketing Plan tailored for your business</text:span><text:span text:style-name="T13">. <text:tab/></text:span><text:a xlink:type="simple" xlink:href="https://www.score.org/find-mentor" text:style-name="Internet_20_link" text:visited-style-name="Visited_20_Internet_20_Link"><text:span text:style-name="T2">Find a SCORE mentor</text:span></text:a><text:span text:style-name="T12">. <text:tab/></text:span> <text:tab/></text:p>
        </text:list-item>
        <text:list-item>
          <text:p text:style-name="P51"><text:tab/></text:p>
        </text:list-item>
        <text:list-item>
          <text:p text:style-name="P51"><text:tab/></text:p>
        </text:list-item>
        <text:list-item>
          <text:p text:style-name="P171"><text:bookmark text:name="_fgz9ui2eb77g"/><text:soft-page-break/><text:span text:style-name="T6"><text:tab/>V. Instructions: Operational Plan</text:span></text:p>
        </text:list-item>
        <text:list-item>
          <text:p text:style-name="P51"><text:tab/></text:p>
        </text:list-item>
        <text:list-item>
          <text:p text:style-name="P51"><text:tab/></text:p>
        </text:list-item>
        <text:list-item>
          <text:p text:style-name="P51">This section explains the daily <text:tab/>operation of your business, including its location, equipment, <text:tab/>personnel and processes.</text:p>
        </text:list-item>
        <text:list-item>
          <text:p text:style-name="P51"><text:tab/></text:p>
        </text:list-item>
      </text:list>
      <text:list xml:id="list6553848257189582215" text:style-name="WWNum45">
        <text:list-item>
          <text:p text:style-name="P52"><text:tab/></text:p>
        </text:list-item>
        <text:list-item>
          <text:p text:style-name="P166"><text:bookmark text:name="_3ivmykudwcat"/><text:span text:style-name="T16">Production</text:span></text:p>
        </text:list-item>
      </text:list>
      <text:list xml:id="list1675206120183512238" text:style-name="WWNum7">
        <text:list-item>
          <text:p text:style-name="P53"><text:tab/></text:p>
        </text:list-item>
        <text:list-item>
          <text:p text:style-name="P53">How will you will produce your <text:tab/>product or deliver your service? Describe your production methods, <text:tab/>the equipment you’ll use and how much it will cost to produce what <text:tab/>you sell.</text:p>
        </text:list-item>
        <text:list-item>
          <text:p text:style-name="P53"><text:tab/></text:p>
        </text:list-item>
        <text:list-item>
          <text:p text:style-name="P53"><text:tab/></text:p>
          <text:list>
            <text:list-item>
              <text:p text:style-name="P128"><text:tab/><text:tab/></text:p>
              <text:list>
                <text:list-item>
                  <text:p text:style-name="P147"><text:tab/><text:tab/><text:tab/></text:p>
                </text:list-item>
                <text:list-item>
                  <text:p text:style-name="P160"><text:bookmark text:name="_iyw707ytc94o"/><text:span text:style-name="T16">Quality control</text:span></text:p>
                </text:list-item>
                <text:list-item>
                  <text:p text:style-name="P147"><text:tab/><text:tab/></text:p>
                </text:list-item>
              </text:list>
            </text:list-item>
          </text:list>
        </text:list-item>
        <text:list-item>
          <text:p text:style-name="P53"><text:tab/> <text:tab/></text:p>
        </text:list-item>
        <text:list-item>
          <text:p text:style-name="P53">How will you maintain consistency? <text:tab/>Describe the quality control procedures you’ll use. <text:tab/></text:p>
        </text:list-item>
        <text:list-item>
          <text:p text:style-name="P53"><text:tab/></text:p>
        </text:list-item>
        <text:list-item>
          <text:p text:style-name="P53"><text:tab/></text:p>
          <text:list>
            <text:list-item>
              <text:p text:style-name="P128"><text:tab/><text:tab/></text:p>
              <text:list>
                <text:list-item>
                  <text:p text:style-name="P147"><text:tab/><text:tab/><text:tab/></text:p>
                </text:list-item>
                <text:list-item>
                  <text:p text:style-name="P160"><text:bookmark text:name="_z640hvf2ut1h"/><text:span text:style-name="T16">Location <text:tab/><text:tab/><text:tab/></text:span></text:p>
                </text:list-item>
                <text:list-item>
                  <text:p text:style-name="P147"><text:tab/><text:tab/></text:p>
                </text:list-item>
              </text:list>
            </text:list-item>
          </text:list>
        </text:list-item>
        <text:list-item>
          <text:p text:style-name="P53"><text:tab/> <text:tab/></text:p>
        </text:list-item>
        <text:list-item>
          <text:p text:style-name="P53">Where is your business located? <text:tab/>You briefly touched on this in the Company Overview. In this <text:tab/>section, expand on that information with details such as:</text:p>
        </text:list-item>
        <text:list-item>
          <text:p text:style-name="P53"><text:tab/></text:p>
        </text:list-item>
      </text:list>
      <text:list xml:id="list7396935931066108495" text:style-name="WWNum1">
        <text:list-item>
          <text:p text:style-name="P54"><text:tab/></text:p>
          <text:list>
            <text:list-item>
              <text:p text:style-name="P129"><text:soft-page-break/><text:tab/><text:tab/></text:p>
            </text:list-item>
            <text:list-item>
              <text:p text:style-name="P129">The size of your location</text:p>
            </text:list-item>
            <text:list-item>
              <text:p text:style-name="P129"><text:tab/><text:tab/></text:p>
            </text:list-item>
            <text:list-item>
              <text:p text:style-name="P129">The type of building (retail, <text:tab/><text:tab/>industrial, commercial, etc.)</text:p>
            </text:list-item>
            <text:list-item>
              <text:p text:style-name="P129"><text:tab/><text:tab/></text:p>
            </text:list-item>
            <text:list-item>
              <text:p text:style-name="P129">Zoning restrictions</text:p>
            </text:list-item>
            <text:list-item>
              <text:p text:style-name="P129"><text:tab/><text:tab/></text:p>
            </text:list-item>
            <text:list-item>
              <text:p text:style-name="P129">Accessibility for customers, <text:tab/><text:tab/>employees, suppliers and transportation if necessary <text:tab/><text:tab/></text:p>
            </text:list-item>
            <text:list-item>
              <text:p text:style-name="P129"><text:tab/><text:tab/></text:p>
            </text:list-item>
            <text:list-item>
              <text:p text:style-name="P129">Costs including rent, <text:tab/><text:tab/>maintenance, utilities, insurance and any buildout or remodeling <text:tab/><text:tab/>costs <text:tab/><text:tab/></text:p>
            </text:list-item>
            <text:list-item>
              <text:p text:style-name="P129"><text:tab/><text:tab/></text:p>
            </text:list-item>
            <text:list-item>
              <text:p text:style-name="P129">Utilities <text:tab/><text:tab/></text:p>
            </text:list-item>
            <text:list-item>
              <text:p text:style-name="P129"><text:tab/></text:p>
            </text:list-item>
          </text:list>
        </text:list-item>
      </text:list>
      <text:list xml:id="list6102975350577137597" text:style-name="WWNum13">
        <text:list-item>
          <text:p text:style-name="P55"><text:tab/></text:p>
        </text:list-item>
        <text:list-item>
          <text:p text:style-name="P55"><text:tab/></text:p>
          <text:list>
            <text:list-item>
              <text:p text:style-name="P130"><text:tab/><text:tab/></text:p>
              <text:list>
                <text:list-item>
                  <text:p text:style-name="P148"><text:tab/><text:tab/><text:tab/></text:p>
                </text:list-item>
                <text:list-item>
                  <text:p text:style-name="P161"><text:bookmark text:name="_ph23cgbgemro"/><text:span text:style-name="T16">Legal environment</text:span></text:p>
                </text:list-item>
                <text:list-item>
                  <text:p text:style-name="P148"><text:tab/><text:tab/></text:p>
                </text:list-item>
              </text:list>
            </text:list-item>
          </text:list>
        </text:list-item>
        <text:list-item>
          <text:p text:style-name="P55"><text:tab/> <text:tab/></text:p>
        </text:list-item>
        <text:list-item>
          <text:p text:style-name="P55">What type of legal environment <text:tab/>will your business operate in? How are you prepared to handle legal <text:tab/>requirements? Include details such as:</text:p>
        </text:list-item>
        <text:list-item>
          <text:p text:style-name="P55"><text:tab/></text:p>
        </text:list-item>
      </text:list>
      <text:list xml:id="list4843659595160921795" text:style-name="WWNum29">
        <text:list-item>
          <text:p text:style-name="P56"><text:tab/></text:p>
          <text:list>
            <text:list-item>
              <text:p text:style-name="P131"><text:tab/><text:tab/></text:p>
            </text:list-item>
            <text:list-item>
              <text:p text:style-name="P131">Any licenses and/or permits that <text:tab/><text:tab/>are needed and whether you’ve obtained them</text:p>
            </text:list-item>
            <text:list-item>
              <text:p text:style-name="P131"><text:tab/><text:tab/></text:p>
            </text:list-item>
            <text:list-item>
              <text:p text:style-name="P131">Any trademarks, copyrights or <text:tab/><text:tab/>patents that you have or are in the process of applying for <text:tab/><text:tab/></text:p>
            </text:list-item>
            <text:list-item>
              <text:p text:style-name="P131"><text:soft-page-break/><text:tab/><text:tab/></text:p>
            </text:list-item>
            <text:list-item>
              <text:p text:style-name="P131">The insurance coverage your <text:tab/><text:tab/>business requires and how much it costs</text:p>
            </text:list-item>
            <text:list-item>
              <text:p text:style-name="P131"><text:tab/><text:tab/></text:p>
            </text:list-item>
            <text:list-item>
              <text:p text:style-name="P131">Any environmental, health or <text:tab/><text:tab/>workplace regulations affecting your business</text:p>
            </text:list-item>
            <text:list-item>
              <text:p text:style-name="P131"><text:tab/><text:tab/></text:p>
            </text:list-item>
            <text:list-item>
              <text:p text:style-name="P131">Any special regulations affecting <text:tab/><text:tab/>your industry <text:tab/><text:tab/></text:p>
            </text:list-item>
            <text:list-item>
              <text:p text:style-name="P131"><text:tab/><text:tab/></text:p>
            </text:list-item>
            <text:list-item>
              <text:p text:style-name="P131">Bonding requirements, if <text:tab/><text:tab/>applicable</text:p>
            </text:list-item>
            <text:list-item>
              <text:p text:style-name="P131"><text:tab/></text:p>
            </text:list-item>
          </text:list>
        </text:list-item>
      </text:list>
      <text:list xml:id="list4375577174510876424" text:style-name="WWNum28">
        <text:list-item>
          <text:p text:style-name="P57"><text:tab/></text:p>
        </text:list-item>
        <text:list-item>
          <text:p text:style-name="P57"><text:tab/></text:p>
          <text:list>
            <text:list-item>
              <text:p text:style-name="P132"><text:tab/><text:tab/></text:p>
              <text:list>
                <text:list-item>
                  <text:p text:style-name="P149"><text:tab/><text:tab/><text:tab/></text:p>
                </text:list-item>
                <text:list-item>
                  <text:p text:style-name="P162"><text:bookmark text:name="_xpxv26jjuj9o"/><text:span text:style-name="T16">Personnel</text:span></text:p>
                </text:list-item>
                <text:list-item>
                  <text:p text:style-name="P149"><text:tab/><text:tab/></text:p>
                </text:list-item>
              </text:list>
            </text:list-item>
          </text:list>
        </text:list-item>
        <text:list-item>
          <text:p text:style-name="P57"><text:tab/> <text:tab/></text:p>
        </text:list-item>
        <text:list-item>
          <text:p text:style-name="P57">What type of personnel will your <text:tab/>business need? Explain details such as: <text:tab/></text:p>
        </text:list-item>
        <text:list-item>
          <text:p text:style-name="P57"><text:tab/></text:p>
        </text:list-item>
      </text:list>
      <text:list xml:id="list7864533838440173766" text:style-name="WWNum10">
        <text:list-item>
          <text:p text:style-name="P58"><text:tab/></text:p>
          <text:list>
            <text:list-item>
              <text:p text:style-name="P133"><text:tab/><text:tab/></text:p>
            </text:list-item>
            <text:list-item>
              <text:p text:style-name="P133">What types of employees? Are <text:tab/><text:tab/>there any licensing or educational requirements?</text:p>
            </text:list-item>
            <text:list-item>
              <text:p text:style-name="P133"><text:tab/><text:tab/></text:p>
            </text:list-item>
            <text:list-item>
              <text:p text:style-name="P133">How many employees will you need?</text:p>
            </text:list-item>
            <text:list-item>
              <text:p text:style-name="P133"><text:tab/><text:tab/></text:p>
            </text:list-item>
            <text:list-item>
              <text:p text:style-name="P133">Will you ever hire freelancers or <text:tab/><text:tab/>independent contractors?</text:p>
            </text:list-item>
            <text:list-item>
              <text:p text:style-name="P133"><text:tab/><text:tab/></text:p>
            </text:list-item>
            <text:list-item>
              <text:p text:style-name="P133">Include job descriptions. <text:tab/><text:tab/></text:p>
            </text:list-item>
            <text:list-item>
              <text:p text:style-name="P133"><text:soft-page-break/><text:tab/><text:tab/></text:p>
            </text:list-item>
            <text:list-item>
              <text:p text:style-name="P133">What is the pay structure <text:tab/><text:tab/>(hourly, salaried, base plus commission, etc.)?</text:p>
            </text:list-item>
            <text:list-item>
              <text:p text:style-name="P133"><text:tab/><text:tab/></text:p>
            </text:list-item>
            <text:list-item>
              <text:p text:style-name="P133">How do you plan to find qualified <text:tab/><text:tab/>employees and contractors? <text:tab/><text:tab/></text:p>
            </text:list-item>
            <text:list-item>
              <text:p text:style-name="P133"><text:tab/><text:tab/></text:p>
            </text:list-item>
            <text:list-item>
              <text:p text:style-name="P133">What type of training is needed <text:tab/><text:tab/>and how will you train employees? <text:tab/><text:tab/></text:p>
            </text:list-item>
            <text:list-item>
              <text:p text:style-name="P133"><text:tab/></text:p>
            </text:list-item>
          </text:list>
        </text:list-item>
      </text:list>
      <text:list xml:id="list6819131644837904419" text:style-name="WWNum23">
        <text:list-item>
          <text:p text:style-name="P59"><text:tab/></text:p>
        </text:list-item>
        <text:list-item>
          <text:p text:style-name="P59"><text:tab/></text:p>
        </text:list-item>
        <text:list-item>
          <text:p text:style-name="P59"><text:span text:style-name="T12">Download the</text:span><text:a xlink:type="simple" xlink:href="https://www.score.org/resource/job-analysis-worksheet" text:style-name="Internet_20_link" text:visited-style-name="Visited_20_Internet_20_Link"><text:span text:style-name="T12"> </text:span></text:a><text:a xlink:type="simple" xlink:href="https://www.score.org/resource/job-analysis-worksheet" text:style-name="Internet_20_link" text:visited-style-name="Visited_20_Internet_20_Link"><text:span text:style-name="T3">Job <text:tab/>Analysis Worksheet</text:span></text:a><text:span text:style-name="T12"> and use it</text:span><text:span text:style-name="T18"> </text:span><text:span text:style-name="T12">to <text:tab/>help you answer the questions above.</text:span><text:span text:style-name="T17"> <text:tab/></text:span> <text:tab/></text:p>
        </text:list-item>
        <text:list-item>
          <text:p text:style-name="P59"><text:tab/></text:p>
        </text:list-item>
        <text:list-item>
          <text:p text:style-name="P59"><text:tab/></text:p>
          <text:list>
            <text:list-item>
              <text:p text:style-name="P134"><text:tab/><text:tab/></text:p>
              <text:list>
                <text:list-item>
                  <text:p text:style-name="P150"><text:tab/><text:tab/><text:tab/></text:p>
                </text:list-item>
                <text:list-item>
                  <text:p text:style-name="P163"><text:bookmark text:name="_rs673shrhbfh"/><text:span text:style-name="T16">Inventory <text:tab/><text:tab/><text:tab/><text:tab/><text:tab/><text:tab/></text:span></text:p>
                </text:list-item>
                <text:list-item>
                  <text:p text:style-name="P150"><text:tab/><text:tab/></text:p>
                </text:list-item>
              </text:list>
            </text:list-item>
          </text:list>
        </text:list-item>
        <text:list-item>
          <text:p text:style-name="P59"><text:tab/> <text:tab/></text:p>
        </text:list-item>
        <text:list-item>
          <text:p text:style-name="P59">If your business requires <text:tab/>inventory, explain:</text:p>
        </text:list-item>
        <text:list-item>
          <text:p text:style-name="P59"><text:tab/></text:p>
        </text:list-item>
      </text:list>
      <text:list xml:id="list793058650346761140" text:style-name="WWNum22">
        <text:list-item>
          <text:p text:style-name="P60"><text:tab/></text:p>
        </text:list-item>
        <text:list-item>
          <text:p text:style-name="P60"><text:span text:style-name="T7">What <text:tab/>kind of inventory will you keep on hand (raw materials, supplies, <text:tab/>finished products)?</text:span></text:p>
        </text:list-item>
        <text:list-item>
          <text:p text:style-name="P60"><text:tab/></text:p>
        </text:list-item>
        <text:list-item>
          <text:p text:style-name="P60"><text:span text:style-name="T7">What <text:tab/>will be the average value of inventory (in other words, how much are <text:tab/>you investing in inventory)?</text:span></text:p>
        </text:list-item>
        <text:list-item>
          <text:p text:style-name="P60"><text:tab/></text:p>
        </text:list-item>
        <text:list-item>
          <text:p text:style-name="P60"><text:span text:style-name="T7">What <text:tab/>rate of inventory turnover do you expect? How does this compare to <text:tab/>industry averages?</text:span></text:p>
        </text:list-item>
        <text:list-item>
          <text:p text:style-name="P60"><text:tab/></text:p>
        </text:list-item>
        <text:list-item>
          <text:p text:style-name="P60"><text:span text:style-name="T7">Will <text:tab/>you need more inventory than normal during certain seasons? (For <text:tab/>instance, a retailer might need additional inventory for the holiday <text:tab/>shopping season.)</text:span></text:p>
        </text:list-item>
        <text:list-item>
          <text:p text:style-name="P60"><text:soft-page-break/><text:tab/></text:p>
        </text:list-item>
        <text:list-item>
          <text:p text:style-name="P60"><text:span text:style-name="T7">What <text:tab/>is your lead time for ordering inventory?</text:span></text:p>
        </text:list-item>
      </text:list>
      <text:list xml:id="list4675529127000076502" text:style-name="WWNum52">
        <text:list-item>
          <text:p text:style-name="P61"><text:tab/></text:p>
        </text:list-item>
        <text:list-item>
          <text:p text:style-name="P61"><text:tab/></text:p>
          <text:list>
            <text:list-item>
              <text:p text:style-name="P135"><text:tab/><text:tab/></text:p>
              <text:list>
                <text:list-item>
                  <text:p text:style-name="P151"><text:tab/><text:tab/><text:tab/></text:p>
                </text:list-item>
                <text:list-item>
                  <text:p text:style-name="P164"><text:bookmark text:name="_rntfx4749e58"/><text:span text:style-name="T16">Suppliers</text:span></text:p>
                </text:list-item>
                <text:list-item>
                  <text:p text:style-name="P151"><text:tab/><text:tab/></text:p>
                </text:list-item>
              </text:list>
            </text:list-item>
          </text:list>
        </text:list-item>
        <text:list-item>
          <text:p text:style-name="P61"><text:tab/> <text:tab/></text:p>
        </text:list-item>
        <text:list-item>
          <text:p text:style-name="P61">List your key suppliers, <text:tab/>including:</text:p>
        </text:list-item>
        <text:list-item>
          <text:p text:style-name="P61"><text:tab/></text:p>
        </text:list-item>
      </text:list>
      <text:list xml:id="list5727347198136470795" text:style-name="WWNum38">
        <text:list-item>
          <text:p text:style-name="P62"><text:tab/></text:p>
        </text:list-item>
        <text:list-item>
          <text:p text:style-name="P62">Names, addresses, websites</text:p>
        </text:list-item>
        <text:list-item>
          <text:p text:style-name="P62"><text:tab/></text:p>
        </text:list-item>
        <text:list-item>
          <text:p text:style-name="P62">Type and amount of inventory <text:tab/>furnished</text:p>
        </text:list-item>
        <text:list-item>
          <text:p text:style-name="P62"><text:tab/></text:p>
        </text:list-item>
        <text:list-item>
          <text:p text:style-name="P62">Their credit and delivery policies <text:tab/><text:tab/></text:p>
        </text:list-item>
        <text:list-item>
          <text:p text:style-name="P62"><text:tab/></text:p>
        </text:list-item>
        <text:list-item>
          <text:p text:style-name="P62">History and reliability</text:p>
        </text:list-item>
        <text:list-item>
          <text:p text:style-name="P62"><text:tab/></text:p>
        </text:list-item>
        <text:list-item>
          <text:p text:style-name="P62">Do you expect any supply shortages <text:tab/>or short-term delivery problems? If so, how will you handle them?</text:p>
        </text:list-item>
        <text:list-item>
          <text:p text:style-name="P62"><text:tab/></text:p>
        </text:list-item>
        <text:list-item>
          <text:p text:style-name="P62">Do you have more than one supplier <text:tab/>for critical items (as a backup)?</text:p>
        </text:list-item>
        <text:list-item>
          <text:p text:style-name="P62"><text:tab/></text:p>
        </text:list-item>
        <text:list-item>
          <text:p text:style-name="P62">Do you expect the cost of supplies <text:tab/>to hold steady or fluctuate? If the latter, how will you deal with <text:tab/>changing costs? <text:tab/></text:p>
        </text:list-item>
        <text:list-item>
          <text:p text:style-name="P62"><text:tab/></text:p>
        </text:list-item>
        <text:list-item>
          <text:p text:style-name="P62">What are your suppliers’ payment <text:tab/>terms? <text:tab/></text:p>
        </text:list-item>
      </text:list>
      <text:list xml:id="list3412525090888354124" text:style-name="WWNum47">
        <text:list-item>
          <text:p text:style-name="P63"><text:soft-page-break/><text:tab/></text:p>
        </text:list-item>
        <text:list-item>
          <text:p text:style-name="P63"><text:tab/></text:p>
          <text:list>
            <text:list-item>
              <text:p text:style-name="P136"><text:tab/><text:tab/></text:p>
              <text:list>
                <text:list-item>
                  <text:p text:style-name="P152"><text:tab/><text:tab/><text:tab/></text:p>
                </text:list-item>
                <text:list-item>
                  <text:p text:style-name="P165"><text:bookmark text:name="_70hyn2c82izg"/><text:span text:style-name="T16">Credit policies</text:span></text:p>
                </text:list-item>
                <text:list-item>
                  <text:p text:style-name="P152"><text:tab/><text:tab/></text:p>
                </text:list-item>
              </text:list>
            </text:list-item>
          </text:list>
        </text:list-item>
        <text:list-item>
          <text:p text:style-name="P63"><text:tab/> <text:tab/></text:p>
        </text:list-item>
        <text:list-item>
          <text:p text:style-name="P63">If you plan to sell to customers <text:tab/>on credit, explain:</text:p>
        </text:list-item>
        <text:list-item>
          <text:p text:style-name="P63"><text:tab/></text:p>
        </text:list-item>
      </text:list>
      <text:list xml:id="list1776189810489327541" text:style-name="WWNum55">
        <text:list-item>
          <text:p text:style-name="P64"><text:tab/></text:p>
        </text:list-item>
        <text:list-item>
          <text:p text:style-name="P64">Whether this is typical in your <text:tab/>industry (do customers expect it)?</text:p>
        </text:list-item>
        <text:list-item>
          <text:p text:style-name="P64"><text:tab/></text:p>
        </text:list-item>
        <text:list-item>
          <text:p text:style-name="P64">What your credit policies will be. <text:tab/>How much credit will you extend? What are the criteria for extending <text:tab/>credit? <text:tab/></text:p>
        </text:list-item>
        <text:list-item>
          <text:p text:style-name="P64"><text:tab/></text:p>
        </text:list-item>
        <text:list-item>
          <text:p text:style-name="P64">How will you check new customers’ <text:tab/>creditworthiness?</text:p>
        </text:list-item>
        <text:list-item>
          <text:p text:style-name="P64"><text:tab/></text:p>
        </text:list-item>
        <text:list-item>
          <text:p text:style-name="P64">What credit terms will you offer?</text:p>
        </text:list-item>
        <text:list-item>
          <text:p text:style-name="P64"><text:tab/></text:p>
        </text:list-item>
        <text:list-item>
          <text:p text:style-name="P64">Detail how much it will cost you <text:tab/>to offer credit, and show that you’ve built these costs into your <text:tab/>pricing structure. <text:tab/></text:p>
        </text:list-item>
        <text:list-item>
          <text:p text:style-name="P64"><text:tab/></text:p>
        </text:list-item>
        <text:list-item>
          <text:p text:style-name="P64">How will you handle slow-paying <text:tab/>customers? Explain your policies, such as when you will follow up on <text:tab/>late payments, and when you will get an attorney or collections <text:tab/>agency involved. <text:tab/></text:p>
        </text:list-item>
      </text:list>
      <text:list xml:id="list2131790083223217416" text:style-name="WWNum9">
        <text:list-item>
          <text:p text:style-name="P65"><text:tab/></text:p>
        </text:list-item>
        <text:list-item>
          <text:p text:style-name="P65"><text:tab/></text:p>
        </text:list-item>
        <text:list-item>
          <text:p text:style-name="P65">After reading the Operational Plan <text:tab/>section, the reader should understand how your business will operate <text:tab/>on a day-to-day basis. <text:tab/></text:p>
        </text:list-item>
        <text:list-item>
          <text:p text:style-name="P65"><text:tab/></text:p>
        </text:list-item>
        <text:list-item>
          <text:p text:style-name="P65"><text:tab/></text:p>
        </text:list-item>
        <text:list-item>
          <text:p text:style-name="P172"><text:bookmark text:name="_wfofshdiw496"/><text:span text:style-name="T6"><text:tab/>VI. Instructions: Management &amp; Organization</text:span></text:p>
        </text:list-item>
        <text:list-item>
          <text:p text:style-name="P65"><text:soft-page-break/><text:tab/></text:p>
        </text:list-item>
        <text:list-item>
          <text:p text:style-name="P65"><text:tab/></text:p>
        </text:list-item>
        <text:list-item>
          <text:p text:style-name="P65">This section should give readers <text:tab/>an understanding of the people behind your business, their roles and <text:tab/>responsibilities, and their prior experience. If you’re using your <text:tab/>business plan to get financing, know that investors and lenders <text:tab/>carefully assess whether you have a qualified management team. <text:tab/></text:p>
        </text:list-item>
        <text:list-item>
          <text:p text:style-name="P65"><text:tab/></text:p>
        </text:list-item>
      </text:list>
      <text:list xml:id="list4816243600649424118" text:style-name="WWNum79">
        <text:list-item>
          <text:p text:style-name="P66"><text:tab/></text:p>
        </text:list-item>
        <text:list-item>
          <text:p text:style-name="P66"><text:span text:style-name="T11">Biographies</text:span></text:p>
        </text:list-item>
      </text:list>
      <text:list xml:id="list2839850682086410720" text:style-name="WWNum87">
        <text:list-item>
          <text:p text:style-name="P67"><text:tab/></text:p>
        </text:list-item>
        <text:list-item>
          <text:p text:style-name="P67">Include brief biographies of the <text:tab/>owner/s and key employees. Include resumes in the Appendix. Here, <text:tab/>summarize your experience and those of your key employees in a few <text:tab/>paragraphs per person. Focus on the prior experience and skills that <text:tab/>have prepared your team to succeed in this business. If anyone has <text:tab/>previous experience starting and growing a business, explain this in <text:tab/>detail. <text:tab/></text:p>
        </text:list-item>
        <text:list-item>
          <text:p text:style-name="P67"><text:tab/></text:p>
        </text:list-item>
      </text:list>
      <text:list xml:id="list8102355243807406832" text:style-name="WWNum32">
        <text:list-item>
          <text:p text:style-name="P68"><text:tab/></text:p>
        </text:list-item>
        <text:list-item>
          <text:p text:style-name="P68"><text:span text:style-name="T11">Gaps</text:span></text:p>
        </text:list-item>
      </text:list>
      <text:list xml:id="list5938707191871461299" text:style-name="WWNum37">
        <text:list-item>
          <text:p text:style-name="P69"><text:tab/></text:p>
        </text:list-item>
        <text:list-item>
          <text:p text:style-name="P69">Explain how you plan to fill in <text:tab/>any gaps in management and/or experience. For instance, if you lack <text:tab/>financial know-how, will you hire a CFO or retain an accountant? If <text:tab/>you don’t have sales skills, will you hire an in-house sales <text:tab/>manager or use outside sales reps? <text:tab/></text:p>
        </text:list-item>
        <text:list-item>
          <text:p text:style-name="P69"><text:tab/></text:p>
        </text:list-item>
      </text:list>
      <text:list xml:id="list432699830827394381" text:style-name="WWNum53">
        <text:list-item>
          <text:p text:style-name="P70"><text:tab/></text:p>
        </text:list-item>
        <text:list-item>
          <text:p text:style-name="P70"><text:span text:style-name="T11">Advisors</text:span></text:p>
        </text:list-item>
      </text:list>
      <text:list xml:id="list3612715456207126224" text:style-name="WWNum51">
        <text:list-item>
          <text:p text:style-name="P71"><text:tab/></text:p>
        </text:list-item>
        <text:list-item>
          <text:p text:style-name="P71">List the members of your <text:tab/>professional/advisory support team, including:</text:p>
        </text:list-item>
      </text:list>
      <text:list xml:id="list5155041993357586434" text:style-name="WWNum18">
        <text:list-item>
          <text:p text:style-name="P72"><text:tab/></text:p>
          <text:list>
            <text:list-item>
              <text:p text:style-name="P137"><text:tab/><text:tab/></text:p>
            </text:list-item>
            <text:list-item>
              <text:p text:style-name="P137">Attorney</text:p>
            </text:list-item>
            <text:list-item>
              <text:p text:style-name="P137"><text:tab/><text:tab/></text:p>
            </text:list-item>
            <text:list-item>
              <text:p text:style-name="P137">Accountant</text:p>
            </text:list-item>
            <text:list-item>
              <text:p text:style-name="P137"><text:tab/><text:tab/></text:p>
            </text:list-item>
            <text:list-item>
              <text:p text:style-name="P137">Board of directors</text:p>
            </text:list-item>
            <text:list-item>
              <text:p text:style-name="P137"><text:tab/><text:tab/></text:p>
            </text:list-item>
            <text:list-item>
              <text:p text:style-name="P137">Advisory board</text:p>
            </text:list-item>
            <text:list-item>
              <text:p text:style-name="P137"><text:soft-page-break/><text:tab/><text:tab/></text:p>
            </text:list-item>
            <text:list-item>
              <text:p text:style-name="P137">Insurance agent</text:p>
            </text:list-item>
            <text:list-item>
              <text:p text:style-name="P137"><text:tab/><text:tab/></text:p>
            </text:list-item>
            <text:list-item>
              <text:p text:style-name="P137">Consultants</text:p>
            </text:list-item>
            <text:list-item>
              <text:p text:style-name="P137"><text:tab/><text:tab/></text:p>
            </text:list-item>
            <text:list-item>
              <text:p text:style-name="P137">Banker</text:p>
            </text:list-item>
            <text:list-item>
              <text:p text:style-name="P137"><text:tab/><text:tab/></text:p>
            </text:list-item>
            <text:list-item>
              <text:p text:style-name="P137">Mentors and other advisors</text:p>
            </text:list-item>
            <text:list-item>
              <text:p text:style-name="P137"><text:tab/></text:p>
            </text:list-item>
          </text:list>
        </text:list-item>
      </text:list>
      <text:list xml:id="list6314232702331825137" text:style-name="WWNum91">
        <text:list-item>
          <text:p text:style-name="P73"><text:tab/></text:p>
        </text:list-item>
        <text:list-item>
          <text:p text:style-name="P73"><text:tab/></text:p>
        </text:list-item>
        <text:list-item>
          <text:p text:style-name="P73">If they have experience or <text:tab/>specializations that will increase your chances of success, explain. <text:tab/>For instance, does your mentor have experience launching and growing <text:tab/>a similar business? <text:tab/></text:p>
        </text:list-item>
        <text:list-item>
          <text:p text:style-name="P73"><text:tab/></text:p>
        </text:list-item>
      </text:list>
      <text:list xml:id="list3685996591973904543" text:style-name="WWNum43">
        <text:list-item>
          <text:p text:style-name="P74"><text:tab/></text:p>
        </text:list-item>
        <text:list-item>
          <text:p text:style-name="P74"><text:span text:style-name="T11">Organization Chart </text:span><text:tab/></text:p>
        </text:list-item>
      </text:list>
      <text:list xml:id="list7003993200915974956" text:style-name="WWNum19">
        <text:list-item>
          <text:p text:style-name="P75"><text:tab/></text:p>
        </text:list-item>
        <text:list-item>
          <text:p text:style-name="P75">Develop and include an <text:tab/>organization chart. This should include both roles that you’ve <text:tab/>already filled and roles you plan to fill in the future. <text:tab/></text:p>
        </text:list-item>
        <text:list-item>
          <text:p text:style-name="P75"><text:tab/></text:p>
        </text:list-item>
        <text:list-item>
          <text:p text:style-name="P75"><text:tab/></text:p>
        </text:list-item>
        <text:list-item>
          <text:p text:style-name="P75">After reading the Management &amp; <text:tab/>Organization section, the reader should feel confident that you have <text:tab/>a qualified team leading your business. <text:tab/></text:p>
        </text:list-item>
        <text:list-item>
          <text:p text:style-name="P75"><text:tab/></text:p>
        </text:list-item>
        <text:list-item>
          <text:p text:style-name="P75"><text:tab/></text:p>
        </text:list-item>
        <text:list-item>
          <text:p text:style-name="P75"><text:span text:style-name="T12">Use the </text:span><text:span text:style-name="T14">Management <text:tab/>Worksheet</text:span><text:span text:style-name="T12"> and </text:span><text:span text:style-name="T14">Organization Chart</text:span><text:span text:style-name="T12"> on <text:tab/>the next two pages to highlight your management team.</text:span></text:p>
        </text:list-item>
        <text:list-item>
          <text:p text:style-name="P75"><text:tab/></text:p>
          <text:list>
            <text:list-item>
              <text:p text:style-name="P138"><text:tab/><text:tab/></text:p>
            </text:list-item>
            <text:list-item>
              <text:p text:style-name="P184"><text:bookmark text:name="_ym1n2tk89e3z"/><text:span text:style-name="T15"><text:tab/><text:tab/>Management Worksheet <text:tab/><text:tab/></text:span></text:p>
            </text:list-item>
            <text:list-item>
              <text:p text:style-name="P138"><text:tab/></text:p>
            </text:list-item>
          </text:list>
        </text:list-item>
        <text:list-item>
          <text:p text:style-name="P75"><text:soft-page-break/><text:tab/></text:p>
        </text:list-item>
        <text:list-item>
          <text:p text:style-name="P5"><text:tab/></text:p>
        </text:list-item>
      </text:list>
      <table:table table:name="Table9" table:style-name="Table9">
        <table:table-column table:style-name="Table9.A"/>
        <table:table-column table:style-name="Table9.B"/>
        <text:soft-page-break/>
        <table:table-row table:style-name="Table9.1">
          <table:table-cell table:style-name="Table9.A1" office:value-type="string">
            <text:list xml:id="list55543411174290" text:continue-numbering="true" text:style-name="WWNum19">
              <text:list-item>
                <text:p text:style-name="P5"><text:tab/><text:tab/><text:tab/><text:tab/></text:p>
                <text:list>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22"><text:span text:style-name="T11">Bio/s</text:span></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p>
                  </text:list-item>
                </text:list>
              </text:list-item>
              <text:list-item>
                <text:p text:style-name="P5"><text:tab/><text:tab/><text:tab/></text:p>
              </text:list-item>
            </text:list>
          </table:table-cell>
          <table:table-cell table:style-name="Table9.A1" office:value-type="string">
            <text:list xml:id="list55543813942504" text:continue-numbering="true" text:style-name="WWNum19">
              <text:list-item>
                <text:p text:style-name="P5"><text:tab/><text:tab/><text:tab/><text:tab/></text:p>
                <text:list>
                  <text:list-item>
                    <text:p text:style-name="P138"><text:tab/><text:tab/><text:tab/><text:tab/><text:tab/></text:p>
                  </text:list-item>
                  <text:list-item>
                    <text:p text:style-name="P138"><text:tab/><text:tab/><text:tab/><text:tab/></text:p>
                  </text:list-item>
                </text:list>
              </text:list-item>
              <text:list-item>
                <text:p text:style-name="P5"><text:tab/><text:tab/><text:tab/></text:p>
              </text:list-item>
            </text:list>
          </table:table-cell>
        </table:table-row>
        <table:table-row table:style-name="Table9.2">
          <table:table-cell table:style-name="Table9.A1" office:value-type="string">
            <text:list xml:id="list55542409334118" text:continue-numbering="true" text:style-name="WWNum19">
              <text:list-item>
                <text:p text:style-name="P5"><text:tab/><text:tab/><text:tab/><text:tab/></text:p>
                <text:list>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22"><text:span text:style-name="T11">Gaps in <text:tab/><text:tab/><text:tab/><text:tab/><text:tab/>Management or Experience</text:span></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p>
                  </text:list-item>
                </text:list>
              </text:list-item>
              <text:list-item>
                <text:p text:style-name="P5"><text:tab/><text:tab/><text:tab/></text:p>
              </text:list-item>
            </text:list>
          </table:table-cell>
          <table:table-cell table:style-name="Table9.A1" office:value-type="string">
            <text:list xml:id="list55543799310898" text:continue-numbering="true" text:style-name="WWNum19">
              <text:list-item>
                <text:p text:style-name="P5"><text:tab/><text:tab/><text:tab/><text:tab/></text:p>
                <text:list>
                  <text:list-item>
                    <text:p text:style-name="P138"><text:tab/><text:tab/><text:tab/><text:tab/><text:tab/></text:p>
                  </text:list-item>
                  <text:list-item>
                    <text:p text:style-name="P138"><text:tab/><text:tab/><text:tab/><text:tab/></text:p>
                  </text:list-item>
                </text:list>
              </text:list-item>
              <text:list-item>
                <text:p text:style-name="P5"><text:tab/><text:tab/><text:tab/></text:p>
              </text:list-item>
            </text:list>
          </table:table-cell>
        </table:table-row>
        <table:table-row table:style-name="Table9.3">
          <table:table-cell table:style-name="Table9.A1" office:value-type="string">
            <text:list xml:id="list55542860238712" text:continue-numbering="true" text:style-name="WWNum19">
              <text:list-item>
                <text:p text:style-name="P5"><text:tab/><text:tab/><text:tab/><text:tab/></text:p>
                <text:list>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22"><text:span text:style-name="T11">Advisors</text:span></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tab/></text:p>
                  </text:list-item>
                  <text:list-item>
                    <text:p text:style-name="P138"><text:tab/><text:tab/><text:tab/><text:tab/></text:p>
                  </text:list-item>
                </text:list>
              </text:list-item>
              <text:list-item>
                <text:p text:style-name="P5"><text:tab/><text:tab/><text:tab/></text:p>
              </text:list-item>
            </text:list>
          </table:table-cell>
          <table:table-cell table:style-name="Table9.A1" office:value-type="string">
            <text:list xml:id="list55543594404143" text:continue-numbering="true" text:style-name="WWNum19">
              <text:list-item>
                <text:p text:style-name="P5"><text:tab/><text:tab/><text:tab/><text:tab/></text:p>
                <text:list>
                  <text:list-item>
                    <text:p text:style-name="P138"><text:tab/><text:tab/><text:tab/><text:tab/><text:tab/></text:p>
                  </text:list-item>
                  <text:list-item>
                    <text:p text:style-name="P138"><text:tab/><text:tab/><text:tab/><text:tab/></text:p>
                  </text:list-item>
                </text:list>
              </text:list-item>
              <text:list-item>
                <text:p text:style-name="P5"><text:tab/><text:tab/><text:tab/></text:p>
              </text:list-item>
            </text:list>
          </table:table-cell>
        </table:table-row>
      </table:table>
      <text:list xml:id="list55542450949096" text:continue-numbering="true" text:style-name="WWNum19">
        <text:list-item>
          <text:p text:style-name="P75"><text:soft-page-break/><text:tab/></text:p>
        </text:list-item>
        <text:list-item>
          <text:p text:style-name="P75"><text:tab/></text:p>
        </text:list-item>
        <text:list-item>
          <text:p text:style-name="P75"><text:tab/></text:p>
          <text:list>
            <text:list-item>
              <text:p text:style-name="P138"><text:tab/><text:tab/></text:p>
            </text:list-item>
            <text:list-item>
              <text:p text:style-name="P184"><text:bookmark text:name="_4gdq26hewm6o"/><text:span text:style-name="T15"><text:tab/><text:tab/>Organization Chart <text:tab/><text:tab/></text:span></text:p>
            </text:list-item>
            <text:list-item>
              <text:p text:style-name="P138"><text:tab/></text:p>
            </text:list-item>
          </text:list>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75"><text:tab/></text:p>
        </text:list-item>
        <text:list-item>
          <text:p text:style-name="P173"><text:bookmark text:name="_gl3lypb12t6o"/><text:span text:style-name="T6"><text:tab/>VII. Instructions: Startup Expenses &amp; Capitalization</text:span></text:p>
        </text:list-item>
        <text:list-item>
          <text:p text:style-name="P75"><text:tab/></text:p>
        </text:list-item>
        <text:list-item>
          <text:p text:style-name="P75"><text:soft-page-break/><text:tab/></text:p>
        </text:list-item>
        <text:list-item>
          <text:p text:style-name="P75">In this section, detail the <text:tab/>expenses involved in opening for business and how much capital <text:tab/>you’ll need. (Do not include ongoing expenses after your business <text:tab/>opens; those are listed in the Financial Plan.) Estimating startup <text:tab/>expenses as accurately as possible helps you gather enough startup <text:tab/>capital. <text:tab/></text:p>
        </text:list-item>
        <text:list-item>
          <text:p text:style-name="P75"><text:tab/></text:p>
        </text:list-item>
      </text:list>
      <text:list xml:id="list1702353925644207820" text:style-name="WWNum64">
        <text:list-item>
          <text:p text:style-name="P76"><text:tab/></text:p>
        </text:list-item>
        <text:list-item>
          <text:p text:style-name="P76"><text:span text:style-name="T11">Start-Up Expenses </text:span><text:tab/></text:p>
        </text:list-item>
      </text:list>
      <text:list xml:id="list8042586525737887287" text:style-name="WWNum46">
        <text:list-item>
          <text:p text:style-name="P77"><text:tab/></text:p>
        </text:list-item>
        <text:list-item>
          <text:p text:style-name="P77">Download and complete the<text:a xlink:type="simple" xlink:href="https://www.score.org/resource/start-expenses" text:style-name="Internet_20_link" text:visited-style-name="Visited_20_Internet_20_Link"> </text:a><text:a xlink:type="simple" xlink:href="https://www.score.org/resource/start-expenses" text:style-name="Internet_20_link" text:visited-style-name="Visited_20_Internet_20_Link"><text:span text:style-name="T19">Start-Up <text:tab/>Expenses</text:span></text:a> template. In working on this Business Plan, <text:tab/>you should already have gathered most, if not all, of the <text:tab/>information you need. In the body of this section, be sure to <text:tab/>explain all of the assumptions behind the figures. How did you come <text:tab/>up with these expenses? If you’ve secured or expect to secure <text:tab/>loans, explain the source/s, amount/s and terms. If you’ve secured <text:tab/>or expect to secure investors, explain how much each investor will <text:tab/>contribute and what percentage of ownership each receives in return. <text:tab/><text:tab/></text:p>
        </text:list-item>
        <text:list-item>
          <text:p text:style-name="P77"><text:tab/></text:p>
        </text:list-item>
        <text:list-item>
          <text:p text:style-name="P77"><text:tab/></text:p>
        </text:list-item>
        <text:list-item>
          <text:p text:style-name="P77">Be sure to include extra capital <text:tab/>for unexpected expenses. Opening a new business almost always ends <text:tab/>up costing more than expected, and you need to be prepared. List <text:tab/>this figure in the Start-Up Expenses template under “Reserve for <text:tab/>Contingencies.” How much should you set aside for contingencies? <text:tab/>You can talk to other business owners in your industry to get a <text:tab/>ballpark figure. If you can’t come up with a figure this way, a <text:tab/>good rule of thumb is to set aside 20% to 25% of your total startup <text:tab/>costs for contingencies.</text:p>
        </text:list-item>
        <text:list-item>
          <text:p text:style-name="P77"><text:tab/></text:p>
        </text:list-item>
      </text:list>
      <text:list xml:id="list3195354666540303642" text:style-name="WWNum80">
        <text:list-item>
          <text:p text:style-name="P78"><text:tab/></text:p>
        </text:list-item>
        <text:list-item>
          <text:p text:style-name="P78"><text:span text:style-name="T11">Opening Day Balance Sheet </text:span><text:tab/></text:p>
        </text:list-item>
      </text:list>
      <text:list xml:id="list4447728837168362021" text:style-name="WWNum84">
        <text:list-item>
          <text:p text:style-name="P79"><text:tab/></text:p>
        </text:list-item>
        <text:list-item>
          <text:p text:style-name="P79">Download and complete the<text:a xlink:type="simple" xlink:href="https://www.score.org/resource/opening-day-balance-sheet" text:style-name="Internet_20_link" text:visited-style-name="Visited_20_Internet_20_Link"> </text:a><text:a xlink:type="simple" xlink:href="https://www.score.org/resource/opening-day-balance-sheet" text:style-name="Internet_20_link" text:visited-style-name="Visited_20_Internet_20_Link"><text:span text:style-name="T19">Opening <text:tab/>Day Balance Sheet</text:span></text:a>. Use it to detail the expected <text:tab/>state of your business finances on opening day. As with the Start-Up <text:tab/>Expenses sheet, be sure to explain the assumptions behind the <text:tab/>figures. <text:tab/></text:p>
        </text:list-item>
        <text:list-item>
          <text:p text:style-name="P79"><text:tab/></text:p>
        </text:list-item>
      </text:list>
      <text:list xml:id="list882176272726480157" text:style-name="WWNum92">
        <text:list-item>
          <text:p text:style-name="P80"><text:tab/></text:p>
        </text:list-item>
        <text:list-item>
          <text:p text:style-name="P80"><text:span text:style-name="T11">Personal Financial Statement</text:span></text:p>
        </text:list-item>
      </text:list>
      <text:list xml:id="list7682138705780648277" text:style-name="WWNum35">
        <text:list-item>
          <text:p text:style-name="P81"><text:tab/></text:p>
        </text:list-item>
        <text:list-item>
          <text:p text:style-name="P81">If you are using the business plan <text:tab/>to seek financing, include personal financial statements<text:span text:style-name="T11"> </text:span>for <text:tab/>each owner and each major stockholder. The personal financial <text:tab/>statements should detail each person’s assets and liabilities <text:tab/>outside of the business and their personal net worth. Investors <text:tab/>and/or lenders typically expect business owners to use personal <text:tab/>assets to finance a startup, and they’ll want to see how much <text:tab/>capital you have available from your personal finances. <text:tab/></text:p>
        </text:list-item>
        <text:list-item>
          <text:p text:style-name="P81"><text:tab/></text:p>
        </text:list-item>
        <text:list-item>
          <text:p text:style-name="P81"><text:tab/></text:p>
        </text:list-item>
        <text:list-item>
          <text:p text:style-name="P81">After reading the Startup Expenses <text:tab/>&amp; Capitalization section, the reader should know how much money <text:tab/>is needed to start the business and how well capitalized you are.</text:p>
        </text:list-item>
        <text:list-item>
          <text:p text:style-name="P81"><text:tab/></text:p>
        </text:list-item>
        <text:list-item>
          <text:p text:style-name="P81"><text:tab/></text:p>
        </text:list-item>
        <text:list-item>
          <text:p text:style-name="P174"><text:bookmark text:name="_uigvia96mdka"/><text:span text:style-name="T6"><text:tab/>VIII. Instructions: Financial Plan</text:span></text:p>
        </text:list-item>
        <text:list-item>
          <text:p text:style-name="P81"><text:tab/></text:p>
        </text:list-item>
        <text:list-item>
          <text:p text:style-name="P81"><text:soft-page-break/><text:tab/></text:p>
        </text:list-item>
        <text:list-item>
          <text:p text:style-name="P81">Your financial plan is perhaps the <text:tab/>most important element of your business plan. Lenders and investors <text:tab/>will review it in detail. Developing your financial plan helps you <text:tab/>set financial goals for your startup and assess its financing needs. <text:tab/>Include the following:</text:p>
        </text:list-item>
        <text:list-item>
          <text:p text:style-name="P81"><text:tab/></text:p>
        </text:list-item>
      </text:list>
      <text:list xml:id="list6580616800680809952" text:style-name="WWNum58">
        <text:list-item>
          <text:p text:style-name="P82"><text:tab/></text:p>
        </text:list-item>
        <text:list-item>
          <text:p text:style-name="P82"><text:span text:style-name="T11">12-month profit &amp; loss <text:tab/>projection</text:span></text:p>
        </text:list-item>
      </text:list>
      <text:list xml:id="list6444374130357891035" text:style-name="WWNum8">
        <text:list-item>
          <text:p text:style-name="P83"><text:tab/></text:p>
        </text:list-item>
        <text:list-item>
          <text:p text:style-name="P83">Also known as an <text:span text:style-name="T12">income <text:tab/>statement</text:span> or <text:span text:style-name="T12">P&amp;L</text:span>, the 12-month profit and loss <text:tab/>projection is the centerpiece of your business plan. Download the <text:tab/><text:a xlink:type="simple" xlink:href="https://www.score.org/resource/12-month-profit-and-loss-projection" text:style-name="Internet_20_link" text:visited-style-name="Visited_20_Internet_20_Link"><text:span text:style-name="T19">12-Month <text:tab/>Profit and Loss Projection</text:span></text:a> and fill in your projected <text:tab/>sales, cost of goods sold and gross profit. (Refer to the Sales <text:tab/>Forecast you created in Section IV). Then list your expenses, net <text:tab/>profit before taxes, estimated taxes and net operating income. <text:tab/></text:p>
        </text:list-item>
        <text:list-item>
          <text:p text:style-name="P83"><text:tab/></text:p>
        </text:list-item>
        <text:list-item>
          <text:p text:style-name="P83"><text:tab/></text:p>
        </text:list-item>
        <text:list-item>
          <text:p text:style-name="P83">Be sure to explain the assumptions <text:tab/>behind the numbers in your P&amp;L. Keep detailed notes about how <text:tab/>you came up with these figures; you may need this information to <text:tab/>answer questions from potential financing sources. <text:tab/></text:p>
        </text:list-item>
        <text:list-item>
          <text:p text:style-name="P83"><text:tab/></text:p>
        </text:list-item>
      </text:list>
      <text:list xml:id="list7179726267768721171" text:style-name="WWNum67">
        <text:list-item>
          <text:p text:style-name="P84"><text:tab/></text:p>
        </text:list-item>
        <text:list-item>
          <text:p text:style-name="P84"><text:span text:style-name="T11">Optional: 3-year profit &amp; <text:tab/>loss projection</text:span></text:p>
        </text:list-item>
      </text:list>
      <text:list xml:id="list5306761966734127417" text:style-name="WWNum14">
        <text:list-item>
          <text:p text:style-name="P85"><text:tab/></text:p>
        </text:list-item>
        <text:list-item>
          <text:p text:style-name="P85">A three-year profit and loss <text:tab/>projection is not essential to a business plan. However, you may <text:tab/>want to create one if you expect your business’s financials to <text:tab/>change substantially after the first year, or if investors or <text:tab/>lenders require it. Download the<text:a xlink:type="simple" xlink:href="https://www.score.org/resource/3-year-profit-and-loss-projection-0" text:style-name="Internet_20_link" text:visited-style-name="Visited_20_Internet_20_Link"> </text:a><text:a xlink:type="simple" xlink:href="https://www.score.org/resource/3-year-profit-and-loss-projection-0" text:style-name="Internet_20_link" text:visited-style-name="Visited_20_Internet_20_Link"><text:span text:style-name="T1">3-Year <text:tab/>Profit and Loss Projection</text:span></text:a> template, and use it to create your <text:tab/>projection.</text:p>
        </text:list-item>
        <text:list-item>
          <text:p text:style-name="P85"><text:tab/></text:p>
        </text:list-item>
      </text:list>
      <text:list xml:id="list7030062084029176768" text:style-name="WWNum5">
        <text:list-item>
          <text:p text:style-name="P86"><text:tab/></text:p>
        </text:list-item>
        <text:list-item>
          <text:p text:style-name="P86"><text:span text:style-name="T11">Cash flow projection </text:span><text:tab/></text:p>
        </text:list-item>
      </text:list>
      <text:list xml:id="list2223965629900560396" text:style-name="WWNum11">
        <text:list-item>
          <text:p text:style-name="P87"><text:tab/></text:p>
        </text:list-item>
        <text:list-item>
          <text:p text:style-name="P87">The cash flow statement tracks how <text:tab/>much cash your business has on hand at any given time. Once your <text:tab/>business is up and running, you’ll want to keep close tabs on your <text:tab/>cash flow statement. For now, however, you’re creating a cash flow <text:tab/><text:span text:style-name="T12">projection</text:span>. Think of the cash flow projection as a forecast <text:tab/>for your business checking account. It details when you need to <text:tab/>spend money on things such as inventory, rent and payroll, and when <text:tab/>you expect to receive payments from customers and clients. For <text:tab/>example, you may make a sale, have to buy inventory to fulfill the <text:tab/>sale, and not collect payment from the customer for 30, 60 or 90 <text:tab/>days. The cash flow projection takes these factors into account, <text:tab/>helping you budget for upcoming expenses so your business doesn’t <text:tab/>run out of money.</text:p>
        </text:list-item>
        <text:list-item>
          <text:p text:style-name="P87"><text:tab/></text:p>
        </text:list-item>
        <text:list-item>
          <text:p text:style-name="P87"><text:tab/></text:p>
        </text:list-item>
        <text:list-item>
          <text:p text:style-name="P87">Download the<text:a xlink:type="simple" xlink:href="https://www.score.org/resource/12-month-cash-flow-statement" text:style-name="Internet_20_link" text:visited-style-name="Visited_20_Internet_20_Link"> </text:a><text:a xlink:type="simple" xlink:href="https://www.score.org/resource/12-month-cash-flow-statement" text:style-name="Internet_20_link" text:visited-style-name="Visited_20_Internet_20_Link"><text:span text:style-name="T1">12-Month Cash <text:tab/>Flow Statement</text:span></text:a><text:span text:style-name="T19"> </text:span>and use it to <text:tab/>create your projections. <text:tab/></text:p>
        </text:list-item>
        <text:list-item>
          <text:p text:style-name="P87"><text:tab/></text:p>
        </text:list-item>
      </text:list>
      <text:list xml:id="list1537160846182109689" text:style-name="WWNum41">
        <text:list-item>
          <text:p text:style-name="P88"><text:tab/></text:p>
        </text:list-item>
        <text:list-item>
          <text:p text:style-name="P88"><text:span text:style-name="T11">Optional: 3-year cash flow <text:tab/>statement </text:span><text:tab/></text:p>
        </text:list-item>
      </text:list>
      <text:list xml:id="list6912894945206205678" text:style-name="WWNum2">
        <text:list-item>
          <text:p text:style-name="P89"><text:tab/></text:p>
        </text:list-item>
        <text:list-item>
          <text:p text:style-name="P89"><text:soft-page-break/>Depending on your needs and the <text:tab/>purpose of your business plan, you may also want to include a 3-year <text:tab/>cash flow statement. If so, download the<text:a xlink:type="simple" xlink:href="https://www.score.org/resource/3-year-cash-flow-statement" text:style-name="Internet_20_link" text:visited-style-name="Visited_20_Internet_20_Link"> </text:a><text:a xlink:type="simple" xlink:href="https://www.score.org/resource/3-year-cash-flow-statement" text:style-name="Internet_20_link" text:visited-style-name="Visited_20_Internet_20_Link"><text:span text:style-name="T19">3-Year <text:tab/>Cash Flow Statement </text:span></text:a>and use it to create your <text:tab/>projections. This is a much simpler document than the 12-month cash <text:tab/>flow statement, but can still be useful in making plans. <text:tab/></text:p>
        </text:list-item>
        <text:list-item>
          <text:p text:style-name="P89"><text:tab/></text:p>
        </text:list-item>
      </text:list>
      <text:list xml:id="list6291363003620341983" text:style-name="WWNum48">
        <text:list-item>
          <text:p text:style-name="P90"><text:tab/></text:p>
        </text:list-item>
        <text:list-item>
          <text:p text:style-name="P90"><text:span text:style-name="T11">Projected balance sheet </text:span><text:tab/></text:p>
        </text:list-item>
      </text:list>
      <text:list xml:id="list3098938307324314735" text:style-name="WWNum59">
        <text:list-item>
          <text:p text:style-name="P91"><text:tab/></text:p>
        </text:list-item>
        <text:list-item>
          <text:p text:style-name="P91">A balance sheet subtracts the <text:tab/>company’s liabilities from its assets to arrive at the owner’s <text:tab/>equity. You already created an opening day balance sheet in Section <text:tab/>1. Now, download the<text:a xlink:type="simple" xlink:href="https://www.score.org/resource/balance-sheet-template" text:style-name="Internet_20_link" text:visited-style-name="Visited_20_Internet_20_Link"> </text:a><text:a xlink:type="simple" xlink:href="https://www.score.org/resource/balance-sheet-template" text:style-name="Internet_20_link" text:visited-style-name="Visited_20_Internet_20_Link"><text:span text:style-name="T19">Balance <text:tab/>Sheet (Projected)</text:span></text:a>, and create a projected balance <text:tab/>sheet showing the estimated financial condition of your business at <text:tab/>the end of its first year. The major difference between the two is <text:tab/>that the projected balance sheet includes any owner’s equity <text:tab/>resulting from the business’s first year in operation. Lenders and <text:tab/>investors may want to see this projection. <text:tab/></text:p>
        </text:list-item>
        <text:list-item>
          <text:p text:style-name="P91"><text:tab/></text:p>
        </text:list-item>
      </text:list>
      <text:list xml:id="list416729097796935714" text:style-name="WWNum62">
        <text:list-item>
          <text:p text:style-name="P92"><text:tab/></text:p>
        </text:list-item>
        <text:list-item>
          <text:p text:style-name="P92"><text:span text:style-name="T11">Break-even <text:tab/>calculation</text:span></text:p>
        </text:list-item>
      </text:list>
      <text:list xml:id="list4702478325479914476" text:style-name="WWNum66">
        <text:list-item>
          <text:p text:style-name="P93"><text:tab/></text:p>
        </text:list-item>
        <text:list-item>
          <text:p text:style-name="P93">The break-even analysis projects <text:tab/>the sales volume you need in order to cover your costs. In other <text:tab/>words, when will the business break even? Download the<text:a xlink:type="simple" xlink:href="https://www.score.org/resource/break-even-analysis-template" text:style-name="Internet_20_link" text:visited-style-name="Visited_20_Internet_20_Link"> </text:a><text:a xlink:type="simple" xlink:href="https://www.score.org/resource/break-even-analysis-template" text:style-name="Internet_20_link" text:visited-style-name="Visited_20_Internet_20_Link"><text:span text:style-name="T19">Break-Even <text:tab/>Analysis</text:span></text:a> template and, using your profit and loss <text:tab/>projections, enter your expected fixed and variable costs. Adjust <text:tab/>the categories to reflect your own business.</text:p>
        </text:list-item>
        <text:list-item>
          <text:p text:style-name="P93"><text:tab/></text:p>
        </text:list-item>
        <text:list-item>
          <text:p text:style-name="P93"><text:tab/></text:p>
        </text:list-item>
        <text:list-item>
          <text:p text:style-name="P93">You can even create a couple of <text:tab/>different break-even analyses for different scenarios. For example, <text:tab/>your payroll costs will vary depending on whether you hire full-time <text:tab/>employees or use independent contractors. Creating different <text:tab/>break-even analyses can help you determine the best option. <text:tab/></text:p>
        </text:list-item>
        <text:list-item>
          <text:p text:style-name="P93"><text:tab/></text:p>
        </text:list-item>
      </text:list>
      <text:list xml:id="list565527656308545115" text:style-name="WWNum60">
        <text:list-item>
          <text:p text:style-name="P94"><text:tab/></text:p>
        </text:list-item>
        <text:list-item>
          <text:p text:style-name="P94"><text:span text:style-name="T11">Use of capital</text:span> <text:tab/></text:p>
        </text:list-item>
      </text:list>
      <text:list xml:id="list5779355888210529495" text:style-name="WWNum31">
        <text:list-item>
          <text:p text:style-name="P95"><text:tab/></text:p>
        </text:list-item>
        <text:list-item>
          <text:p text:style-name="P95">If you’re using the business <text:tab/>plan to seek financing from lenders or investors, provide a <text:tab/>breakdown of how you will the capital and what results you expect. <text:tab/>For example, perhaps you will use the money to buy new equipment and <text:tab/>expect that to double your production capacity.</text:p>
        </text:list-item>
        <text:list-item>
          <text:p text:style-name="P95"><text:tab/></text:p>
        </text:list-item>
        <text:list-item>
          <text:p text:style-name="P95"><text:tab/></text:p>
        </text:list-item>
        <text:list-item>
          <text:p text:style-name="P95">After reading the Financial Plan <text:tab/>section, the reader should understand the assumptions behind your <text:tab/>financial projections and be able to judge whether these projections <text:tab/>are realistic.</text:p>
        </text:list-item>
        <text:list-item>
          <text:p text:style-name="P95"><text:tab/></text:p>
        </text:list-item>
        <text:list-item>
          <text:p text:style-name="P95"><text:tab/></text:p>
        </text:list-item>
        <text:list-item>
          <text:p text:style-name="P95"><text:span text:style-name="T12">A SCORE mentor can help you <text:tab/>complete your Financial Plan</text:span><text:span text:style-name="T13"> </text:span><text:span text:style-name="T12">tailored for your <text:tab/>business.</text:span><text:a xlink:type="simple" xlink:href="https://www.score.org/find-mentor" text:style-name="Internet_20_link" text:visited-style-name="Visited_20_Internet_20_Link"><text:span text:style-name="T13"> </text:span></text:a><text:a xlink:type="simple" xlink:href="https://www.score.org/find-mentor" text:style-name="Internet_20_link" text:visited-style-name="Visited_20_Internet_20_Link"><text:span text:style-name="T2">Find <text:tab/>a SCORE mentor</text:span></text:a><text:span text:style-name="T12">.</text:span></text:p>
        </text:list-item>
        <text:list-item>
          <text:p text:style-name="P95"><text:tab/></text:p>
        </text:list-item>
        <text:list-item>
          <text:p text:style-name="P175"><text:bookmark text:name="_7cn9541pqjt5"/><text:span text:style-name="T6"><text:tab/>IX. Instructions: Appendices <text:tab/></text:span></text:p>
        </text:list-item>
        <text:list-item>
          <text:p text:style-name="P95"><text:soft-page-break/><text:tab/></text:p>
        </text:list-item>
        <text:list-item>
          <text:p text:style-name="P95"><text:tab/></text:p>
        </text:list-item>
        <text:list-item>
          <text:p text:style-name="P95">Don’t slow your readers down by <text:tab/>cluttering your business plan with supporting documents, such as <text:tab/>contracts or licenses. Instead, put these documents in the <text:tab/>Appendices, and refer to them in the body of the plan so readers can <text:tab/>find them if needed. <text:tab/></text:p>
        </text:list-item>
        <text:list-item>
          <text:p text:style-name="P95"><text:tab/></text:p>
        </text:list-item>
        <text:list-item>
          <text:p text:style-name="P95"><text:tab/></text:p>
        </text:list-item>
        <text:list-item>
          <text:p text:style-name="P95">Below are some elements many <text:tab/>business owners include in their Appendices. <text:tab/></text:p>
        </text:list-item>
        <text:list-item>
          <text:p text:style-name="P95"><text:tab/></text:p>
        </text:list-item>
      </text:list>
      <text:list xml:id="list1618077410595452367" text:style-name="WWNum72">
        <text:list-item>
          <text:p text:style-name="P96"><text:tab/></text:p>
        </text:list-item>
        <text:list-item>
          <text:p text:style-name="P96">Agreements (Leases, contracts, <text:tab/>purchase orders, letters of intent, etc.)</text:p>
        </text:list-item>
        <text:list-item>
          <text:p text:style-name="P96"><text:tab/></text:p>
        </text:list-item>
        <text:list-item>
          <text:p text:style-name="P96">Intellectual property (trademarks, <text:tab/>licenses, patents, etc.)</text:p>
        </text:list-item>
        <text:list-item>
          <text:p text:style-name="P96"><text:tab/></text:p>
        </text:list-item>
        <text:list-item>
          <text:p text:style-name="P96">Resumes of owners/key employees</text:p>
        </text:list-item>
        <text:list-item>
          <text:p text:style-name="P96"><text:tab/></text:p>
        </text:list-item>
        <text:list-item>
          <text:p text:style-name="P96">Advertising/marketing materials</text:p>
        </text:list-item>
        <text:list-item>
          <text:p text:style-name="P96"><text:tab/></text:p>
        </text:list-item>
        <text:list-item>
          <text:p text:style-name="P96">Public relations/publicity <text:tab/></text:p>
        </text:list-item>
        <text:list-item>
          <text:p text:style-name="P96"><text:tab/></text:p>
        </text:list-item>
        <text:list-item>
          <text:p text:style-name="P96">Blueprints/plans</text:p>
        </text:list-item>
        <text:list-item>
          <text:p text:style-name="P96"><text:tab/></text:p>
        </text:list-item>
        <text:list-item>
          <text:p text:style-name="P96">List of equipment <text:tab/></text:p>
        </text:list-item>
        <text:list-item>
          <text:p text:style-name="P96"><text:tab/></text:p>
        </text:list-item>
        <text:list-item>
          <text:p text:style-name="P96">Market research studies</text:p>
        </text:list-item>
        <text:list-item>
          <text:p text:style-name="P96"><text:tab/></text:p>
        </text:list-item>
        <text:list-item>
          <text:p text:style-name="P96">List of assets that can be used as <text:tab/>collateral</text:p>
        </text:list-item>
      </text:list>
      <text:list xml:id="list1251511377848676533" text:style-name="WWNum56">
        <text:list-item>
          <text:p text:style-name="P97"><text:tab/></text:p>
        </text:list-item>
        <text:list-item>
          <text:p text:style-name="P97"><text:tab/></text:p>
        </text:list-item>
        <text:list-item>
          <text:p text:style-name="P97"><text:soft-page-break/>You can also include any other <text:tab/>materials that will give readers a fuller picture of your business <text:tab/>or support the projections and assumptions you make in your plan. <text:tab/>For instance, you might want to include photos of your proposed <text:tab/>location, illustrations or photos of a product you are patenting, or <text:tab/>charts showing the projected growth of your market. <text:tab/></text:p>
        </text:list-item>
        <text:list-item>
          <text:p text:style-name="P97"><text:tab/></text:p>
        </text:list-item>
        <text:list-item>
          <text:p text:style-name="P97"><text:tab/></text:p>
        </text:list-item>
        <text:list-item>
          <text:p text:style-name="P97">After reviewing the Appendices, <text:tab/>the reader should feel satisfied that the assumptions throughout the <text:tab/>plan are backed up by documentation and evidence. <text:tab/></text:p>
        </text:list-item>
        <text:list-item>
          <text:p text:style-name="P97"><text:tab/></text:p>
        </text:list-item>
        <text:list-item>
          <text:p text:style-name="P97"><text:tab/></text:p>
        </text:list-item>
        <text:list-item>
          <text:p text:style-name="P176"><text:bookmark text:name="_2545s8yusmbn"/><text:span text:style-name="T6"><text:tab/>X. Instructions: Refining the Plan <text:tab/></text:span></text:p>
        </text:list-item>
        <text:list-item>
          <text:p text:style-name="P97"><text:tab/></text:p>
        </text:list-item>
        <text:list-item>
          <text:p text:style-name="P97"><text:tab/></text:p>
        </text:list-item>
        <text:list-item>
          <text:p text:style-name="P97">Modify your business plan for your <text:tab/>specific needs, audience and industry. Here are some guidelines to <text:tab/>help:</text:p>
        </text:list-item>
        <text:list-item>
          <text:p text:style-name="P97"><text:tab/></text:p>
        </text:list-item>
      </text:list>
      <text:p text:style-name="P6"><text:span text:style-name="T9">For Raising Capital from Bankers</text:span></text:p>
      <text:p text:style-name="P13"/>
      <text:p text:style-name="P6"><text:span text:style-name="T7">Bankers want to know that you’ll be able to repay the loan. If the business plan is for bankers or other lenders, include:</text:span></text:p>
      <text:list xml:id="list983340980390338651" text:style-name="WWNum25">
        <text:list-item>
          <text:p text:style-name="P98"><text:tab/></text:p>
        </text:list-item>
        <text:list-item>
          <text:p text:style-name="P98"><text:span text:style-name="T7">How <text:tab/>much money you’re seeking </text:span><text:tab/></text:p>
        </text:list-item>
        <text:list-item>
          <text:p text:style-name="P98"><text:tab/></text:p>
        </text:list-item>
        <text:list-item>
          <text:p text:style-name="P98"><text:span text:style-name="T7">How <text:tab/>you’ll use the money</text:span></text:p>
        </text:list-item>
        <text:list-item>
          <text:p text:style-name="P98"><text:tab/></text:p>
        </text:list-item>
        <text:list-item>
          <text:p text:style-name="P98"><text:span text:style-name="T7">How <text:tab/>that will make your business stronger</text:span></text:p>
        </text:list-item>
        <text:list-item>
          <text:p text:style-name="P98"><text:tab/></text:p>
        </text:list-item>
        <text:list-item>
          <text:p text:style-name="P98"><text:span text:style-name="T7">Requested <text:tab/>repayment terms (number of years to repay)</text:span></text:p>
        </text:list-item>
        <text:list-item>
          <text:p text:style-name="P98"><text:tab/></text:p>
        </text:list-item>
        <text:list-item>
          <text:p text:style-name="P98"><text:span text:style-name="T7">Any <text:tab/>collateral you have and a list of all existing liens against your <text:tab/>collateral</text:span></text:p>
        </text:list-item>
      </text:list>
      <text:p text:style-name="P11"/>
      <text:p text:style-name="P6"><text:span text:style-name="T9">For Raising Capital from Investors</text:span></text:p>
      <text:p text:style-name="P13"/>
      <text:p text:style-name="P6"><text:soft-page-break/><text:span text:style-name="T7">Investors are looking for dramatic growth, and they expect to share in the rewards. If the business plan is for investors, include:</text:span></text:p>
      <text:list xml:id="list3836079694063578971" text:style-name="WWNum21">
        <text:list-item>
          <text:p text:style-name="P99"><text:tab/></text:p>
        </text:list-item>
        <text:list-item>
          <text:p text:style-name="P99"><text:span text:style-name="T7">Investment <text:tab/>amount you need short-term</text:span></text:p>
        </text:list-item>
        <text:list-item>
          <text:p text:style-name="P99"><text:tab/></text:p>
        </text:list-item>
        <text:list-item>
          <text:p text:style-name="P99"><text:span text:style-name="T7">Investment <text:tab/>amount you’ll need in two to five years</text:span></text:p>
        </text:list-item>
        <text:list-item>
          <text:p text:style-name="P99"><text:tab/></text:p>
        </text:list-item>
        <text:list-item>
          <text:p text:style-name="P99"><text:span text:style-name="T7">How <text:tab/>you’ll use the money and how that will help your business grow </text:span><text:tab/></text:p>
        </text:list-item>
        <text:list-item>
          <text:p text:style-name="P99"><text:tab/></text:p>
        </text:list-item>
        <text:list-item>
          <text:p text:style-name="P99"><text:span text:style-name="T7">Estimated <text:tab/>return on investment</text:span></text:p>
        </text:list-item>
        <text:list-item>
          <text:p text:style-name="P99"><text:tab/></text:p>
        </text:list-item>
        <text:list-item>
          <text:p text:style-name="P99"><text:span text:style-name="T7">Exit <text:tab/>strategy for investors (buyback, sale or IPO)</text:span></text:p>
        </text:list-item>
        <text:list-item>
          <text:p text:style-name="P99"><text:tab/></text:p>
        </text:list-item>
        <text:list-item>
          <text:p text:style-name="P99"><text:span text:style-name="T7">Percentage <text:tab/>of ownership you will give investors</text:span></text:p>
        </text:list-item>
        <text:list-item>
          <text:p text:style-name="P99"><text:tab/></text:p>
        </text:list-item>
        <text:list-item>
          <text:p text:style-name="P99"><text:span text:style-name="T7">Milestones <text:tab/>or conditions you will accept</text:span></text:p>
        </text:list-item>
        <text:list-item>
          <text:p text:style-name="P99"><text:tab/></text:p>
        </text:list-item>
        <text:list-item>
          <text:p text:style-name="P99"><text:span text:style-name="T7">Financial <text:tab/>reporting you will provide to investors</text:span></text:p>
        </text:list-item>
        <text:list-item>
          <text:p text:style-name="P99"><text:tab/></text:p>
        </text:list-item>
        <text:list-item>
          <text:p text:style-name="P99"><text:span text:style-name="T7">How <text:tab/>involved investors will be on the board or in management</text:span></text:p>
        </text:list-item>
      </text:list>
      <text:p text:style-name="P11"/>
      <text:list xml:id="list6395658205394994136" text:style-name="WWNum82">
        <text:list-item>
          <text:p text:style-name="P100"><text:tab/></text:p>
        </text:list-item>
        <text:list-item>
          <text:p text:style-name="P100"><text:span text:style-name="T11">For a Manufacturing Business </text:span><text:tab/></text:p>
        </text:list-item>
        <text:list-item>
          <text:p text:style-name="P100"><text:tab/></text:p>
        </text:list-item>
      </text:list>
      <text:list xml:id="list4295186852930767789" text:style-name="WWNum6">
        <text:list-item>
          <text:p text:style-name="P101"><text:tab/></text:p>
        </text:list-item>
        <text:list-item>
          <text:p text:style-name="P101"><text:span text:style-name="T7">Explain <text:tab/>the operations involved in manufacturing your product/s.</text:span></text:p>
        </text:list-item>
        <text:list-item>
          <text:p text:style-name="P101"><text:tab/></text:p>
        </text:list-item>
        <text:list-item>
          <text:p text:style-name="P101"><text:span text:style-name="T7">What <text:tab/>equipment is needed? What <text:tab/>are the production/capacity limits of the equipment?</text:span></text:p>
        </text:list-item>
        <text:list-item>
          <text:p text:style-name="P101"><text:soft-page-break/><text:tab/></text:p>
        </text:list-item>
        <text:list-item>
          <text:p text:style-name="P101"><text:span text:style-name="T7">What <text:tab/>are the production/capacity limits of the proposed physical plant?</text:span></text:p>
        </text:list-item>
        <text:list-item>
          <text:p text:style-name="P101"><text:tab/></text:p>
        </text:list-item>
        <text:list-item>
          <text:p text:style-name="P101"><text:span text:style-name="T7">Is <text:tab/>specialized labor needed? </text:span><text:tab/></text:p>
        </text:list-item>
        <text:list-item>
          <text:p text:style-name="P101"><text:tab/></text:p>
        </text:list-item>
        <text:list-item>
          <text:p text:style-name="P101"><text:span text:style-name="T7">What <text:tab/>raw materials do you need for manufacturing? Are there any special <text:tab/>requirements for storing these? </text:span><text:tab/></text:p>
        </text:list-item>
        <text:list-item>
          <text:p text:style-name="P101"><text:tab/></text:p>
        </text:list-item>
        <text:list-item>
          <text:p text:style-name="P101"><text:span text:style-name="T7">What <text:tab/>quality control procedures will you use? </text:span><text:tab/></text:p>
        </text:list-item>
        <text:list-item>
          <text:p text:style-name="P101"><text:tab/></text:p>
        </text:list-item>
        <text:list-item>
          <text:p text:style-name="P101"><text:span text:style-name="T7">How <text:tab/>will you manage inventory levels?</text:span></text:p>
        </text:list-item>
        <text:list-item>
          <text:p text:style-name="P101"><text:tab/></text:p>
        </text:list-item>
        <text:list-item>
          <text:p text:style-name="P101"><text:span text:style-name="T7">What <text:tab/>is your supply chain?</text:span></text:p>
        </text:list-item>
        <text:list-item>
          <text:p text:style-name="P101"><text:tab/></text:p>
        </text:list-item>
        <text:list-item>
          <text:p text:style-name="P101"><text:span text:style-name="T7">Explain <text:tab/>any new products you’re developing, or products you plan to begin <text:tab/>developing after startup. </text:span><text:tab/></text:p>
        </text:list-item>
      </text:list>
      <text:list xml:id="list6682780554494128390" text:style-name="WWNum89">
        <text:list-item>
          <text:p text:style-name="P102"><text:tab/></text:p>
        </text:list-item>
        <text:list-item>
          <text:p text:style-name="P102"><text:tab/></text:p>
        </text:list-item>
        <text:list-item>
          <text:p text:style-name="P102"><text:span text:style-name="T11">For a Service Business </text:span><text:tab/></text:p>
        </text:list-item>
        <text:list-item>
          <text:p text:style-name="P102"><text:tab/></text:p>
        </text:list-item>
      </text:list>
      <text:list xml:id="list6131964294673506833" text:style-name="WWNum75">
        <text:list-item>
          <text:p text:style-name="P103"><text:tab/></text:p>
        </text:list-item>
        <text:list-item>
          <text:p text:style-name="P103">Explain your prices and the <text:tab/>methods used to set them. <text:tab/></text:p>
        </text:list-item>
        <text:list-item>
          <text:p text:style-name="P103"><text:tab/></text:p>
        </text:list-item>
        <text:list-item>
          <text:p text:style-name="P103"><text:span text:style-name="T7">What <text:tab/>systems and processes will you use for ensuring consistent delivery <text:tab/>of services? </text:span><text:tab/></text:p>
        </text:list-item>
        <text:list-item>
          <text:p text:style-name="P103"><text:tab/></text:p>
        </text:list-item>
        <text:list-item>
          <text:p text:style-name="P103"><text:span text:style-name="T7">What <text:tab/>quality control procedures will you use?</text:span></text:p>
        </text:list-item>
        <text:list-item>
          <text:p text:style-name="P103"><text:tab/></text:p>
        </text:list-item>
        <text:list-item>
          <text:p text:style-name="P103"><text:span text:style-name="T7">How <text:tab/>will you measure employee productivity?</text:span></text:p>
        </text:list-item>
        <text:list-item>
          <text:p text:style-name="P103"><text:tab/></text:p>
        </text:list-item>
        <text:list-item>
          <text:p text:style-name="P103"><text:soft-page-break/><text:span text:style-name="T7">Will <text:tab/>you subcontract any work to other businesses? If so, what percentage <text:tab/>of work will be subcontracted? Will you make a profit on <text:tab/>subcontracting?</text:span></text:p>
        </text:list-item>
        <text:list-item>
          <text:p text:style-name="P103"><text:tab/></text:p>
        </text:list-item>
        <text:list-item>
          <text:p text:style-name="P103"><text:span text:style-name="T7">Explain <text:tab/>your credit, payment and collections policies and procedures. </text:span><text:tab/></text:p>
        </text:list-item>
        <text:list-item>
          <text:p text:style-name="P103"><text:tab/></text:p>
        </text:list-item>
        <text:list-item>
          <text:p text:style-name="P103"><text:span text:style-name="T7">How <text:tab/>will you maintain your client base and get long-term contracts? </text:span><text:tab/></text:p>
        </text:list-item>
        <text:list-item>
          <text:p text:style-name="P103"><text:tab/></text:p>
        </text:list-item>
        <text:list-item>
          <text:p text:style-name="P103"><text:span text:style-name="T7">Explain <text:tab/>any new services you’re developing or services you plan to add <text:tab/>after startup. </text:span><text:tab/></text:p>
        </text:list-item>
      </text:list>
      <text:list xml:id="list8031679341735990225" text:style-name="WWNum88">
        <text:list-item>
          <text:p text:style-name="P104"><text:tab/></text:p>
        </text:list-item>
        <text:list-item>
          <text:p text:style-name="P104"><text:span text:style-name="T11">For a Retail Business</text:span></text:p>
        </text:list-item>
        <text:list-item>
          <text:p text:style-name="P104"><text:tab/></text:p>
        </text:list-item>
      </text:list>
      <text:list xml:id="list8039970990343250686" text:style-name="WWNum73">
        <text:list-item>
          <text:p text:style-name="P105"><text:tab/></text:p>
        </text:list-item>
        <text:list-item>
          <text:p text:style-name="P105"><text:span text:style-name="T7">List <text:tab/>specific brands you plan to carry that will give you a competitive <text:tab/>advantage.</text:span></text:p>
        </text:list-item>
        <text:list-item>
          <text:p text:style-name="P105"><text:tab/></text:p>
        </text:list-item>
        <text:list-item>
          <text:p text:style-name="P105"><text:span text:style-name="T7">How <text:tab/>will you manage inventory? What inventory management software will <text:tab/>you use?</text:span></text:p>
        </text:list-item>
        <text:list-item>
          <text:p text:style-name="P105"><text:tab/></text:p>
        </text:list-item>
        <text:list-item>
          <text:p text:style-name="P105"><text:span text:style-name="T7">What <text:tab/>forms of payment will you accept? What payment processing service <text:tab/>will you use? </text:span><text:tab/></text:p>
        </text:list-item>
        <text:list-item>
          <text:p text:style-name="P105"><text:tab/></text:p>
        </text:list-item>
        <text:list-item>
          <text:p text:style-name="P105"><text:span text:style-name="T7">What <text:tab/>point-of-sale software and hardware will you use? </text:span><text:tab/></text:p>
        </text:list-item>
        <text:list-item>
          <text:p text:style-name="P105"><text:tab/></text:p>
        </text:list-item>
        <text:list-item>
          <text:p text:style-name="P105"><text:span text:style-name="T7">Explain <text:tab/>your markup policies. Your prices should be profitable, competitive <text:tab/>and in line with your brand. </text:span><text:tab/></text:p>
        </text:list-item>
        <text:list-item>
          <text:p text:style-name="P105"><text:tab/></text:p>
        </text:list-item>
        <text:list-item>
          <text:p text:style-name="P105"><text:span text:style-name="T7">Initial <text:tab/>inventory level: Find the industry average annual inventory turnover <text:tab/>rate (available in the</text:span><text:a xlink:type="simple" xlink:href="http://www.rmahq.org/publications-and-tools/" text:style-name="Internet_20_link" text:visited-style-name="Visited_20_Internet_20_Link"><text:span text:style-name="T7"> </text:span></text:a><text:a xlink:type="simple" xlink:href="http://www.rmahq.org/publications-and-tools/" text:style-name="Internet_20_link" text:visited-style-name="Visited_20_Internet_20_Link"><text:span text:style-name="T4">RMA</text:span></text:a><text:span text:style-name="T7"> <text:tab/>book). Multiply your initial inventory investment by the average <text:tab/>turnover rate. The result should be at least equal to your projected <text:tab/>first year's cost of goods sold. If not, you may need to budget more <text:tab/>for startup inventory.</text:span></text:p>
        </text:list-item>
        <text:list-item>
          <text:p text:style-name="P105"><text:tab/></text:p>
        </text:list-item>
        <text:list-item>
          <text:p text:style-name="P105"><text:span text:style-name="T7">What <text:tab/>are your customer service policies? </text:span><text:tab/></text:p>
        </text:list-item>
        <text:list-item>
          <text:p text:style-name="P105"><text:tab/></text:p>
        </text:list-item>
        <text:list-item>
          <text:p text:style-name="P105"><text:span text:style-name="T7">How <text:tab/>will you handle returns and exchanges? </text:span><text:tab/></text:p>
        </text:list-item>
        <text:list-item>
          <text:p text:style-name="P105"><text:tab/></text:p>
        </text:list-item>
        <text:list-item>
          <text:p text:style-name="P105"><text:soft-page-break/><text:span text:style-name="T7">Will <text:tab/>your retail store also have an ecommerce site, or is one planned for <text:tab/>the future? </text:span><text:tab/></text:p>
        </text:list-item>
      </text:list>
      <text:list xml:id="list3263921139621187304" text:style-name="WWNum3">
        <text:list-item>
          <text:p text:style-name="P106"><text:tab/></text:p>
        </text:list-item>
        <text:list-item>
          <text:p text:style-name="P106"><text:tab/></text:p>
        </text:list-item>
        <text:list-item>
          <text:p text:style-name="P106"><text:span text:style-name="T11">For an Ecommerce Business </text:span><text:tab/></text:p>
        </text:list-item>
        <text:list-item>
          <text:p text:style-name="P106"><text:tab/></text:p>
        </text:list-item>
      </text:list>
      <text:list xml:id="list812285957250177357" text:style-name="WWNum49">
        <text:list-item>
          <text:p text:style-name="P107"><text:tab/></text:p>
        </text:list-item>
        <text:list-item>
          <text:p text:style-name="P107">Will you sell a physical product, <text:tab/>a service, a digital product (such as eBooks) or some combination of <text:tab/>these?</text:p>
        </text:list-item>
        <text:list-item>
          <text:p text:style-name="P107"><text:tab/></text:p>
        </text:list-item>
        <text:list-item>
          <text:p text:style-name="P107">If you’re selling physical <text:tab/>products, how will you brand and package them?</text:p>
        </text:list-item>
        <text:list-item>
          <text:p text:style-name="P107"><text:tab/></text:p>
        </text:list-item>
        <text:list-item>
          <text:p text:style-name="P107">Will you sell on your own website, <text:tab/>online marketplaces (such as Amazon) or both?</text:p>
        </text:list-item>
      </text:list>
      <text:list xml:id="list4179809271613237254" text:style-name="WWNum50">
        <text:list-item>
          <text:p text:style-name="P108"><text:tab/></text:p>
        </text:list-item>
        <text:list-item>
          <text:p text:style-name="P108">What technology providers and <text:tab/>platforms will you use to run your ecommerce site?</text:p>
        </text:list-item>
        <text:list-item>
          <text:p text:style-name="P108"><text:tab/></text:p>
          <text:list>
            <text:list-item>
              <text:p text:style-name="P139"><text:tab/><text:tab/></text:p>
            </text:list-item>
            <text:list-item>
              <text:p text:style-name="P139">Web hosting service</text:p>
            </text:list-item>
            <text:list-item>
              <text:p text:style-name="P139"><text:tab/></text:p>
            </text:list-item>
          </text:list>
        </text:list-item>
      </text:list>
      <text:list xml:id="list5608434644115621132" text:style-name="WWNum71">
        <text:list-item>
          <text:p text:style-name="P109"><text:tab/></text:p>
        </text:list-item>
        <text:list-item>
          <text:p text:style-name="P109">Web design service</text:p>
        </text:list-item>
      </text:list>
      <text:list xml:id="list7975490073303507742" text:style-name="WWNum86">
        <text:list-item>
          <text:p text:style-name="P110"><text:tab/></text:p>
        </text:list-item>
        <text:list-item>
          <text:p text:style-name="P110">Shopping cart provider</text:p>
        </text:list-item>
        <text:list-item>
          <text:p text:style-name="P110"><text:tab/></text:p>
        </text:list-item>
        <text:list-item>
          <text:p text:style-name="P110">Payment processing service</text:p>
        </text:list-item>
        <text:list-item>
          <text:p text:style-name="P110"><text:tab/></text:p>
        </text:list-item>
        <text:list-item>
          <text:p text:style-name="P110">Fulfillment &amp; shipping <text:tab/>services</text:p>
        </text:list-item>
        <text:list-item>
          <text:p text:style-name="P110"><text:tab/></text:p>
        </text:list-item>
        <text:list-item>
          <text:p text:style-name="P110">Email marketing services <text:tab/></text:p>
        </text:list-item>
      </text:list>
      <text:list xml:id="list2546691870873711540" text:style-name="WWNum68">
        <text:list-item>
          <text:p text:style-name="P111"><text:soft-page-break/><text:tab/></text:p>
        </text:list-item>
        <text:list-item>
          <text:p text:style-name="P111">Can the solutions you’ve chosen <text:tab/>quickly scale up or down as needed?</text:p>
        </text:list-item>
        <text:list-item>
          <text:p text:style-name="P111"><text:tab/></text:p>
        </text:list-item>
        <text:list-item>
          <text:p text:style-name="P111">Where will you get your products? <text:tab/>Will you manufacture them in-house, buy them from manufacturers or <text:tab/>use drop shippers? <text:tab/></text:p>
        </text:list-item>
        <text:list-item>
          <text:p text:style-name="P111"><text:tab/></text:p>
        </text:list-item>
        <text:list-item>
          <text:p text:style-name="P111">How will you handle returns and <text:tab/>exchanges? <text:tab/></text:p>
        </text:list-item>
        <text:list-item>
          <text:p text:style-name="P111"><text:tab/></text:p>
        </text:list-item>
        <text:list-item>
          <text:p text:style-name="P111"><text:span text:style-name="T7">What <text:tab/>are your customer service policies? How will you provide customer <text:tab/>service? </text:span><text:tab/></text:p>
        </text:list-item>
        <text:list-item>
          <text:p text:style-name="P111"><text:tab/></text:p>
        </text:list-item>
        <text:list-item>
          <text:p text:style-name="P111">Will you use any proprietary <text:tab/>technology of your own and if so, what advantages does that give <text:tab/>you? <text:tab/></text:p>
        </text:list-item>
      </text:list>
      <text:list xml:id="list4853511889084703230" text:style-name="WWNum39">
        <text:list-item>
          <text:p text:style-name="P112"><text:tab/></text:p>
        </text:list-item>
      </text:list>
      <text:p text:style-name="P6"><text:span text:style-name="T9">For a Software or SaaS business</text:span></text:p>
      <text:p text:style-name="P13"/>
      <text:list xml:id="list4415687253625103760" text:style-name="WWNum90">
        <text:list-item>
          <text:p text:style-name="P113"><text:tab/></text:p>
        </text:list-item>
        <text:list-item>
          <text:p text:style-name="P113"><text:span text:style-name="T7">What <text:tab/>is your pricing structure? Will you use a free trial, “freemium” <text:tab/>or paid business model? </text:span><text:tab/></text:p>
        </text:list-item>
        <text:list-item>
          <text:p text:style-name="P113"><text:tab/></text:p>
        </text:list-item>
        <text:list-item>
          <text:p text:style-name="P113"><text:span text:style-name="T7">If <text:tab/>you offer free services or a free trial option, how will you upsell <text:tab/>customers to a payment model? What percentage of customers are <text:tab/>expected to become paying customers? </text:span><text:tab/></text:p>
        </text:list-item>
        <text:list-item>
          <text:p text:style-name="P113"><text:tab/></text:p>
        </text:list-item>
        <text:list-item>
          <text:p text:style-name="P113"><text:span text:style-name="T7">Have <text:tab/>you tested your software? Are any “early adopters” already using <text:tab/>the product? </text:span><text:tab/></text:p>
        </text:list-item>
        <text:list-item>
          <text:p text:style-name="P113"><text:tab/></text:p>
        </text:list-item>
        <text:list-item>
          <text:p text:style-name="P113"><text:span text:style-name="T7">How <text:tab/>will you encourage long-term contracts in order to create recurring <text:tab/>revenues? </text:span><text:tab/></text:p>
        </text:list-item>
        <text:list-item>
          <text:p text:style-name="P113"><text:tab/></text:p>
        </text:list-item>
        <text:list-item>
          <text:p text:style-name="P113"><text:span text:style-name="T7">How <text:tab/>will you manage rapidly changing markets, technologies and costs?</text:span></text:p>
        </text:list-item>
        <text:list-item>
          <text:p text:style-name="P113"><text:tab/></text:p>
        </text:list-item>
        <text:list-item>
          <text:p text:style-name="P113"><text:span text:style-name="T7">How <text:tab/>will you keep your company competitive?</text:span></text:p>
        </text:list-item>
        <text:list-item>
          <text:p text:style-name="P113"><text:tab/></text:p>
        </text:list-item>
        <text:list-item>
          <text:p text:style-name="P113"><text:span text:style-name="T7">Will <text:tab/>you use in-house developers or outsource this function? </text:span><text:tab/></text:p>
        </text:list-item>
        <text:list-item>
          <text:p text:style-name="P113"><text:soft-page-break/><text:tab/></text:p>
        </text:list-item>
        <text:list-item>
          <text:p text:style-name="P113"><text:span text:style-name="T7">How <text:tab/>will you provide customer support? </text:span><text:tab/></text:p>
        </text:list-item>
        <text:list-item>
          <text:p text:style-name="P113"><text:tab/></text:p>
        </text:list-item>
        <text:list-item>
          <text:p text:style-name="P113"><text:span text:style-name="T7">How <text:tab/>will you retain key personnel? </text:span><text:tab/></text:p>
        </text:list-item>
        <text:list-item>
          <text:p text:style-name="P113"><text:tab/></text:p>
        </text:list-item>
        <text:list-item>
          <text:p text:style-name="P113"><text:span text:style-name="T7">Are <text:tab/>you using any proprietary or exclusive software that will give you a <text:tab/>competitive edge?</text:span></text:p>
        </text:list-item>
        <text:list-item>
          <text:p text:style-name="P113"><text:tab/></text:p>
        </text:list-item>
        <text:list-item>
          <text:p text:style-name="P113"><text:span text:style-name="T7">How <text:tab/>will you protect your intellectual property? </text:span><text:tab/></text:p>
        </text:list-item>
        <text:list-item>
          <text:p text:style-name="P113"><text:tab/></text:p>
        </text:list-item>
        <text:list-item>
          <text:p text:style-name="P113"><text:span text:style-name="T7">What <text:tab/>additional products or updates to current products are you planning <text:tab/>after launch? </text:span><text:tab/></text:p>
        </text:list-item>
      </text:list>
      <text:p text:style-name="P6"/>
      <text:list xml:id="list7662354101206737210" text:style-name="WWNum26">
        <text:list-item>
          <text:p text:style-name="P114"><text:tab/></text:p>
        </text:list-item>
        <text:list-item>
          <text:p text:style-name="P177"><text:bookmark text:name="_ncvjvtd6quu"/><text:span text:style-name="T6"><text:tab/>Now That You’re (Almost) Finished . . .</text:span></text:p>
        </text:list-item>
        <text:list-item>
          <text:p text:style-name="P114"><text:tab/></text:p>
        </text:list-item>
        <text:list-item>
          <text:p text:style-name="P114"><text:tab/></text:p>
        </text:list-item>
        <text:list-item>
          <text:p text:style-name="P114">Remember to go back, and complete <text:tab/>the Executive Summary. <text:tab/></text:p>
        </text:list-item>
        <text:list-item>
          <text:p text:style-name="P114"><text:tab/></text:p>
        </text:list-item>
        <text:list-item>
          <text:p text:style-name="P114"><text:tab/></text:p>
        </text:list-item>
        <text:list-item>
          <text:p text:style-name="P114"><text:span text:style-name="T12">After you’ve filled out all <text:tab/>the worksheets and executive summary, print them out and you have a <text:tab/>business plan. Work with a</text:span><text:a xlink:type="simple" xlink:href="http://www.score.org/find-mentor" text:style-name="Internet_20_link" text:visited-style-name="Visited_20_Internet_20_Link"><text:span text:style-name="T12"> </text:span></text:a><text:a xlink:type="simple" xlink:href="http://www.score.org/find-mentor" text:style-name="Internet_20_link" text:visited-style-name="Visited_20_Internet_20_Link"><text:span text:style-name="T3">SCORE <text:tab/>mentor</text:span></text:a><text:span text:style-name="T12"> to review and refine your plan. </text:span><text:tab/></text:p>
        </text:list-item>
        <text:list-item>
          <text:p text:style-name="P114"><text:tab/></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9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0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65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6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6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6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6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6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6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7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67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8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8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8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8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0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1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1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1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1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2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2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2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2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2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2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2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61" meta:paragraph-count="2203" meta:word-count="9303" meta:character-count="56427" meta:non-whitespace-character-count="42766"/>
    <meta:generator>LibreOfficeDev/5.1.0.3$Linux_X86_64 LibreOffice_project/</meta:generator>
  </office:meta>
</office:document-meta>
</file>